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56cm"/>
    </style:style>
    <style:style style:name="gr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808080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0.6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5cm" fo:min-width="0.643cm"/>
    </style:style>
    <style:style style:name="gr13" style:family="graphic" style:parent-style-name="standard">
      <style:graphic-properties draw:stroke="none" svg:stroke-color="#000000" draw:fill="none" draw:fill-color="#ffffff" fo:min-height="1.905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stroke="none" svg:stroke-color="#000000" draw:fill="none" draw:fill-color="#ffffff" fo:min-height="0.331cm"/>
    </style:style>
    <style:style style:name="gr16" style:family="graphic" style:parent-style-name="standard">
      <style:graphic-properties draw:stroke="none" svg:stroke-color="#000000" draw:fill="none" draw:fill-color="#ffffff" fo:min-height="0.635cm"/>
    </style:style>
    <style:style style:name="gr17" style:family="graphic" style:parent-style-name="standard">
      <style:graphic-properties draw:stroke="none" svg:stroke-color="#000000" draw:fill="none" draw:fill-color="#ffffff" fo:min-height="1.016cm"/>
    </style:style>
    <style:style style:name="gr18" style:family="graphic" style:parent-style-name="standard">
      <style:graphic-properties draw:stroke="none" svg:stroke-color="#000000" draw:fill="none" draw:fill-color="#ffffff" fo:min-height="0.381cm"/>
    </style:style>
    <style:style style:name="gr19" style:family="graphic" style:parent-style-name="standard">
      <style:graphic-properties draw:stroke="none" svg:stroke-color="#000000" draw:fill="none" draw:fill-color="#ffffff" fo:min-height="0.127cm"/>
    </style:style>
    <style:style style:name="gr20" style:family="graphic" style:parent-style-name="standard">
      <style:graphic-properties draw:stroke="none" svg:stroke-color="#000000" draw:fill="none" draw:fill-color="#ffffff" fo:min-height="0.683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4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151cm"/>
    </style:style>
    <style:style style:name="gr26" style:family="graphic" style:parent-style-name="standard">
      <style:graphic-properties draw:stroke="none" svg:stroke-color="#000000" draw:fill="none" draw:fill-color="#ffffff" fo:min-height="0.254cm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151cm"/>
    </style:style>
    <style:style style:name="gr29" style:family="graphic" style:parent-style-name="standard">
      <style:graphic-properties draw:stroke="none" svg:stroke-color="#000000" draw:fill="none" draw:fill-color="#ffffff" fo:min-height="0.3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1.1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0.459cm"/>
    </style:style>
    <style:style style:name="gr32" style:family="graphic" style:parent-style-name="standard">
      <style:graphic-properties draw:stroke="none" svg:stroke-color="#000000" draw:fill="none" draw:fill-color="#ffffff" fo:min-height="0.7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cm"/>
    </style:style>
    <style:style style:name="gr34" style:family="graphic" style:parent-style-name="standard">
      <style:graphic-properties draw:stroke="none" svg:stroke-color="#000000" draw:fill="none" draw:fill-color="#ffffff" fo:min-height="0.4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88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86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5cm" fo:min-width="12.482cm"/>
    </style:style>
    <style:style style:name="gr40" style:family="graphic" style:parent-style-name="standard">
      <style:graphic-properties draw:stroke="none" svg:stroke-color="#000000" draw:fill="none" draw:fill-color="#ffffff" fo:min-height="0.508cm"/>
    </style:style>
    <style:style style:name="gr41" style:family="graphic" style:parent-style-name="standard">
      <style:graphic-properties draw:stroke="none" svg:stroke-color="#000000" draw:fill="none" draw:fill-color="#ffffff" fo:min-height="2.331cm"/>
    </style:style>
    <style:style style:name="gr42" style:family="graphic" style:parent-style-name="standard">
      <style:graphic-properties draw:stroke="none" svg:stroke-color="#000000" draw:fill="none" draw:fill-color="#ffffff" fo:min-height="3.634cm"/>
    </style:style>
    <style:style style:name="gr43" style:family="graphic" style:parent-style-name="standard">
      <style:graphic-properties draw:stroke="none" svg:stroke-color="#000000" draw:fill="none" draw:fill-color="#ffffff" fo:min-height="1.234cm"/>
    </style:style>
    <style:style style:name="gr44" style:family="graphic" style:parent-style-name="standard">
      <style:graphic-properties draw:stroke="none" svg:stroke-color="#000000" draw:fill="none" draw:fill-color="#ffffff" fo:min-height="1.507cm"/>
    </style:style>
    <style:style style:name="gr45" style:family="graphic" style:parent-style-name="standard">
      <style:graphic-properties draw:stroke="none" svg:stroke-color="#000000" draw:fill="none" draw:fill-color="#ffffff" fo:min-height="1.311cm"/>
    </style:style>
    <style:style style:name="gr4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0.5pt" style:font-size-asian="10.5pt" style:font-size-complex="10.5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line-height="150%" fo:text-align="center"/>
    </style:style>
    <style:style style:name="P20" style:family="paragraph">
      <style:paragraph-properties fo:line-height="150%" fo:text-align="center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size="43.2000007629395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size="27.7999992370605pt"/>
    </style:style>
    <style:style style:name="P23" style:family="paragraph">
      <style:text-properties fo:font-size="27.7999992370605pt"/>
    </style:style>
    <style:style style:name="P24" style:family="paragraph">
      <style:paragraph-properties fo:text-align="center"/>
      <style:text-properties fo:font-size="27.7000007629395pt" style:font-size-asian="27.7000007629395pt" style:font-size-complex="27.7000007629395pt"/>
    </style:style>
    <style:style style:name="P2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8pt"/>
    </style:style>
    <style:style style:name="T13" style:family="text">
      <style:text-properties fo:font-size="27.7999992370605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7.7000007629395pt" style:font-size-asian="27.7000007629395pt" style:font-size-complex="27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0.962cm" svg:x="8.89cm" svg:y="1.891cm">
          <draw:text-box>
            <text:p text:style-name="P1"><text:span text:style-name="T1">Under 5 Specification Flow Diagram</text:span></text:p>
          </draw:text-box>
        </draw:frame>
        <draw:custom-shape draw:style-name="gr2" draw:text-style-name="P3" xml:id="id3" draw:id="id3" draw:layer="layout" svg:width="2.703cm" svg:height="1.289cm" svg:x="4.81cm" svg:y="4.302cm">
          <text:p text:style-name="P1"><text:span text:style-name="T2">Given a logged </text:span></text:p>
          <text:p text:style-name="P1"><text:span text:style-name="T2">in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556cm" svg:height="0.812cm" svg:x="10.187cm" svg:y="6.072cm">
          <text:p text:style-name="P4"><text:span text:style-name="T3">Select a task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4" draw:id="id4" draw:layer="layout" svg:width="2.667cm" svg:height="1.397cm" svg:x="18.11cm" svg:y="7.096cm">
          <text:p text:style-name="P5"><text:span text:style-name="T4">Set d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1" draw:id="id1" draw:layer="layout" svg:width="2.894cm" svg:height="1.016cm" svg:x="24.244cm" svg:y="7.223cm">
          <text:p text:style-name="P4"><text:span text:style-name="T3">Set new d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25.691cm" svg:y1="7.223cm" svg:x2="13.381cm" svg:y2="6.478cm" draw:start-shape="id1" draw:start-glue-point="4" draw:end-shape="id2" draw:end-glue-point="9" svg:d="m25691 7223v-745h-12310">
          <text:p/>
        </draw:connector>
        <draw:frame draw:style-name="gr5" draw:text-style-name="P6" draw:layer="layout" svg:width="1.196cm" svg:height="0.725cm" svg:x="25.511cm" svg:y="6.498cm">
          <draw:text-box>
            <text:p text:style-name="P6"><text:span text:style-name="T3">Yes</text:span></text:p>
          </draw:text-box>
        </draw:frame>
        <draw:custom-shape draw:style-name="gr3" draw:text-style-name="P4" xml:id="id5" draw:id="id5" draw:layer="layout" svg:width="3.937cm" svg:height="2.032cm" svg:x="17.483cm" svg:y="10.779cm">
          <text:p text:style-name="P4"><text:span text:style-name="T3">Find </text:span></text:p>
          <text:p text:style-name="P4"><text:span text:style-name="T3">or register</text:span></text:p>
          <text:p text:style-name="P4"><text:span text:style-name="T3">pat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1.044cm" svg:height="0.725cm" svg:x="21.212cm" svg:y="7.223cm">
          <draw:text-box>
            <text:p text:style-name="P6"><text:span text:style-name="T3">No</text:span></text:p>
          </draw:text-box>
        </draw:frame>
        <draw:connector draw:style-name="gr4" draw:text-style-name="P1" draw:layer="layout" svg:x1="7.513cm" svg:y1="4.947cm" svg:x2="11.965cm" svg:y2="6.072cm" draw:start-shape="id3" draw:start-glue-point="10" draw:end-shape="id2" draw:end-glue-point="5" svg:d="m7513 4947h4452v1125">
          <text:p/>
        </draw:connector>
        <draw:connector draw:style-name="gr4" draw:text-style-name="P1" draw:layer="layout" svg:x1="11.965cm" svg:y1="6.884cm" svg:x2="18.11cm" svg:y2="7.795cm" draw:start-shape="id2" draw:start-glue-point="8" draw:end-shape="id4" draw:end-glue-point="5" svg:d="m11965 6884v911h6145">
          <text:p/>
        </draw:connector>
        <draw:custom-shape draw:style-name="gr3" draw:text-style-name="P4" xml:id="id7" draw:id="id7" draw:layer="layout" svg:width="2.978cm" svg:height="2.338cm" svg:x="13.016cm" svg:y="10.627cm">
          <text:p text:style-name="P4"><text:span text:style-name="T3">Select</text:span></text:p>
          <text:p text:style-name="P4"><text:span text:style-name="T3">Existing</text:span></text:p>
          <text:p text:style-name="P4"><text:span text:style-name="T3">pat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1.196cm" svg:height="0.725cm" svg:x="16.367cm" svg:y="11.197cm">
          <draw:text-box>
            <text:p text:style-name="P6"><text:span text:style-name="T3">Yes</text:span></text:p>
          </draw:text-box>
        </draw:frame>
        <draw:custom-shape draw:style-name="gr6" draw:text-style-name="P7" xml:id="id6" draw:id="id6" draw:layer="layout" svg:width="2.413cm" svg:height="1.016cm" svg:x="24.495cm" svg:y="11.287cm">
          <text:p text:style-name="P4"><text:span text:style-name="T5">Log ou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21.42cm" svg:y1="11.795cm" svg:x2="24.495cm" svg:y2="11.795cm" draw:start-shape="id5" draw:start-glue-point="7" draw:end-shape="id6" draw:end-glue-point="5" svg:d="m21420 11795h3075">
          <text:p/>
        </draw:connector>
        <draw:custom-shape draw:style-name="gr3" draw:text-style-name="P5" xml:id="id8" draw:id="id8" draw:layer="layout" svg:width="2.407cm" svg:height="2.159cm" svg:x="13.302cm" svg:y="17.074cm">
          <text:p text:style-name="P5"><text:span text:style-name="T4">Register </text:span></text:p>
          <text:p text:style-name="P5"><text:span text:style-name="T4">new </text:span></text:p>
          <text:p text:style-name="P5"><text:span text:style-name="T4">Pat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4.505cm" svg:y1="12.965cm" svg:x2="14.506cm" svg:y2="17.074cm" draw:start-shape="id7" draw:start-glue-point="6" draw:end-shape="id8" draw:end-glue-point="4" svg:d="m14505 12965v2055h1v2054">
          <text:p/>
        </draw:connector>
        <draw:frame draw:style-name="gr5" draw:text-style-name="P6" draw:layer="layout" svg:width="1.044cm" svg:height="0.725cm" svg:x="22.082cm" svg:y="11.239cm">
          <draw:text-box>
            <text:p text:style-name="P6"><text:span text:style-name="T3">No</text:span></text:p>
          </draw:text-box>
        </draw:frame>
        <draw:frame draw:style-name="gr7" draw:text-style-name="P8" draw:layer="layout" svg:width="0.997cm" svg:height="0.683cm" svg:x="14.481cm" svg:y="13.192cm">
          <draw:text-box>
            <text:p><text:span text:style-name="T6">No</text:span></text:p>
          </draw:text-box>
        </draw:frame>
        <draw:custom-shape draw:style-name="gr3" draw:text-style-name="P4" xml:id="id13" draw:id="id13" draw:layer="layout" svg:width="3.159cm" svg:height="1.243cm" svg:x="7.088cm" svg:y="11.16cm">
          <text:p text:style-name="P4"><text:span text:style-name="T3">Patient </text:span></text:p>
          <text:p text:style-name="P4"><text:span text:style-name="T3">Dashboa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6" draw:layer="layout" svg:width="1.196cm" svg:height="0.725cm" svg:x="11.795cm" svg:y="11.197cm">
          <draw:text-box>
            <text:p text:style-name="P6"><text:span text:style-name="T3">Yes</text:span></text:p>
          </draw:text-box>
        </draw:frame>
        <draw:custom-shape draw:style-name="gr3" draw:text-style-name="P4" xml:id="id14" draw:id="id14" draw:layer="layout" svg:width="3.265cm" svg:height="2.639cm" svg:x="7.025cm" svg:y="13.573cm">
          <text:p text:style-name="P4"><text:span text:style-name="T3">Handle</text:span></text:p>
          <text:p text:style-name="P4"><text:span text:style-name="T3">Immunization</text:span></text:p>
          <text:p text:style-name="P4"><text:span text:style-name="T3">Recor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5" draw:id="id15" draw:layer="layout" svg:width="3.26cm" svg:height="2.277cm" svg:x="2.343cm" svg:y="13.808cm">
          <text:p text:style-name="P5"><text:span text:style-name="T4">Handle</text:span></text:p>
          <text:p text:style-name="P5"><text:span text:style-name="T4">Immunization</text:span></text:p>
          <text:p text:style-name="P5"><text:span text:style-name="T4">Recor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.137cm" svg:height="0.683cm" svg:x="5.953cm" svg:y="14.208cm">
          <draw:text-box>
            <text:p><text:span text:style-name="T6">Yes</text:span></text:p>
          </draw:text-box>
        </draw:frame>
        <draw:custom-shape draw:style-name="gr3" draw:text-style-name="P4" xml:id="id16" draw:id="id16" draw:layer="layout" svg:width="4.318cm" svg:height="2.413cm" svg:x="6.461cm" svg:y="16.848cm">
          <text:p text:style-name="P4"><text:span text:style-name="T3">Handle</text:span></text:p>
          <text:p text:style-name="P4"><text:span text:style-name="T3">Vitamin A and</text:span></text:p>
          <text:p text:style-name="P4"><text:span text:style-name="T3">De-worm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1.108cm" svg:height="0.683cm" svg:x="8.782cm" svg:y="16.192cm">
          <draw:text-box>
            <text:p><text:span text:style-name="T6">No</text:span></text:p>
          </draw:text-box>
        </draw:frame>
        <draw:custom-shape draw:style-name="gr3" draw:text-style-name="P4" xml:id="id17" draw:id="id17" draw:layer="layout" svg:width="3.006cm" svg:height="1.949cm" svg:x="2.397cm" svg:y="17.058cm">
          <text:p text:style-name="P4"><text:span text:style-name="T3">Handle</text:span></text:p>
          <text:p text:style-name="P4"><text:span text:style-name="T3">Vitamin A and</text:span></text:p>
          <text:p text:style-name="P4"><text:span text:style-name="T3">De-worming</text:span></text:p>
          <text:p text:style-name="P4"><text:span text:style-name="T3">schedu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8" draw:layer="layout" svg:width="1.137cm" svg:height="0.683cm" svg:x="5.578cm" svg:y="17.383cm">
          <draw:text-box>
            <text:p><text:span text:style-name="T6">Yes</text:span></text:p>
          </draw:text-box>
        </draw:frame>
        <draw:custom-shape draw:style-name="gr3" draw:text-style-name="P4" xml:id="id9" draw:id="id9" draw:layer="layout" svg:width="3.746cm" svg:height="2.645cm" svg:x="6.733cm" svg:y="19.991cm">
          <text:p text:style-name="P4"><text:span text:style-name="T3">Handle</text:span></text:p>
          <text:p text:style-name="P4"><text:span text:style-name="T3">Reasons for</text:span></text:p>
          <text:p text:style-name="P4"><text:span text:style-name="T3">Special </text:span></text:p>
          <text:p text:style-name="P4"><text:span text:style-name="T3">ca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0" draw:id="id10" draw:layer="layout" svg:width="3.048cm" svg:height="1.905cm" svg:x="2.397cm" svg:y="20.377cm">
          <text:p text:style-name="P4"><text:span text:style-name="T3">Handle</text:span></text:p>
          <text:p text:style-name="P4"><text:span text:style-name="T3">Reasons for</text:span></text:p>
          <text:p text:style-name="P4"><text:span text:style-name="T3">Special c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s" svg:x1="6.733cm" svg:y1="21.314cm" svg:x2="5.445cm" svg:y2="21.33cm" draw:start-shape="id9" draw:start-glue-point="5" draw:end-shape="id10" draw:end-glue-point="7" svg:d="m6733 21314h-501l-285 16h-502">
          <text:p/>
        </draw:connector>
        <draw:custom-shape draw:style-name="gr3" draw:text-style-name="P4" xml:id="id18" draw:id="id18" draw:layer="layout" svg:width="4.699cm" svg:height="1.705cm" svg:x="6.288cm" svg:y="23.171cm">
          <text:p text:style-name="P4"><text:span text:style-name="T3">Initial new</text:span></text:p>
          <text:p text:style-name="P4"><text:span text:style-name="T3">Born recor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6" draw:layer="layout" svg:width="1.171cm" svg:height="0.725cm" svg:x="8.747cm" svg:y="22.5cm">
          <draw:text-box>
            <text:p text:style-name="P6"><text:span text:style-name="T3">No</text:span></text:p>
          </draw:text-box>
        </draw:frame>
        <draw:custom-shape draw:style-name="gr3" draw:text-style-name="P4" xml:id="id19" draw:id="id19" draw:layer="layout" svg:width="3.048cm" svg:height="1.651cm" svg:x="2.343cm" svg:y="23.144cm">
          <text:p text:style-name="P4"><text:span text:style-name="T3">Initial new</text:span></text:p>
          <text:p text:style-name="P4"><text:span text:style-name="T3">Born rec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8" draw:layer="layout" svg:width="1.137cm" svg:height="0.683cm" svg:x="5.578cm" svg:y="20.685cm">
          <draw:text-box>
            <text:p><text:span text:style-name="T6">Yes</text:span></text:p>
          </draw:text-box>
        </draw:frame>
        <draw:frame draw:style-name="gr5" draw:text-style-name="P6" draw:layer="layout" svg:width="1.196cm" svg:height="0.725cm" svg:x="5.392cm" svg:y="23.225cm">
          <draw:text-box>
            <text:p text:style-name="P6"><text:span text:style-name="T3">Yes</text:span></text:p>
          </draw:text-box>
        </draw:frame>
        <draw:custom-shape draw:style-name="gr3" draw:text-style-name="P4" xml:id="id11" draw:id="id11" draw:layer="layout" svg:width="3.81cm" svg:height="2.367cm" svg:x="6.788cm" svg:y="25.403cm">
          <text:p text:style-name="P4"><text:span text:style-name="T3">Assess </text:span></text:p>
          <text:p text:style-name="P4"><text:span text:style-name="T3">Danger Sig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6" draw:layer="layout" svg:width="1.143cm" svg:height="0.725cm" svg:x="8.747cm" svg:y="24.749cm">
          <draw:text-box>
            <text:p text:style-name="P6"><text:span text:style-name="T3">No</text:span></text:p>
          </draw:text-box>
        </draw:frame>
        <draw:custom-shape draw:style-name="gr3" draw:text-style-name="P4" xml:id="id20" draw:id="id20" draw:layer="layout" svg:width="3.048cm" svg:height="1.524cm" svg:x="2.397cm" svg:y="25.784cm">
          <text:p text:style-name="P4"><text:span text:style-name="T3">Assess </text:span></text:p>
          <text:p text:style-name="P4"><text:span text:style-name="T3">Danger Sig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2" draw:id="id12" draw:layer="layout" svg:width="3.429cm" svg:height="2.213cm" svg:x="6.969cm" svg:y="28.424cm">
          <text:p text:style-name="P4"><text:span text:style-name="T3">Family</text:span></text:p>
          <text:p text:style-name="P4"><text:span text:style-name="T3">Medical</text:span></text:p>
          <text:p text:style-name="P4"><text:span text:style-name="T3">Hist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1" draw:id="id21" draw:layer="layout" svg:width="3.048cm" svg:height="1.241cm" svg:x="2.397cm" svg:y="28.967cm">
          <text:p text:style-name="P4"><text:span text:style-name="T3">Family</text:span></text:p>
          <text:p text:style-name="P4"><text:span text:style-name="T3">Medical His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.693cm" svg:y1="27.77cm" svg:x2="8.684cm" svg:y2="28.424cm" draw:start-shape="id11" draw:start-glue-point="6" draw:end-shape="id12" draw:end-glue-point="4" svg:d="m8693 27770v327h-9v327">
          <text:p/>
        </draw:connector>
        <draw:frame draw:style-name="gr5" draw:text-style-name="P6" draw:layer="layout" svg:width="1.044cm" svg:height="0.725cm" svg:x="8.747cm" svg:y="36.47cm">
          <draw:text-box>
            <text:p text:style-name="P6"><text:span text:style-name="T3">No</text:span></text:p>
          </draw:text-box>
        </draw:frame>
        <draw:frame draw:style-name="gr5" draw:text-style-name="P6" draw:layer="layout" svg:width="1.196cm" svg:height="0.725cm" svg:x="5.572cm" svg:y="25.765cm">
          <draw:text-box>
            <text:p text:style-name="P6"><text:span text:style-name="T3">Yes</text:span></text:p>
          </draw:text-box>
        </draw:frame>
        <draw:custom-shape draw:style-name="gr3" draw:text-style-name="P4" xml:id="id22" draw:id="id22" draw:layer="layout" svg:width="3.048cm" svg:height="1.651cm" svg:x="7.123cm" svg:y="31.653cm">
          <text:p text:style-name="P4"><text:span text:style-name="T3">Med. Hist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4" draw:id="id24" draw:layer="layout" svg:width="3.048cm" svg:height="2.286cm" svg:x="7.096cm" svg:y="34.166cm">
          <text:p text:style-name="P4"><text:span text:style-name="T3">Surgical</text:span></text:p>
          <text:p text:style-name="P4"><text:span text:style-name="T3">Hist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6" draw:id="id26" draw:layer="layout" svg:width="3.048cm" svg:height="2.572cm" svg:x="7.096cm" svg:y="37.29cm">
          <text:p text:style-name="P5"><text:span text:style-name="T4"/></text:p>
          <text:p text:style-name="P5"><text:span text:style-name="T4">Under- Five </text:span></text:p>
          <text:p text:style-name="P5"><text:span text:style-name="T4"><text:s/></text:span><text:span text:style-name="T4">vis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3" draw:id="id23" draw:layer="layout" svg:width="2.921cm" svg:height="1.143cm" svg:x="2.397cm" svg:y="31.953cm">
          <text:p text:style-name="P5"><text:span text:style-name="T4">Medical</text:span></text:p>
          <text:p text:style-name="P5"><text:span text:style-name="T4">His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5" draw:id="id25" draw:layer="layout" svg:width="2.752cm" svg:height="1.27cm" svg:x="2.497cm" svg:y="34.674cm">
          <text:p text:style-name="P5"><text:span text:style-name="T4">Surgical</text:span></text:p>
          <text:p text:style-name="P5"><text:span text:style-name="T4">History</text:span></text:p>
          <draw:enhanced-geometry svg:viewBox="0 0 21600 21600" draw:glue-points="10800 0 0 10800 10800 21600 21600 10800" draw:mirror-horizontal="true" draw:type="flowchart-process" draw:enhanced-path="M 0 0 L 21600 0 21600 21600 0 21600 0 0 Z N"/>
        </draw:custom-shape>
        <draw:custom-shape draw:style-name="gr3" draw:text-style-name="P4" xml:id="id27" draw:id="id27" draw:layer="layout" svg:width="2.667cm" svg:height="1.556cm" svg:x="2.524cm" svg:y="37.798cm">
          <text:p text:style-name="P4"><text:span text:style-name="T3">Under – Five</text:span></text:p>
          <text:p text:style-name="P4"><text:span text:style-name="T3"><text:s/></text:span><text:span text:style-name="T3">Vis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6.201cm" svg:y1="2.976cm" svg:x2="6.162cm" svg:y2="4.302cm" draw:end-shape="id3" draw:end-glue-point="4" svg:d="m6201 2976-39 1326">
          <text:p/>
        </draw:connector>
        <draw:connector draw:style-name="gr4" draw:text-style-name="P1" draw:layer="layout" draw:type="line" svg:x1="20.777cm" svg:y1="7.795cm" svg:x2="24.244cm" svg:y2="7.731cm" draw:start-shape="id4" draw:start-glue-point="7" draw:end-shape="id1" svg:d="m20777 7795 3467-64">
          <text:p/>
        </draw:connector>
        <draw:connector draw:style-name="gr4" draw:text-style-name="P1" draw:layer="layout" draw:type="line" svg:x1="19.444cm" svg:y1="8.493cm" svg:x2="19.452cm" svg:y2="10.779cm" draw:start-shape="id4" draw:start-glue-point="6" draw:end-shape="id5" draw:end-glue-point="4" svg:d="m19444 8493 8 2286">
          <text:p/>
        </draw:connector>
        <draw:connector draw:style-name="gr4" draw:text-style-name="P1" draw:layer="layout" draw:type="line" svg:x1="17.483cm" svg:y1="11.795cm" svg:x2="15.994cm" svg:y2="11.796cm" draw:start-shape="id5" draw:start-glue-point="5" draw:end-shape="id7" draw:end-glue-point="7" svg:d="m17483 11795-1489 1">
          <text:p/>
        </draw:connector>
        <draw:connector draw:style-name="gr4" draw:text-style-name="P1" draw:layer="layout" draw:type="line" svg:x1="13.016cm" svg:y1="11.796cm" svg:x2="9.926cm" svg:y2="11.782cm" draw:start-shape="id7" draw:start-glue-point="5" draw:end-shape="id13" draw:end-glue-point="9" svg:d="m13016 11796-3090-14">
          <text:p/>
        </draw:connector>
        <draw:connector draw:style-name="gr4" draw:text-style-name="P1" draw:layer="layout" svg:x1="13.302cm" svg:y1="18.154cm" svg:x2="9.926cm" svg:y2="11.782cm" draw:start-shape="id8" draw:start-glue-point="5" draw:end-shape="id13" draw:end-glue-point="9" svg:d="m13302 18154h-1528v-6372h-1848">
          <text:p/>
        </draw:connector>
        <draw:connector draw:style-name="gr4" draw:text-style-name="P1" draw:layer="layout" draw:type="line" svg:x1="8.667cm" svg:y1="12.403cm" svg:x2="8.658cm" svg:y2="13.573cm" draw:start-shape="id13" draw:start-glue-point="8" draw:end-shape="id14" draw:end-glue-point="4" svg:d="m8667 12403-9 1170">
          <text:p/>
        </draw:connector>
        <draw:connector draw:style-name="gr4" draw:text-style-name="P1" draw:layer="layout" draw:type="line" svg:x1="7.025cm" svg:y1="14.893cm" svg:x2="5.603cm" svg:y2="14.947cm" draw:start-shape="id14" draw:start-glue-point="5" draw:end-shape="id15" draw:end-glue-point="7" svg:d="m7025 14893-1422 54">
          <text:p/>
        </draw:connector>
        <draw:connector draw:style-name="gr4" draw:text-style-name="P1" draw:layer="layout" draw:line-skew="-0.207cm" svg:x1="2.343cm" svg:y1="14.947cm" svg:x2="7.404cm" svg:y2="11.782cm" draw:start-shape="id15" draw:start-glue-point="5" draw:end-shape="id13" draw:end-glue-point="6" svg:d="m2343 14947h-708v-3165h5769">
          <text:p/>
        </draw:connector>
        <draw:connector draw:style-name="gr4" draw:text-style-name="P1" draw:layer="layout" draw:type="line" svg:x1="6.461cm" svg:y1="18.055cm" svg:x2="5.403cm" svg:y2="18.033cm" draw:start-shape="id16" draw:start-glue-point="5" draw:end-shape="id17" draw:end-glue-point="7" svg:d="m6461 18055-1058-22">
          <text:p/>
        </draw:connector>
        <draw:connector draw:style-name="gr4" draw:text-style-name="P1" draw:layer="layout" draw:type="line" svg:x1="8.658cm" svg:y1="16.212cm" svg:x2="8.62cm" svg:y2="16.848cm" draw:start-shape="id14" draw:start-glue-point="6" draw:end-shape="id16" draw:end-glue-point="4" svg:d="m8658 16212-38 636">
          <text:p/>
        </draw:connector>
        <draw:connector draw:style-name="gr4" draw:text-style-name="P1" draw:layer="layout" draw:type="line" svg:x1="8.62cm" svg:y1="19.261cm" svg:x2="8.606cm" svg:y2="19.991cm" draw:start-shape="id16" draw:start-glue-point="6" draw:end-shape="id9" draw:end-glue-point="4" svg:d="m8620 19261-14 730">
          <text:p/>
        </draw:connector>
        <draw:frame draw:style-name="gr8" draw:text-style-name="P8" draw:layer="layout" svg:width="1.108cm" svg:height="0.683cm" svg:x="8.62cm" svg:y="19.24cm">
          <draw:text-box>
            <text:p><text:span text:style-name="T6">No</text:span></text:p>
          </draw:text-box>
        </draw:frame>
        <draw:connector draw:style-name="gr4" draw:text-style-name="P1" draw:layer="layout" draw:type="line" svg:x1="6.288cm" svg:y1="24.024cm" svg:x2="5.391cm" svg:y2="23.97cm" draw:start-shape="id18" draw:start-glue-point="5" draw:end-shape="id19" draw:end-glue-point="7" svg:d="m6288 24024-897-54">
          <text:p/>
        </draw:connector>
        <draw:connector draw:style-name="gr4" draw:text-style-name="P1" draw:layer="layout" draw:line-skew="-0.261cm" svg:x1="2.397cm" svg:y1="18.033cm" svg:x2="7.404cm" svg:y2="11.782cm" draw:start-shape="id17" draw:start-glue-point="5" draw:end-shape="id13" draw:end-glue-point="6" svg:d="m2397 18033h-762v-6251h5769">
          <text:p/>
        </draw:connector>
        <draw:connector draw:style-name="gr4" draw:text-style-name="P1" draw:layer="layout" draw:line-skew="-0.261cm" svg:x1="2.397cm" svg:y1="21.33cm" svg:x2="7.404cm" svg:y2="11.782cm" draw:start-shape="id10" draw:start-glue-point="5" draw:end-shape="id13" draw:end-glue-point="6" svg:d="m2397 21330h-762v-9548h5769">
          <text:p/>
        </draw:connector>
        <draw:connector draw:style-name="gr4" draw:text-style-name="P1" draw:layer="layout" draw:line-skew="-0.207cm" svg:x1="2.343cm" svg:y1="23.97cm" svg:x2="7.404cm" svg:y2="11.782cm" draw:start-shape="id19" draw:start-glue-point="5" draw:end-shape="id13" draw:end-glue-point="6" svg:d="m2343 23970h-708v-12188h5769">
          <text:p/>
        </draw:connector>
        <draw:connector draw:style-name="gr4" draw:text-style-name="P1" draw:layer="layout" draw:type="line" svg:x1="6.788cm" svg:y1="26.587cm" svg:x2="5.445cm" svg:y2="26.546cm" draw:start-shape="id11" draw:start-glue-point="5" draw:end-shape="id20" draw:end-glue-point="7" svg:d="m6788 26587-1343-41">
          <text:p/>
        </draw:connector>
        <draw:connector draw:style-name="gr4" draw:text-style-name="P1" draw:layer="layout" draw:type="line" svg:x1="6.969cm" svg:y1="29.531cm" svg:x2="5.445cm" svg:y2="29.588cm" draw:start-shape="id12" draw:start-glue-point="5" draw:end-shape="id21" draw:end-glue-point="7" svg:d="m6969 29531-1524 57">
          <text:p/>
        </draw:connector>
        <draw:connector draw:style-name="gr4" draw:text-style-name="P1" draw:layer="layout" draw:type="line" svg:x1="8.606cm" svg:y1="22.636cm" svg:x2="8.638cm" svg:y2="23.171cm" draw:start-shape="id9" draw:start-glue-point="6" draw:end-shape="id18" draw:end-glue-point="4" svg:d="m8606 22636 32 535">
          <text:p/>
        </draw:connector>
        <draw:connector draw:style-name="gr4" draw:text-style-name="P1" draw:layer="layout" draw:type="line" svg:x1="8.638cm" svg:y1="24.876cm" svg:x2="8.693cm" svg:y2="25.403cm" draw:start-shape="id18" draw:start-glue-point="6" draw:end-shape="id11" draw:end-glue-point="4" svg:d="m8638 24876 55 527">
          <text:p/>
        </draw:connector>
        <draw:connector draw:style-name="gr4" draw:text-style-name="P1" draw:layer="layout" draw:type="line" svg:x1="8.684cm" svg:y1="30.637cm" svg:x2="8.647cm" svg:y2="31.653cm" draw:start-shape="id12" draw:start-glue-point="6" draw:end-shape="id22" draw:end-glue-point="4" svg:d="m8684 30637-37 1016">
          <text:p/>
        </draw:connector>
        <draw:connector draw:style-name="gr4" draw:text-style-name="P1" draw:layer="layout" draw:type="line" svg:x1="7.123cm" svg:y1="32.479cm" svg:x2="5.318cm" svg:y2="32.525cm" draw:start-shape="id22" draw:start-glue-point="5" draw:end-shape="id23" draw:end-glue-point="7" svg:d="m7123 32479-1805 46">
          <text:p/>
        </draw:connector>
        <draw:connector draw:style-name="gr4" draw:text-style-name="P1" draw:layer="layout" draw:type="line" svg:x1="8.647cm" svg:y1="33.304cm" svg:x2="8.62cm" svg:y2="34.166cm" draw:start-shape="id22" draw:start-glue-point="6" draw:end-shape="id24" draw:end-glue-point="4" svg:d="m8647 33304-27 862">
          <text:p/>
        </draw:connector>
        <draw:connector draw:style-name="gr4" draw:text-style-name="P1" draw:layer="layout" draw:type="line" svg:x1="7.096cm" svg:y1="35.309cm" svg:x2="5.249cm" svg:y2="35.309cm" draw:start-shape="id24" draw:start-glue-point="5" draw:end-shape="id25" draw:end-glue-point="5" svg:d="m7096 35309h-1847">
          <text:p/>
        </draw:connector>
        <draw:connector draw:style-name="gr4" draw:text-style-name="P1" draw:layer="layout" draw:type="line" svg:x1="8.62cm" svg:y1="36.452cm" svg:x2="8.62cm" svg:y2="37.29cm" draw:start-shape="id24" draw:start-glue-point="6" draw:end-shape="id26" draw:end-glue-point="4" svg:d="m8620 36452v838">
          <text:p/>
        </draw:connector>
        <draw:connector draw:style-name="gr4" draw:text-style-name="P1" draw:layer="layout" draw:type="line" svg:x1="7.096cm" svg:y1="38.576cm" svg:x2="5.191cm" svg:y2="38.576cm" draw:start-shape="id26" draw:start-glue-point="5" draw:end-shape="id27" draw:end-glue-point="7" svg:d="m7096 38576h-1905">
          <text:p/>
        </draw:connector>
        <draw:frame draw:style-name="gr5" draw:text-style-name="P6" draw:layer="layout" svg:width="1.196cm" svg:height="0.725cm" svg:x="5.9cm" svg:y="28.94cm">
          <draw:text-box>
            <text:p text:style-name="P6"><text:span text:style-name="T3">Yes</text:span></text:p>
          </draw:text-box>
        </draw:frame>
        <draw:frame draw:style-name="gr5" draw:text-style-name="P6" draw:layer="layout" svg:width="1.196cm" svg:height="0.725cm" svg:x="5.9cm" svg:y="31.861cm">
          <draw:text-box>
            <text:p text:style-name="P6"><text:span text:style-name="T3">Yes</text:span></text:p>
          </draw:text-box>
        </draw:frame>
        <draw:frame draw:style-name="gr5" draw:text-style-name="P6" draw:layer="layout" svg:width="1.196cm" svg:height="0.725cm" svg:x="5.773cm" svg:y="34.655cm">
          <draw:text-box>
            <text:p text:style-name="P6"><text:span text:style-name="T3">Yes</text:span></text:p>
          </draw:text-box>
        </draw:frame>
        <draw:frame draw:style-name="gr5" draw:text-style-name="P6" draw:layer="layout" svg:width="1.196cm" svg:height="0.725cm" svg:x="5.646cm" svg:y="37.957cm">
          <draw:text-box>
            <text:p text:style-name="P6"><text:span text:style-name="T3">Yes</text:span></text:p>
          </draw:text-box>
        </draw:frame>
        <draw:frame draw:style-name="gr5" draw:text-style-name="P6" draw:layer="layout" svg:width="1.044cm" svg:height="0.725cm" svg:x="8.846cm" svg:y="30.591cm">
          <draw:text-box>
            <text:p text:style-name="P6"><text:span text:style-name="T3">No</text:span></text:p>
          </draw:text-box>
        </draw:frame>
        <draw:frame draw:style-name="gr5" draw:text-style-name="P6" draw:layer="layout" svg:width="1.044cm" svg:height="0.725cm" svg:x="8.846cm" svg:y="33.295cm">
          <draw:text-box>
            <text:p text:style-name="P6"><text:span text:style-name="T3">No</text:span></text:p>
          </draw:text-box>
        </draw:frame>
        <draw:connector draw:style-name="gr4" draw:text-style-name="P1" draw:layer="layout" draw:line-skew="-0.387cm" svg:x1="2.524cm" svg:y1="38.576cm" svg:x2="7.404cm" svg:y2="11.782cm" draw:start-shape="id27" draw:start-glue-point="5" draw:end-shape="id13" draw:end-glue-point="6" svg:d="m2524 38576h-889v-26794h5769">
          <text:p/>
        </draw:connector>
        <draw:connector draw:style-name="gr4" draw:text-style-name="P1" draw:layer="layout" draw:line-skew="-0.261cm" svg:x1="2.397cm" svg:y1="26.546cm" svg:x2="7.404cm" svg:y2="11.782cm" draw:start-shape="id20" draw:start-glue-point="5" draw:end-shape="id13" draw:end-glue-point="6" svg:d="m2397 26546h-762v-14764h5769">
          <text:p/>
        </draw:connector>
        <draw:connector draw:style-name="gr4" draw:text-style-name="P1" draw:layer="layout" draw:line-skew="-0.36cm" svg:x1="2.497cm" svg:y1="35.309cm" svg:x2="7.404cm" svg:y2="11.782cm" draw:start-shape="id25" draw:start-glue-point="7" draw:end-shape="id13" draw:end-glue-point="6" svg:d="m2497 35309h-862v-23527h5769">
          <text:p/>
        </draw:connector>
        <draw:connector draw:style-name="gr4" draw:text-style-name="P1" draw:layer="layout" draw:line-skew="-0.261cm" svg:x1="2.397cm" svg:y1="29.588cm" svg:x2="7.404cm" svg:y2="11.782cm" draw:start-shape="id21" draw:start-glue-point="5" draw:end-shape="id13" draw:end-glue-point="6" svg:d="m2397 29588h-762v-17806h5769">
          <text:p/>
        </draw:connector>
        <draw:connector draw:style-name="gr4" draw:text-style-name="P1" draw:layer="layout" draw:line-skew="-0.26cm" svg:x1="2.397cm" svg:y1="32.525cm" svg:x2="7.404cm" svg:y2="11.782cm" draw:start-shape="id23" draw:start-glue-point="5" draw:end-shape="id13" draw:end-glue-point="6" svg:d="m2397 32525h-762v-20743h5769">
          <text:p/>
        </draw:connector>
        <draw:connector draw:style-name="gr4" draw:text-style-name="P1" draw:layer="layout" draw:line-skew="13.679cm -0.507cm" svg:x1="10.144cm" svg:y1="38.576cm" svg:x2="12.321cm" svg:y2="6.072cm" draw:start-shape="id26" draw:start-glue-point="7" draw:end-shape="id2" draw:end-glue-point="4" svg:d="m10144 38576h17780v-33512h-15603v1008">
          <text:p/>
        </draw:connector>
        <draw:frame draw:style-name="gr5" draw:text-style-name="P6" draw:layer="layout" svg:width="1.044cm" svg:height="0.725cm" svg:x="10.751cm" svg:y="37.867cm">
          <draw:text-box>
            <text:p text:style-name="P6"><text:span text:style-name="T3">No</text:span></text:p>
          </draw:text-box>
        </draw:frame>
        <draw:frame draw:style-name="gr5" draw:text-style-name="P6" draw:layer="layout" svg:width="1.044cm" svg:height="0.725cm" svg:x="8.766cm" svg:y="27.544cm">
          <draw:text-box>
            <text:p text:style-name="P6"><text:span text:style-name="T3">No</text:span></text:p>
          </draw:text-box>
        </draw:frame>
      </draw:page>
      <draw:page draw:name="page2" draw:style-name="dp1" draw:master-page-name="Default">
        <draw:custom-shape draw:style-name="gr3" draw:text-style-name="P9" xml:id="id28" draw:id="id28" draw:layer="layout" svg:width="5.715cm" svg:height="2.032cm" svg:x="2.143cm" svg:y="3.694cm">
          <text:p text:style-name="P1"><text:span text:style-name="T7">2.1.1.2</text:span></text:p>
          <text:p text:style-name="P1"><text:span text:style-name="T7"/></text:p>
          <text:p text:style-name="P1"><text:span text:style-name="T3">Given Patient Doesn't </text:span></text:p>
          <text:p text:style-name="P1"><text:span text:style-name="T3">Ex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976cm" svg:y1="2.732cm" svg:x2="5cm" svg:y2="3.694cm" draw:end-shape="id28" draw:end-glue-point="4" svg:d="m4976 2732 24 962">
          <text:p/>
        </draw:connector>
        <draw:connector draw:style-name="gr4" draw:text-style-name="P1" draw:layer="layout" draw:type="line" svg:x1="7.858cm" svg:y1="4.71cm" svg:x2="9.001cm" svg:y2="4.746cm" draw:start-shape="id28" draw:start-glue-point="10" draw:end-shape="id29" draw:end-glue-point="3" svg:d="m7858 4710 1143 36">
          <text:p/>
        </draw:connector>
        <draw:custom-shape draw:style-name="gr3" draw:text-style-name="P9" xml:id="id29" draw:id="id29" draw:layer="layout" svg:width="4.572cm" svg:height="1.905cm" svg:x="9.001cm" svg:y="3.794cm">
          <text:p text:style-name="P1"><text:span text:style-name="T7">2.2.1</text:span></text:p>
          <text:p text:style-name="P1"><text:span text:style-name="T3">Capture First</text:span></text:p>
          <text:p text:style-name="P1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30" draw:id="id30" draw:layer="layout" svg:width="4.572cm" svg:height="1.905cm" svg:x="14.97cm" svg:y="3.794cm">
          <text:p text:style-name="P1"><text:span text:style-name="T7">2.2.2</text:span></text:p>
          <text:p text:style-name="P1"><text:span text:style-name="T3">Capture Last</text:span></text:p>
          <text:p text:style-name="P1"><text:span text:style-name="T3">Nam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573cm" svg:y1="4.746cm" svg:x2="14.97cm" svg:y2="4.746cm" draw:start-shape="id29" draw:start-glue-point="1" draw:end-shape="id30" draw:end-glue-point="3" svg:d="m13573 4746h1397">
          <text:p/>
        </draw:connector>
        <draw:custom-shape draw:style-name="gr3" draw:text-style-name="P9" xml:id="id31" draw:id="id31" draw:layer="layout" svg:width="4.572cm" svg:height="1.905cm" svg:x="22.209cm" svg:y="3.794cm">
          <text:p text:style-name="P1"><text:span text:style-name="T7">2.2.3</text:span></text:p>
          <text:p text:style-name="P1"><text:span text:style-name="T3">Capture Gend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542cm" svg:y1="4.746cm" svg:x2="22.209cm" svg:y2="4.746cm" draw:start-shape="id30" draw:start-glue-point="1" draw:end-shape="id31" draw:end-glue-point="3" svg:d="m19542 4746h2667">
          <text:p/>
        </draw:connector>
        <draw:custom-shape draw:style-name="gr3" draw:text-style-name="P9" xml:id="id32" draw:id="id32" draw:layer="layout" svg:width="4.572cm" svg:height="1.905cm" svg:x="12.765cm" svg:y="6.815cm">
          <text:p text:style-name="P1"><text:span text:style-name="T7">2.2.4</text:span></text:p>
          <text:p text:style-name="P1"><text:span text:style-name="T3">Capture Year</text:span></text:p>
          <text:p text:style-name="P1"><text:span text:style-name="T3">Of Birt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3" draw:id="id33" draw:layer="layout" svg:width="3.683cm" svg:height="3.048cm" svg:x="13.219cm" svg:y="9.644cm">
          <text:p text:style-name="P1"><text:span text:style-name="T7">2.2.7</text:span></text:p>
          <text:p text:style-name="P1"><text:span text:style-name="T3">If Year</text:span></text:p>
          <text:p text:style-name="P1"><text:span text:style-name="T3">Unknow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051cm" svg:y1="8.72cm" svg:x2="15.06cm" svg:y2="9.644cm" draw:start-shape="id32" draw:start-glue-point="2" draw:end-shape="id33" draw:end-glue-point="4" svg:d="m15051 8720 9 924">
          <text:p/>
        </draw:connector>
        <draw:connector draw:style-name="gr4" draw:text-style-name="P1" draw:layer="layout" draw:type="line" svg:x1="13.219cm" svg:y1="11.168cm" svg:x2="9.509cm" svg:y2="11.196cm" draw:start-shape="id33" draw:start-glue-point="5" draw:end-shape="id34" svg:d="m13219 11168-3710 28">
          <text:p/>
        </draw:connector>
        <draw:custom-shape draw:style-name="gr3" draw:text-style-name="P9" xml:id="id34" draw:id="id34" draw:layer="layout" svg:width="4.572cm" svg:height="1.905cm" svg:x="4.937cm" svg:y="10.244cm">
          <text:p text:style-name="P1"><text:span text:style-name="T7">2.2.7</text:span></text:p>
          <text:p text:style-name="P1"><text:span text:style-name="T3">Capture Age</text:span>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524cm" svg:height="2.155cm" svg:x="11.541cm" svg:y="10.525cm">
          <draw:text-box>
            <text:p><text:span text:style-name="T3">Yes</text:span></text:p>
          </draw:text-box>
        </draw:frame>
        <draw:custom-shape draw:style-name="gr3" draw:text-style-name="P9" xml:id="id35" draw:id="id35" draw:layer="layout" svg:width="4.572cm" svg:height="1.905cm" svg:x="21.32cm" svg:y="10.171cm">
          <text:p text:style-name="P1"><text:span text:style-name="T8">2.2.5</text:span></text:p>
          <text:p text:style-name="P1"><text:span text:style-name="T3">Capture Month</text:span></text:p>
          <text:p text:style-name="P1"><text:span text:style-name="T3">Of Birth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902cm" svg:y1="11.168cm" svg:x2="21.32cm" svg:y2="11.123cm" draw:start-shape="id33" draw:start-glue-point="7" draw:end-shape="id35" draw:end-glue-point="3" svg:d="m16902 11168 4418-45">
          <text:p/>
        </draw:connector>
        <draw:frame draw:style-name="gr14" draw:text-style-name="P6" draw:layer="layout" svg:width="1.397cm" svg:height="0.762cm" svg:x="17.383cm" svg:y="10.525cm">
          <draw:text-box>
            <text:p><text:span text:style-name="T3">No</text:span></text:p>
          </draw:text-box>
        </draw:frame>
        <draw:custom-shape draw:style-name="gr3" draw:text-style-name="P4" xml:id="id36" draw:id="id36" draw:layer="layout" svg:width="3.429cm" svg:height="2.921cm" svg:x="21.901cm" svg:y="13.446cm">
          <text:p text:style-name="P1"><text:span text:style-name="T3">If Month</text:span></text:p>
          <text:p text:style-name="P1"><text:span text:style-name="T3">Unknow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3.606cm" svg:y1="12.076cm" svg:x2="23.616cm" svg:y2="13.446cm" draw:start-shape="id35" draw:start-glue-point="2" draw:end-shape="id36" draw:end-glue-point="4" svg:d="m23606 12076 10 1370">
          <text:p/>
        </draw:connector>
        <draw:custom-shape draw:style-name="gr3" draw:text-style-name="P4" xml:id="id38" draw:id="id38" draw:layer="layout" svg:width="4.572cm" svg:height="1.905cm" svg:x="13.019cm" svg:y="16.089cm">
          <text:p text:style-name="P1"><text:span text:style-name="T7">2.2.8</text:span></text:p>
          <text:p text:style-name="P1"><text:span text:style-name="T3">Capture Birth</text:span></text:p>
          <text:p text:style-name="P1"><text:span text:style-name="T3">We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37" draw:id="id37" draw:layer="layout" svg:width="4.572cm" svg:height="1.905cm" svg:x="21.339cm" svg:y="17.556cm">
          <text:p text:style-name="P1"><text:span text:style-name="T7">2.2.6</text:span></text:p>
          <text:p text:style-name="P1"><text:span text:style-name="T3">Capture Date</text:span></text:p>
          <text:p text:style-name="P1"><text:span text:style-name="T3">Of Birth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616cm" svg:y1="16.367cm" svg:x2="23.625cm" svg:y2="17.556cm" draw:start-shape="id36" draw:start-glue-point="6" draw:end-shape="id37" draw:end-glue-point="0" svg:d="m23616 16367 9 1189">
          <text:p/>
        </draw:connector>
        <draw:connector draw:style-name="gr4" draw:text-style-name="P1" draw:layer="layout" svg:x1="7.223cm" svg:y1="12.149cm" svg:x2="13.019cm" svg:y2="17.041cm" draw:start-shape="id34" draw:start-glue-point="2" draw:end-shape="id38" draw:end-glue-point="3" svg:d="m7223 12149v4892h5796">
          <text:p/>
        </draw:connector>
        <draw:connector draw:style-name="gr4" draw:text-style-name="P1" draw:layer="layout" svg:x1="21.339cm" svg:y1="18.508cm" svg:x2="17.591cm" svg:y2="17.041cm" draw:start-shape="id37" draw:start-glue-point="3" draw:end-shape="id38" svg:d="m21339 18508h-1874v-1467h-1874">
          <text:p/>
        </draw:connector>
        <draw:connector draw:style-name="gr4" draw:text-style-name="P1" draw:layer="layout" svg:x1="21.901cm" svg:y1="14.907cm" svg:x2="15.305cm" svg:y2="16.089cm" draw:start-shape="id36" draw:start-glue-point="5" draw:end-shape="id38" draw:end-glue-point="0" svg:d="m21901 14907h-6596v1182">
          <text:p/>
        </draw:connector>
        <draw:custom-shape draw:style-name="gr3" draw:text-style-name="P9" xml:id="id39" draw:id="id39" draw:layer="layout" svg:width="4.572cm" svg:height="1.905cm" svg:x="12.965cm" svg:y="18.891cm">
          <text:p text:style-name="P1"><text:span text:style-name="T7">2.2.9</text:span></text:p>
          <text:p text:style-name="P1"><text:span text:style-name="T3">Capture Region</text:span></text:p>
          <text:p text:style-name="P1"><text:span text:style-name="T3">Of Origi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305cm" svg:y1="17.994cm" svg:x2="15.251cm" svg:y2="18.891cm" draw:start-shape="id38" draw:start-glue-point="2" draw:end-shape="id39" draw:end-glue-point="0" svg:d="m15305 17994-54 897">
          <text:p/>
        </draw:connector>
        <draw:custom-shape draw:style-name="gr3" draw:text-style-name="P9" xml:id="id40" draw:id="id40" draw:layer="layout" svg:width="4.572cm" svg:height="1.905cm" svg:x="12.938cm" svg:y="21.755cm">
          <text:p text:style-name="P1"><text:span text:style-name="T7">2.2.10</text:span></text:p>
          <text:p text:style-name="P1"><text:span text:style-name="T3">Capture Home</text:span></text:p>
          <text:p text:style-name="P1"><text:span text:style-name="T3">Distri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251cm" svg:y1="20.796cm" svg:x2="15.224cm" svg:y2="21.755cm" draw:start-shape="id39" draw:start-glue-point="2" draw:end-shape="id40" svg:d="m15251 20796-27 959">
          <text:p/>
        </draw:connector>
        <draw:connector draw:style-name="gr4" draw:text-style-name="P1" draw:layer="layout" svg:x1="24.495cm" svg:y1="5.699cm" svg:x2="17.337cm" svg:y2="7.767cm" draw:start-shape="id31" draw:start-glue-point="2" draw:end-shape="id32" draw:end-glue-point="1" svg:d="m24495 5699v2068h-7158">
          <text:p/>
        </draw:connector>
        <draw:frame draw:style-name="gr15" draw:text-style-name="P6" draw:layer="layout" svg:width="1.524cm" svg:height="0.725cm" svg:x="18.526cm" svg:y="14.245cm">
          <draw:text-box>
            <text:p><text:span text:style-name="T3">No</text:span></text:p>
          </draw:text-box>
        </draw:frame>
        <draw:frame draw:style-name="gr16" draw:text-style-name="P6" draw:layer="layout" svg:width="2.286cm" svg:height="0.885cm" svg:x="23.606cm" svg:y="16.367cm">
          <draw:text-box>
            <text:p><text:span text:style-name="T3">Yes</text:span></text:p>
          </draw:text-box>
        </draw:frame>
        <draw:custom-shape draw:style-name="gr3" draw:text-style-name="P9" xml:id="id41" draw:id="id41" draw:layer="layout" svg:width="4.572cm" svg:height="1.905cm" svg:x="3.386cm" svg:y="21.755cm">
          <text:p text:style-name="P1"><text:span text:style-name="T7">2.2.11</text:span></text:p>
          <text:p text:style-name="P1"><text:span text:style-name="T4">Capture Ancestral</text:span></text:p>
          <text:p text:style-name="P1"><text:span text:style-name="T4">Traditional Auth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42" draw:id="id42" draw:layer="layout" svg:width="4.572cm" svg:height="1.905cm" svg:x="3.386cm" svg:y="24.922cm">
          <text:p text:style-name="P1"><text:span text:style-name="T8">2.2.12</text:span></text:p>
          <text:p text:style-name="P1"><text:span text:style-name="T3">Capture Current</text:span></text:p>
          <text:p text:style-name="P1"><text:span text:style-name="T3">Reg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.672cm" svg:y1="23.66cm" svg:x2="5.672cm" svg:y2="24.922cm" draw:start-shape="id41" draw:start-glue-point="2" draw:end-shape="id42" draw:end-glue-point="0" svg:d="m5672 23660v1262">
          <text:p/>
        </draw:connector>
        <draw:custom-shape draw:style-name="gr3" draw:text-style-name="P9" xml:id="id43" draw:id="id43" draw:layer="layout" svg:width="4.572cm" svg:height="1.905cm" svg:x="12.684cm" svg:y="24.93cm">
          <text:p text:style-name="P1"><text:span text:style-name="T8">2.2.13</text:span></text:p>
          <text:p text:style-name="P1"><text:span text:style-name="T3">Capture Current</text:span></text:p>
          <text:p text:style-name="P1"><text:span text:style-name="T3">Distri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.958cm" svg:y1="25.874cm" svg:x2="12.684cm" svg:y2="25.882cm" draw:start-shape="id42" draw:start-glue-point="1" draw:end-shape="id43" svg:d="m7958 25874 4726 8">
          <text:p/>
        </draw:connector>
        <draw:connector draw:style-name="gr4" draw:text-style-name="P1" draw:layer="layout" draw:type="line" svg:x1="12.938cm" svg:y1="22.707cm" svg:x2="7.958cm" svg:y2="22.707cm" draw:start-shape="id40" draw:start-glue-point="3" draw:end-shape="id41" draw:end-glue-point="1" svg:d="m12938 22707h-4980">
          <text:p/>
        </draw:connector>
        <draw:custom-shape draw:style-name="gr3" draw:text-style-name="P9" xml:id="id44" draw:id="id44" draw:layer="layout" svg:width="4.572cm" svg:height="1.905cm" svg:x="21.447cm" svg:y="24.903cm">
          <text:p text:style-name="P1"><text:span text:style-name="T7">2.2.14</text:span></text:p>
          <text:p text:style-name="P1"><text:span text:style-name="T3">Capture Traditional</text:span></text:p>
          <text:p text:style-name="P1"><text:span text:style-name="T3">Auth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7.256cm" svg:y1="25.882cm" svg:x2="21.447cm" svg:y2="25.855cm" draw:start-shape="id43" draw:start-glue-point="1" draw:end-shape="id44" draw:end-glue-point="3" svg:d="m17256 25882 4191-27">
          <text:p/>
        </draw:connector>
        <draw:custom-shape draw:style-name="gr3" draw:text-style-name="P9" xml:id="id45" draw:id="id45" draw:layer="layout" svg:width="4.572cm" svg:height="1.905cm" svg:x="21.447cm" svg:y="28.078cm">
          <text:p text:style-name="P1"><text:span text:style-name="T8">2.2.15</text:span></text:p>
          <text:p text:style-name="P1"><text:span text:style-name="T3">Capture </text:span></text:p>
          <text:p text:style-name="P1"><text:span text:style-name="T3">Location/Vill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3.733cm" svg:y1="26.808cm" svg:x2="23.733cm" svg:y2="28.078cm" draw:start-shape="id44" draw:start-glue-point="2" draw:end-shape="id45" draw:end-glue-point="0" svg:d="m23733 26808v1270">
          <text:p/>
        </draw:connector>
        <draw:custom-shape draw:style-name="gr3" draw:text-style-name="P9" xml:id="id46" draw:id="id46" draw:layer="layout" svg:width="4.572cm" svg:height="2.667cm" svg:x="12.811cm" svg:y="27.67cm">
          <text:p text:style-name="P1"><text:span text:style-name="T8">2.2.16</text:span></text:p>
          <text:p text:style-name="P1"><text:span text:style-name="T3">Capture Closest</text:span></text:p>
          <text:p text:style-name="P1"><text:span text:style-name="T3">Landmark or</text:span></text:p>
          <text:p text:style-name="P1"><text:span text:style-name="T3">Plot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447cm" svg:y1="29.03cm" svg:x2="17.383cm" svg:y2="29.003cm" draw:start-shape="id45" draw:start-glue-point="3" draw:end-shape="id46" draw:end-glue-point="1" svg:d="m21447 29030-4064-27">
          <text:p/>
        </draw:connector>
        <draw:custom-shape draw:style-name="gr3" draw:text-style-name="P4" xml:id="id47" draw:id="id47" draw:layer="layout" svg:width="4.572cm" svg:height="1.905cm" svg:x="12.811cm" svg:y="31.061cm">
          <text:p text:style-name="P1"><text:span text:style-name="T7">2.2.17</text:span></text:p>
          <text:p text:style-name="P1"><text:span text:style-name="T3">Capture Guardian </text:span></text:p>
          <text:p text:style-name="P1"><text:span text:style-name="T3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097cm" svg:y1="30.337cm" svg:x2="15.097cm" svg:y2="31.061cm" draw:start-shape="id46" draw:start-glue-point="2" draw:end-shape="id47" draw:end-glue-point="0" svg:d="m15097 30337v724">
          <text:p/>
        </draw:connector>
        <draw:custom-shape draw:style-name="gr3" draw:text-style-name="P5" xml:id="id48" draw:id="id48" draw:layer="layout" svg:width="4.572cm" svg:height="1.905cm" svg:x="12.757cm" svg:y="33.547cm">
          <text:p text:style-name="P1"><text:span text:style-name="T7">2.2.18</text:span></text:p>
          <text:p text:style-name="P1"><text:span text:style-name="T3">Capture Guardian</text:span></text:p>
          <text:p text:style-name="P1"><text:span text:style-name="T3">Relations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097cm" svg:y1="32.966cm" svg:x2="15.043cm" svg:y2="33.547cm" draw:start-shape="id47" draw:start-glue-point="2" draw:end-shape="id48" draw:end-glue-point="0" svg:d="m15097 32966-54 581">
          <text:p/>
        </draw:connector>
        <draw:custom-shape draw:style-name="gr3" draw:text-style-name="P4" xml:id="id49" draw:id="id49" draw:layer="layout" svg:width="4.572cm" svg:height="1.905cm" svg:x="12.784cm" svg:y="35.925cm">
          <text:p text:style-name="P1"><text:span text:style-name="T7">2.2.19</text:span></text:p>
          <text:p text:style-name="P1"><text:span text:style-name="T3">Capture Guardian</text:span></text:p>
          <text:p text:style-name="P1"><text:span text:style-name="T3">Phone 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043cm" svg:y1="35.452cm" svg:x2="15.07cm" svg:y2="35.925cm" draw:start-shape="id48" draw:start-glue-point="2" draw:end-shape="id49" draw:end-glue-point="0" svg:d="m15043 35452 27 473">
          <text:p/>
        </draw:connector>
        <draw:custom-shape draw:style-name="gr3" draw:text-style-name="P9" xml:id="id50" draw:id="id50" draw:layer="layout" svg:width="4.572cm" svg:height="1.905cm" svg:x="12.811cm" svg:y="38.592cm">
          <text:p text:style-name="P1"><text:span text:style-name="T7">2.2.20</text:span></text:p>
          <text:p text:style-name="P1"><text:span text:style-name="T3">Capture Follow-up</text:span></text:p>
          <text:p text:style-name="P1"><text:span text:style-name="T3">Op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07cm" svg:y1="37.83cm" svg:x2="15.097cm" svg:y2="38.592cm" draw:start-shape="id49" draw:start-glue-point="2" draw:end-shape="id50" draw:end-glue-point="0" svg:d="m15070 37830 27 762">
          <text:p/>
        </draw:connector>
        <draw:custom-shape draw:style-name="gr3" draw:text-style-name="P4" xml:id="id51" draw:id="id51" draw:layer="layout" svg:width="4.191cm" svg:height="1.016cm" svg:x="21.447cm" svg:y="39.1cm">
          <text:p text:style-name="P1"><text:span text:style-name="T3">Patient 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7.383cm" svg:y1="39.544cm" svg:x2="21.447cm" svg:y2="39.608cm" draw:start-shape="id50" draw:start-glue-point="1" draw:end-shape="id51" draw:end-glue-point="3" svg:d="m17383 39544 4064 64">
          <text:p/>
        </draw:connector>
        <draw:frame draw:style-name="gr17" draw:text-style-name="P10" draw:layer="layout" svg:width="22.479cm" svg:height="1.266cm" svg:x="3.159cm" svg:y="1.131cm">
          <draw:text-box>
            <text:p><text:span text:style-name="T9">Patient Registration For New Patients Flow Diagram</text:span></text:p>
          </draw:text-box>
        </draw:frame>
      </draw:page>
      <draw:page draw:name="page3" draw:style-name="dp1" draw:master-page-name="Default">
        <draw:frame draw:style-name="gr5" draw:text-style-name="P11" draw:layer="layout" svg:width="17.279cm" svg:height="1.352cm" svg:x="7.223cm" svg:y="1.045cm">
          <draw:text-box>
            <text:p><text:span text:style-name="T10">Immunization Record Flow Diagram</text:span></text:p>
          </draw:text-box>
        </draw:frame>
        <draw:custom-shape draw:style-name="gr3" draw:text-style-name="P4" xml:id="id52" draw:id="id52" draw:layer="layout" svg:width="3.937cm" svg:height="1.008cm" svg:x="2.016cm" svg:y="3.421cm">
          <text:p text:style-name="P1"><text:span text:style-name="T3">Patient</text:span></text:p>
          <text:p text:style-name="P1"><text:span text:style-name="T3">Dashboa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1.173cm" svg:y1="3.944cm" svg:x2="2.409cm" svg:y2="3.925cm" draw:end-shape="id52" draw:end-glue-point="6" svg:d="m1173 3944 1236-19">
          <text:p/>
        </draw:connector>
        <draw:custom-shape draw:style-name="gr3" draw:text-style-name="P4" xml:id="id53" draw:id="id53" draw:layer="layout" svg:width="4.826cm" svg:height="1.878cm" svg:x="8.239cm" svg:y="3.005cm">
          <text:p text:style-name="P1"><text:span text:style-name="T7">3</text:span></text:p>
          <text:p text:style-name="P1"><text:span text:style-name="T3">Handle Immunization </text:span></text:p>
          <text:p text:style-name="P1"><text:span text:style-name="T3">Recor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0.652cm" svg:y1="3.005cm" svg:x2="3.985cm" svg:y2="3.421cm" draw:start-shape="id53" draw:start-glue-point="4" draw:end-shape="id52" draw:end-glue-point="5" svg:d="m10652 3005v-501h-6667v917">
          <text:p/>
        </draw:connector>
        <draw:connector draw:style-name="gr4" draw:text-style-name="P1" draw:layer="layout" draw:type="line" svg:x1="5.552cm" svg:y1="3.925cm" svg:x2="8.239cm" svg:y2="3.944cm" draw:start-shape="id52" draw:start-glue-point="9" draw:end-shape="id53" draw:end-glue-point="5" svg:d="m5552 3925 2687 19">
          <text:p/>
        </draw:connector>
        <draw:frame draw:style-name="gr18" draw:text-style-name="P6" draw:layer="layout" svg:width="1.778cm" svg:height="0.725cm" svg:x="7.096cm" svg:y="2.32cm">
          <draw:text-box>
            <text:p><text:span text:style-name="T3">NO</text:span></text:p>
          </draw:text-box>
        </draw:frame>
        <draw:custom-shape draw:style-name="gr3" draw:text-style-name="P4" xml:id="id54" draw:id="id54" draw:layer="layout" svg:width="3.302cm" svg:height="2.032cm" svg:x="1.508cm" svg:y="6.08cm">
          <text:p text:style-name="P1"><text:span text:style-name="T7">3.1.1</text:span></text:p>
          <text:p text:style-name="P1"><text:span text:style-name="T3">BCG Given</text:span></text:p>
          <text:p text:style-name="P1"><text:span text:style-name="T3">At birt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4.81cm" svg:y1="7.096cm" svg:x2="9.382cm" svg:y2="7.119cm" draw:start-shape="id54" draw:start-glue-point="7" draw:end-shape="id55" draw:end-glue-point="5" svg:d="m4810 7096 4572 23">
          <text:p/>
        </draw:connector>
        <draw:custom-shape draw:style-name="gr3" draw:text-style-name="P9" xml:id="id55" draw:id="id55" draw:layer="layout" svg:width="3.656cm" svg:height="1.878cm" svg:x="9.382cm" svg:y="6.18cm">
          <text:p text:style-name="P1"><text:span text:style-name="T7">3.1.2.1</text:span></text:p>
          <text:p text:style-name="P1"><text:span text:style-name="T3">Year</text:span></text:p>
          <text:p text:style-name="P1"><text:span text:style-name="T3">Know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3.159cm" svg:y1="8.112cm" svg:x2="4.914cm" svg:y2="9.509cm" draw:start-shape="id54" draw:start-glue-point="6" draw:end-shape="id56" draw:end-glue-point="3" svg:d="m3159 8112v1397h1755">
          <text:p/>
        </draw:connector>
        <draw:connector draw:style-name="gr4" draw:text-style-name="P1" draw:layer="layout" draw:type="line" svg:x1="13.038cm" svg:y1="7.119cm" svg:x2="15.507cm" svg:y2="7.086cm" draw:start-shape="id55" draw:start-glue-point="7" draw:end-shape="id57" draw:end-glue-point="3" svg:d="m13038 7119 2469-33">
          <text:p/>
        </draw:connector>
        <draw:custom-shape draw:style-name="gr3" draw:text-style-name="P12" xml:id="id59" draw:id="id59" draw:layer="layout" svg:width="3.175cm" svg:height="2.286cm" svg:x="18.399cm" svg:y="9.255cm">
          <text:p text:style-name="P1"><text:span text:style-name="T7">3.1.2.4</text:span></text:p>
          <text:p text:style-name="P1"><text:span text:style-name="T3">Scar </text:span></text:p>
          <text:p text:style-name="P1"><text:span text:style-name="T3">Se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9" draw:text-style-name="P6" draw:layer="layout" svg:width="1.397cm" svg:height="0.725cm" svg:x="14.208cm" svg:y="9.763cm">
          <draw:text-box>
            <text:p><text:span text:style-name="T3">No</text:span></text:p>
          </draw:text-box>
        </draw:frame>
        <draw:frame draw:style-name="gr20" draw:text-style-name="P6" draw:layer="layout" svg:width="1.524cm" svg:height="0.933cm" svg:x="13.192cm" svg:y="6.461cm">
          <draw:text-box>
            <text:p><text:span text:style-name="T3">Yes</text:span></text:p>
          </draw:text-box>
        </draw:frame>
        <draw:custom-shape draw:style-name="gr3" draw:text-style-name="P4" xml:id="id57" draw:id="id57" draw:layer="layout" svg:width="2.186cm" svg:height="1.651cm" svg:x="15.507cm" svg:y="6.261cm">
          <text:p text:style-name="P1"><text:span text:style-name="T7">3.1.2.1.1</text:span></text:p>
          <text:p text:style-name="P1"><text:span text:style-name="T3">Capture </text:span></text:p>
          <text:p text:style-name="P1"><text:span text:style-name="T3">Year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56" draw:id="id56" draw:layer="layout" svg:width="3.198cm" svg:height="1.524cm" svg:x="4.914cm" svg:y="8.747cm">
          <text:p text:style-name="P1"><text:span text:style-name="T7">3.1.1.2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58" draw:id="id58" draw:layer="layout" svg:width="3.148cm" svg:height="2.259cm" svg:x="14.997cm" svg:y="3.186cm">
          <text:p text:style-name="P1"><text:span text:style-name="T8">3.1.2.2</text:span></text:p>
          <text:p text:style-name="P1"><text:span text:style-name="T3">Month</text:span></text:p>
          <text:p text:style-name="P1"><text:span text:style-name="T3">Know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16.6cm" svg:y1="6.261cm" svg:x2="16.571cm" svg:y2="5.445cm" draw:start-shape="id57" draw:start-glue-point="0" draw:end-shape="id58" draw:end-glue-point="6" svg:d="m16600 6261-29-816">
          <text:p/>
        </draw:connector>
        <draw:connector draw:style-name="gr4" draw:text-style-name="P1" draw:layer="layout" svg:x1="18.145cm" svg:y1="4.316cm" svg:x2="19.987cm" svg:y2="9.255cm" draw:start-shape="id58" draw:start-glue-point="7" draw:end-shape="id59" draw:end-glue-point="4" svg:d="m18145 4316h1842v4939">
          <text:p/>
        </draw:connector>
        <draw:custom-shape draw:style-name="gr3" draw:text-style-name="P4" xml:id="id60" draw:id="id60" draw:layer="layout" svg:width="2.286cm" svg:height="1.324cm" svg:x="23.268cm" svg:y="2.197cm">
          <text:p text:style-name="P1"><text:span text:style-name="T7">3.1.2.2.1</text:span></text:p>
          <text:p text:style-name="P1"><text:span text:style-name="T3">Capture </text:span></text:p>
          <text:p text:style-name="P1"><text:span text:style-name="T3">Mont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" draw:id="id61" draw:layer="layout" svg:width="3.148cm" svg:height="2.259cm" svg:x="22.852cm" svg:y="4.71cm">
          <text:p text:style-name="P1"><text:span text:style-name="T7">3.1.2.3</text:span></text:p>
          <text:p text:style-name="P1"><text:span text:style-name="T3">Date</text:span></text:p>
          <text:p text:style-name="P1"><text:span text:style-name="T3">Know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24.411cm" svg:y1="3.521cm" svg:x2="24.426cm" svg:y2="4.71cm" draw:start-shape="id60" draw:start-glue-point="2" draw:end-shape="id61" draw:end-glue-point="4" svg:d="m24411 3521 15 1189">
          <text:p/>
        </draw:connector>
        <draw:frame draw:style-name="gr21" draw:text-style-name="P6" draw:layer="layout" svg:width="1.524cm" svg:height="0.725cm" svg:x="18.907cm" svg:y="2.905cm">
          <draw:text-box>
            <text:p><text:span text:style-name="T3">Yes</text:span></text:p>
          </draw:text-box>
        </draw:frame>
        <draw:connector draw:style-name="gr22" draw:text-style-name="P1" draw:layer="layout" draw:type="line" svg:x1="22.852cm" svg:y1="5.84cm" svg:x2="19.943cm" svg:y2="5.854cm" draw:start-shape="id61" draw:start-glue-point="5" svg:d="m22852 5840-2909 14">
          <text:p/>
        </draw:connector>
        <draw:custom-shape draw:style-name="gr3" draw:text-style-name="P12" xml:id="id62" draw:id="id62" draw:layer="layout" svg:width="2.286cm" svg:height="1.651cm" svg:x="23.287cm" svg:y="7.785cm">
          <text:p text:style-name="P1"><text:span text:style-name="T7">3.1.2.3.1</text:span></text:p>
          <text:p text:style-name="P1"><text:span text:style-name="T3">Capture </text:span></text:p>
          <text:p text:style-name="P1"><text:span text:style-name="T3">Month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4.426cm" svg:y1="6.969cm" svg:x2="24.43cm" svg:y2="7.785cm" draw:start-shape="id61" draw:start-glue-point="6" draw:end-shape="id62" draw:end-glue-point="0" svg:d="m24426 6969 4 816">
          <text:p/>
        </draw:connector>
        <draw:frame draw:style-name="gr20" draw:text-style-name="P6" draw:layer="layout" svg:width="1.524cm" svg:height="0.933cm" svg:x="24.495cm" svg:y="6.842cm">
          <draw:text-box>
            <text:p><text:span text:style-name="T3">Yes</text:span></text:p>
          </draw:text-box>
        </draw:frame>
        <draw:connector draw:style-name="gr4" draw:text-style-name="P1" draw:layer="layout" svg:x1="11.21cm" svg:y1="8.058cm" svg:x2="18.399cm" svg:y2="10.398cm" draw:start-shape="id55" draw:start-glue-point="6" draw:end-shape="id59" draw:end-glue-point="5" svg:d="m11210 8058v2340h7189">
          <text:p/>
        </draw:connector>
        <draw:frame draw:style-name="gr23" draw:text-style-name="P6" draw:layer="layout" svg:width="1.143cm" svg:height="1.016cm" svg:x="18.272cm" svg:y="3.667cm">
          <draw:text-box>
            <text:p><text:span text:style-name="T3">No</text:span></text:p>
          </draw:text-box>
        </draw:frame>
        <draw:connector draw:style-name="gr4" draw:text-style-name="P1" draw:layer="layout" svg:x1="23.287cm" svg:y1="8.61cm" svg:x2="19.987cm" svg:y2="9.255cm" draw:start-shape="id62" draw:start-glue-point="3" draw:end-shape="id59" draw:end-glue-point="4" svg:d="m23287 8610h-3300v645">
          <text:p/>
        </draw:connector>
        <draw:custom-shape draw:style-name="gr3" draw:text-style-name="P4" xml:id="id63" draw:id="id63" draw:layer="layout" svg:width="5.207cm" svg:height="2.059cm" svg:x="11.16cm" svg:y="12.703cm">
          <text:p text:style-name="P1"><text:span text:style-name="T7">3.1.3</text:span></text:p>
          <text:p text:style-name="P1"><text:span text:style-name="T3">DPT-HepB-Hib 1</text:span></text:p>
          <text:p text:style-name="P1"><text:span text:style-name="T3">Given at &gt;=6wks?</text:span></text:p>
          <text:p text:style-name="P1"><text:span text:style-name="T3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0.308cm" svg:x1="6.513cm" svg:y1="10.271cm" svg:x2="13.764cm" svg:y2="12.703cm" draw:start-shape="id56" draw:end-shape="id63" draw:end-glue-point="4" svg:d="m6513 10271v1524h7251v908">
          <text:p/>
        </draw:connector>
        <draw:custom-shape draw:style-name="gr3" draw:text-style-name="P12" xml:id="id64" draw:id="id64" draw:layer="layout" svg:width="2.286cm" svg:height="1.116cm" svg:x="15.986cm" svg:y="11.033cm">
          <text:p text:style-name="P1"><text:span text:style-name="T8">3.1.2.4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987cm" svg:y1="11.541cm" svg:x2="18.272cm" svg:y2="11.591cm" draw:start-shape="id59" draw:start-glue-point="6" draw:end-shape="id64" draw:end-glue-point="1" svg:d="m19987 11541-1715 50">
          <text:p/>
        </draw:connector>
        <draw:custom-shape draw:style-name="gr3" draw:text-style-name="P12" xml:id="id65" draw:id="id65" draw:layer="layout" svg:width="2.286cm" svg:height="1.27cm" svg:x="23.987cm" svg:y="9.744cm">
          <text:p text:style-name="P1"><text:span text:style-name="T7">3.1.2.4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574cm" svg:y1="10.398cm" svg:x2="23.987cm" svg:y2="10.379cm" draw:start-shape="id59" draw:start-glue-point="7" draw:end-shape="id65" draw:end-glue-point="3" svg:d="m21574 10398 2413-19">
          <text:p/>
        </draw:connector>
        <draw:custom-shape draw:style-name="gr3" draw:text-style-name="P4" xml:id="id66" draw:id="id66" draw:layer="layout" svg:width="4.699cm" svg:height="1.94cm" svg:x="22.79cm" svg:y="12.695cm">
          <text:p text:style-name="P1"><text:span text:style-name="T7">3.1.2.4.2.1</text:span></text:p>
          <text:p text:style-name="P1"><text:span text:style-name="T3">12 weeks</text:span></text:p>
          <text:p text:style-name="P1"><text:span text:style-name="T3">Pa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25.13cm" svg:y1="11.014cm" svg:x2="25.14cm" svg:y2="12.695cm" draw:start-shape="id65" draw:start-glue-point="2" draw:end-shape="id66" draw:end-glue-point="4" svg:d="m25130 11014 10 1681">
          <text:p/>
        </draw:connector>
        <draw:connector draw:style-name="gr4" draw:text-style-name="P1" draw:layer="layout" draw:type="line" svg:x1="22.79cm" svg:y1="13.665cm" svg:x2="16.367cm" svg:y2="13.733cm" draw:start-shape="id66" draw:start-glue-point="5" draw:end-shape="id63" draw:end-glue-point="7" svg:d="m22790 13665-6423 68">
          <text:p/>
        </draw:connector>
        <draw:frame draw:style-name="gr24" draw:text-style-name="P6" draw:layer="layout" svg:width="1.044cm" svg:height="1.187cm" svg:x="19.669cm" svg:y="13.065cm">
          <draw:text-box>
            <text:p><text:span text:style-name="T3">No</text:span></text:p>
          </draw:text-box>
        </draw:frame>
        <draw:custom-shape draw:style-name="gr3" draw:text-style-name="P4" xml:id="id67" draw:id="id67" draw:layer="layout" svg:width="4.083cm" svg:height="1.778cm" svg:x="23.106cm" svg:y="15.513cm">
          <text:p text:style-name="P1"><text:span text:style-name="T8">3.1.2.4.2.1.1</text:span></text:p>
          <text:p text:style-name="P1"><text:span text:style-name="T3">Re-administer</text:span></text:p>
          <text:p text:style-name="P1"><text:span text:style-name="T3">And 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14cm" svg:y1="14.635cm" svg:x2="25.147cm" svg:y2="15.513cm" draw:start-shape="id66" draw:start-glue-point="6" draw:end-shape="id67" draw:end-glue-point="0" svg:d="m25140 14635 7 878">
          <text:p/>
        </draw:connector>
        <draw:frame draw:style-name="gr25" draw:text-style-name="P6" draw:layer="layout" svg:width="1.651cm" svg:height="0.762cm" svg:x="25.003cm" svg:y="14.589cm">
          <draw:text-box>
            <text:p><text:span text:style-name="T3">Yes</text:span></text:p>
          </draw:text-box>
        </draw:frame>
        <draw:connector draw:style-name="gr4" draw:text-style-name="P1" draw:layer="layout" svg:x1="23.106cm" svg:y1="16.402cm" svg:x2="16.367cm" svg:y2="13.732cm" draw:start-shape="id67" draw:start-glue-point="3" draw:end-shape="id63" svg:d="m23106 16402h-3370v-2670h-3369">
          <text:p/>
        </draw:connector>
        <draw:custom-shape draw:style-name="gr3" draw:text-style-name="P4" xml:id="id68" draw:id="id68" draw:layer="layout" svg:width="3.048cm" svg:height="1.27cm" svg:x="12.249cm" svg:y="15.559cm">
          <text:p text:style-name="P1"><text:span text:style-name="T7">3.1.3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764cm" svg:y1="14.762cm" svg:x2="13.773cm" svg:y2="15.559cm" draw:start-shape="id63" draw:start-glue-point="6" draw:end-shape="id68" svg:d="m13764 14762 9 797">
          <text:p/>
        </draw:connector>
        <draw:frame draw:style-name="gr25" draw:text-style-name="P6" draw:layer="layout" svg:width="1.651cm" svg:height="0.762cm" svg:x="13.827cm" svg:y="14.589cm">
          <draw:text-box>
            <text:p><text:span text:style-name="T3">Yes</text:span></text:p>
          </draw:text-box>
        </draw:frame>
        <draw:custom-shape draw:style-name="gr3" draw:text-style-name="P4" xml:id="id69" draw:id="id69" draw:layer="layout" svg:width="6.096cm" svg:height="2.286cm" svg:x="3.032cm" svg:y="12.63cm">
          <text:p text:style-name="P1"><text:span text:style-name="T3">3.1.4</text:span></text:p>
          <text:p text:style-name="P1"><text:span text:style-name="T3">DPT-HepB-Hib 2</text:span></text:p>
          <text:p text:style-name="P1"><text:span text:style-name="T3">Given 1 month after 1st</text:span></text:p>
          <text:p text:style-name="P1"><text:span text:style-name="T3">Dos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11.16cm" svg:y1="13.733cm" svg:x2="9.128cm" svg:y2="13.773cm" draw:start-shape="id63" draw:start-glue-point="5" draw:end-shape="id69" draw:end-glue-point="7" svg:d="m11160 13733-2032 40">
          <text:p/>
        </draw:connector>
        <draw:frame draw:style-name="gr26" draw:text-style-name="P6" draw:layer="layout" svg:width="1.27cm" svg:height="0.725cm" svg:x="9.255cm" svg:y="13.021cm">
          <draw:text-box>
            <text:p><text:span text:style-name="T3">No</text:span></text:p>
          </draw:text-box>
        </draw:frame>
        <draw:connector draw:style-name="gr27" draw:text-style-name="P1" draw:layer="layout" draw:line-skew="-0.549cm" svg:x1="12.249cm" svg:y1="16.194cm" svg:x2="9.128cm" svg:y2="13.773cm" draw:start-shape="id68" draw:start-glue-point="3" draw:end-shape="id69" draw:end-glue-point="7" svg:d="m12249 16194h-2109v-2421h-1012">
          <text:p/>
        </draw:connector>
        <draw:custom-shape draw:style-name="gr3" draw:text-style-name="P12" xml:id="id70" draw:id="id70" draw:layer="layout" svg:width="2.84cm" svg:height="1.27cm" svg:x="4.71cm" svg:y="15.959cm">
          <text:p text:style-name="P1"><text:span text:style-name="T7">3.1.4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08cm" svg:y1="14.916cm" svg:x2="6.13cm" svg:y2="15.959cm" draw:start-shape="id69" draw:start-glue-point="6" draw:end-shape="id70" draw:end-glue-point="0" svg:d="m6080 14916 50 1043">
          <text:p/>
        </draw:connector>
        <draw:frame draw:style-name="gr25" draw:text-style-name="P13" draw:layer="layout" svg:width="1.651cm" svg:height="0.763cm" svg:x="5.953cm" svg:y="15.097cm">
          <draw:text-box>
            <text:p><text:span text:style-name="T4">Yes</text:span></text:p>
          </draw:text-box>
        </draw:frame>
        <draw:custom-shape draw:style-name="gr3" draw:text-style-name="P9" xml:id="id71" draw:id="id71" draw:layer="layout" svg:width="5.969cm" svg:height="2.667cm" svg:x="3.132cm" svg:y="18.226cm">
          <text:p text:style-name="P1"><text:span text:style-name="T6">3.1.5</text:span></text:p>
          <text:p text:style-name="P1"><text:span text:style-name="T3">DPT-HepB-Hib 3</text:span></text:p>
          <text:p text:style-name="P1"><text:span text:style-name="T3">Given 1 month after</text:span></text:p>
          <text:p text:style-name="P1"><text:span text:style-name="T3">2nd dos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6.13cm" svg:y1="17.229cm" svg:x2="6.117cm" svg:y2="18.226cm" draw:start-shape="id70" draw:start-glue-point="2" draw:end-shape="id71" draw:end-glue-point="4" svg:d="m6130 17229-13 997">
          <text:p/>
        </draw:connector>
        <draw:connector draw:style-name="gr4" draw:text-style-name="P1" draw:layer="layout" svg:x1="3.032cm" svg:y1="13.773cm" svg:x2="2.701cm" svg:y2="15.967cm" draw:start-shape="id69" draw:start-glue-point="5" draw:end-shape="id72" draw:end-glue-point="0" svg:d="m3032 13773h-501v1669h170v525">
          <text:p/>
        </draw:connector>
        <draw:frame draw:style-name="gr26" draw:text-style-name="P6" draw:layer="layout" svg:width="1.27cm" svg:height="0.725cm" svg:x="2.397cm" svg:y="14.418cm">
          <draw:text-box>
            <text:p><text:span text:style-name="T3">No</text:span></text:p>
          </draw:text-box>
        </draw:frame>
        <draw:custom-shape draw:style-name="gr3" draw:text-style-name="P4" xml:id="id73" draw:id="id73" draw:layer="layout" svg:width="3.048cm" svg:height="1.27cm" svg:x="10.552cm" svg:y="18.888cm">
          <text:p text:style-name="P1"><text:span text:style-name="T7">3.1.5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101cm" svg:y1="19.56cm" svg:x2="10.552cm" svg:y2="19.523cm" draw:start-shape="id71" draw:start-glue-point="7" draw:end-shape="id73" draw:end-glue-point="3" svg:d="m9101 19560 1451-37">
          <text:p/>
        </draw:connector>
        <draw:frame draw:style-name="gr25" draw:text-style-name="P6" draw:layer="layout" svg:width="1.651cm" svg:height="0.762cm" svg:x="9.001cm" svg:y="18.863cm">
          <draw:text-box>
            <text:p><text:span text:style-name="T3">Yes</text:span></text:p>
          </draw:text-box>
        </draw:frame>
        <draw:custom-shape draw:style-name="gr3" draw:text-style-name="P4" xml:id="id74" draw:id="id74" draw:layer="layout" svg:width="6.096cm" svg:height="2.286cm" svg:x="9.001cm" svg:y="21.547cm">
          <text:p text:style-name="P1"><text:span text:style-name="T7">3.1.6</text:span></text:p>
          <text:p text:style-name="P1"><text:span text:style-name="T3">PCV 1 Given </text:span></text:p>
          <text:p text:style-name="P1"><text:span text:style-name="T3">at &gt;=6wks?</text:span></text:p>
          <text:p text:style-name="P1"><text:span text:style-name="T3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12.076cm" svg:y1="20.158cm" svg:x2="12.049cm" svg:y2="21.547cm" draw:start-shape="id73" draw:start-glue-point="2" draw:end-shape="id74" draw:end-glue-point="4" svg:d="m12076 20158-27 1389">
          <text:p/>
        </draw:connector>
        <draw:frame draw:style-name="gr18" draw:text-style-name="P6" draw:layer="layout" svg:width="1.524cm" svg:height="0.725cm" svg:x="5.052cm" svg:y="20.737cm">
          <draw:text-box>
            <text:p><text:span text:style-name="T3">No</text:span></text:p>
          </draw:text-box>
        </draw:frame>
        <draw:custom-shape draw:style-name="gr3" draw:text-style-name="P4" xml:id="id77" draw:id="id77" draw:layer="layout" svg:width="3.048cm" svg:height="1.27cm" svg:x="15.57cm" svg:y="17.988cm">
          <text:p text:style-name="P1"><text:span text:style-name="T7">3.1.6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8" draw:id="id78" draw:layer="layout" svg:width="6.096cm" svg:height="2.413cm" svg:x="17.51cm" svg:y="19.923cm">
          <text:p text:style-name="P1"><text:span text:style-name="T7">3.1.7</text:span></text:p>
          <text:p text:style-name="P1"><text:span text:style-name="T3">PCV 2 Given 1 Month after</text:span></text:p>
          <text:p text:style-name="P1"><text:span text:style-name="T3"><text:s/></text:span><text:span text:style-name="T3">1st dos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12.049cm" svg:y1="23.833cm" svg:x2="11.992cm" svg:y2="24.579cm" draw:start-shape="id74" draw:start-glue-point="6" draw:end-shape="id75" svg:d="m12049 23833-57 746">
          <text:p/>
        </draw:connector>
        <draw:frame draw:style-name="gr25" draw:text-style-name="P6" draw:layer="layout" svg:width="1.27cm" svg:height="0.762cm" svg:x="14.335cm" svg:y="20.387cm">
          <draw:text-box>
            <text:p><text:span text:style-name="T3">Yes</text:span></text:p>
          </draw:text-box>
        </draw:frame>
        <draw:frame draw:style-name="gr28" draw:text-style-name="P6" draw:layer="layout" svg:width="1.651cm" svg:height="0.725cm" svg:x="12.049cm" svg:y="23.733cm">
          <draw:text-box>
            <text:p><text:span text:style-name="T3">No</text:span></text:p>
          </draw:text-box>
        </draw:frame>
        <draw:frame draw:style-name="gr29" draw:text-style-name="P13" draw:layer="layout" svg:width="1.524cm" svg:height="0.763cm" svg:x="6.334cm" svg:y="6.46cm">
          <draw:text-box>
            <text:p><text:span text:style-name="T4">Yes</text:span></text:p>
          </draw:text-box>
        </draw:frame>
        <draw:custom-shape draw:style-name="gr3" draw:text-style-name="P12" xml:id="id72" draw:id="id72" draw:layer="layout" svg:width="3.202cm" svg:height="1.543cm" svg:x="1.1cm" svg:y="15.967cm">
          <text:p text:style-name="P1"><text:span text:style-name="T7">3.1.4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701cm" svg:y1="17.51cm" svg:x2="3.132cm" svg:y2="19.56cm" draw:start-shape="id72" draw:start-glue-point="2" draw:end-shape="id71" draw:end-glue-point="5" svg:d="m2701 17510v2050h431">
          <text:p/>
        </draw:connector>
        <draw:custom-shape draw:style-name="gr3" draw:text-style-name="P12" xml:id="id76" draw:id="id76" draw:layer="layout" svg:width="3.51cm" svg:height="1.905cm" svg:x="4.348cm" svg:y="21.701cm">
          <text:p text:style-name="P1"><text:span text:style-name="T7">3.1.5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117cm" svg:y1="20.893cm" svg:x2="6.103cm" svg:y2="21.701cm" draw:start-shape="id71" draw:start-glue-point="6" draw:end-shape="id76" draw:end-glue-point="0" svg:d="m6117 20893-14 808">
          <text:p/>
        </draw:connector>
        <draw:connector draw:style-name="gr4" draw:text-style-name="P1" draw:layer="layout" draw:type="line" svg:x1="7.858cm" svg:y1="22.653cm" svg:x2="9.001cm" svg:y2="22.69cm" draw:start-shape="id76" draw:start-glue-point="1" draw:end-shape="id74" draw:end-glue-point="5" svg:d="m7858 22653 1143 37">
          <text:p/>
        </draw:connector>
        <draw:custom-shape draw:style-name="gr3" draw:text-style-name="P12" xml:id="id75" draw:id="id75" draw:layer="layout" svg:width="2.998cm" svg:height="1.27cm" svg:x="10.493cm" svg:y="24.579cm">
          <text:p text:style-name="P1"><text:span text:style-name="T7">3.1.6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94cm" svg:y1="19.258cm" svg:x2="17.51cm" svg:y2="21.13cm" draw:start-shape="id77" draw:start-glue-point="2" draw:end-shape="id78" draw:end-glue-point="5" svg:d="m17094 19258v1872h416">
          <text:p/>
        </draw:connector>
        <draw:connector draw:style-name="gr4" draw:text-style-name="P1" draw:layer="layout" svg:x1="13.491cm" svg:y1="25.214cm" svg:x2="20.558cm" svg:y2="22.336cm" draw:start-shape="id75" draw:start-glue-point="1" draw:end-shape="id78" draw:end-glue-point="6" svg:d="m13491 25214h7067v-2878">
          <text:p/>
        </draw:connector>
        <draw:custom-shape draw:style-name="gr3" draw:text-style-name="P12" xml:id="id80" draw:id="id80" draw:layer="layout" svg:width="3.298cm" svg:height="1.37cm" svg:x="24.626cm" svg:y="18.78cm">
          <text:p text:style-name="P1"><text:span text:style-name="T7">3.1.7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9" draw:id="id79" draw:layer="layout" svg:width="3.048cm" svg:height="1.27cm" svg:x="24.703cm" svg:y="20.52cm">
          <text:p text:style-name="P1"><text:span text:style-name="T7">3.1.7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606cm" svg:y1="21.13cm" svg:x2="24.703cm" svg:y2="21.155cm" draw:start-shape="id78" draw:start-glue-point="7" draw:end-shape="id79" draw:end-glue-point="3" svg:d="m23606 21130 1097 25">
          <text:p/>
        </draw:connector>
        <draw:connector draw:style-name="gr4" draw:text-style-name="P1" draw:layer="layout" svg:x1="20.558cm" svg:y1="19.923cm" svg:x2="24.626cm" svg:y2="19.465cm" draw:start-shape="id78" draw:start-glue-point="4" draw:end-shape="id80" draw:end-glue-point="3" svg:d="m20558 19923v-502h3559v44h509">
          <text:p/>
        </draw:connector>
        <draw:custom-shape draw:style-name="gr3" draw:text-style-name="P4" xml:id="id81" draw:id="id81" draw:layer="layout" svg:width="6.35cm" svg:height="2.159cm" svg:x="21.828cm" svg:y="24.622cm">
          <text:p text:style-name="P1"><text:span text:style-name="T7">3.1.8</text:span></text:p>
          <text:p text:style-name="P1"><text:span text:style-name="T3">PCV 3 Given 1 Month</text:span></text:p>
          <text:p text:style-name="P1"><text:span text:style-name="T3">after 2nd dos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6.227cm" svg:y1="21.79cm" svg:x2="25.003cm" svg:y2="24.622cm" draw:start-shape="id79" draw:start-glue-point="2" draw:end-shape="id81" draw:end-glue-point="4" svg:d="m26227 21790v1416h-1224v1416">
          <text:p/>
        </draw:connector>
        <draw:frame draw:style-name="gr30" draw:text-style-name="P14" draw:layer="layout" svg:width="1.651cm" svg:height="0.889cm" svg:x="20.812cm" svg:y="18.78cm">
          <draw:text-box>
            <text:p><text:span text:style-name="T11">No</text:span></text:p>
          </draw:text-box>
        </draw:frame>
        <draw:frame draw:style-name="gr25" draw:text-style-name="P6" draw:layer="layout" svg:width="1.651cm" svg:height="0.762cm" svg:x="23.225cm" svg:y="21.276cm">
          <draw:text-box>
            <text:p><text:span text:style-name="T3">Yes</text:span></text:p>
          </draw:text-box>
        </draw:frame>
        <draw:connector draw:style-name="gr4" draw:text-style-name="P1" draw:layer="layout" svg:x1="10.652cm" svg:y1="4.883cm" svg:x2="3.159cm" svg:y2="6.08cm" draw:start-shape="id53" draw:start-glue-point="6" draw:end-shape="id54" draw:end-glue-point="4" svg:d="m10652 4883v599h-7493v598">
          <text:p/>
        </draw:connector>
        <draw:frame draw:style-name="gr26" draw:text-style-name="P6" draw:layer="layout" svg:width="1.27cm" svg:height="0.725cm" svg:x="3.032cm" svg:y="8.62cm">
          <draw:text-box>
            <text:p><text:span text:style-name="T3">No</text:span></text:p>
          </draw:text-box>
        </draw:frame>
        <draw:frame draw:style-name="gr23" draw:text-style-name="P6" draw:layer="layout" svg:width="1.143cm" svg:height="1.016cm" svg:x="20.431cm" svg:y="5.191cm">
          <draw:text-box>
            <text:p><text:span text:style-name="T3">No</text:span></text:p>
          </draw:text-box>
        </draw:frame>
        <draw:connector draw:style-name="gr4" draw:text-style-name="P1" draw:layer="layout" draw:line-skew="0cm -0.502cm" svg:x1="15.097cm" svg:y1="22.69cm" svg:x2="15.57cm" svg:y2="18.623cm" draw:start-shape="id74" draw:start-glue-point="7" draw:end-shape="id77" draw:end-glue-point="3" svg:d="m15097 22690h502v-2789h-530v-1278h501">
          <text:p/>
        </draw:connector>
        <draw:connector draw:style-name="gr27" draw:text-style-name="P1" draw:layer="layout" svg:x1="27.924cm" svg:y1="19.465cm" svg:x2="26.194cm" svg:y2="23.217cm" draw:start-shape="id80" draw:start-glue-point="1" svg:d="m27924 19465h501v3752h-2231">
          <text:p/>
        </draw:connector>
        <draw:custom-shape draw:style-name="gr3" draw:text-style-name="P4" xml:id="id82" draw:id="id82" draw:layer="layout" svg:width="3.048cm" svg:height="1.27cm" svg:x="17.637cm" svg:y="25.892cm">
          <text:p text:style-name="P1"><text:span text:style-name="T7">3.1.8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83" draw:id="id83" draw:layer="layout" svg:width="3.429cm" svg:height="1.451cm" svg:x="23.252cm" svg:y="27.897cm">
          <text:p text:style-name="P1"><text:span text:style-name="T7">3.1.8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828cm" svg:y1="25.702cm" svg:x2="20.685cm" svg:y2="26.527cm" draw:start-shape="id81" draw:start-glue-point="5" draw:end-shape="id82" draw:end-glue-point="1" svg:d="m21828 25702h-571v825h-572">
          <text:p/>
        </draw:connector>
        <draw:connector draw:style-name="gr4" draw:text-style-name="P1" draw:layer="layout" draw:type="line" svg:x1="25.003cm" svg:y1="26.781cm" svg:x2="24.966cm" svg:y2="27.897cm" draw:start-shape="id81" draw:start-glue-point="6" draw:end-shape="id83" draw:end-glue-point="0" svg:d="m25003 26781-37 1116">
          <text:p/>
        </draw:connector>
        <draw:custom-shape draw:style-name="gr3" draw:text-style-name="P4" xml:id="id84" draw:id="id84" draw:layer="layout" svg:width="6.35cm" svg:height="2.159cm" svg:x="16.002cm" svg:y="30.083cm">
          <text:p text:style-name="P1"><text:span text:style-name="T3">3.1.9</text:span></text:p>
          <text:p text:style-name="P1"><text:span text:style-name="T3">Polio 0 Vaccine Given by</text:span></text:p>
          <text:p text:style-name="P1"><text:span text:style-name="T3">2 wk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xml:id="id85" draw:id="id85" draw:layer="layout" draw:type="line" svg:x1="19.161cm" svg:y1="27.162cm" svg:x2="19.177cm" svg:y2="30.083cm" draw:start-shape="id82" draw:start-glue-point="2" draw:end-shape="id84" svg:d="m19161 27162 16 2921">
          <text:p/>
        </draw:connector>
        <draw:connector draw:style-name="gr22" draw:text-style-name="P1" draw:layer="layout" draw:type="line" svg:x1="23.252cm" svg:y1="28.622cm" svg:x2="19.169cm" svg:y2="28.622cm" draw:start-shape="id83" draw:start-glue-point="3" draw:end-shape="id85" draw:end-glue-point="0" svg:d="m23252 28622h-4083">
          <text:p/>
        </draw:connector>
        <draw:frame draw:style-name="gr5" draw:text-style-name="P13" draw:layer="layout" svg:width="1.086cm" svg:height="0.763cm" svg:x="25.003cm" svg:y="26.781cm">
          <draw:text-box>
            <text:p><text:span text:style-name="T4">No</text:span></text:p>
          </draw:text-box>
        </draw:frame>
        <draw:frame draw:style-name="gr5" draw:text-style-name="P6" draw:layer="layout" svg:width="1.196cm" svg:height="0.725cm" svg:x="20.708cm" svg:y="25.13cm">
          <draw:text-box>
            <text:p><text:span text:style-name="T3">Yes</text:span></text:p>
          </draw:text-box>
        </draw:frame>
        <draw:custom-shape draw:style-name="gr3" draw:text-style-name="P4" xml:id="id86" draw:id="id86" draw:layer="layout" svg:width="3.048cm" svg:height="1.27cm" svg:x="23.733cm" svg:y="30.491cm">
          <text:p text:style-name="P1"><text:span text:style-name="T7">3.1.9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002cm" svg:y1="31.163cm" svg:x2="23.733cm" svg:y2="31.126cm" draw:start-shape="id84" draw:start-glue-point="5" draw:end-shape="id86" svg:d="m16002 31163 7731-37">
          <text:p/>
        </draw:connector>
        <draw:custom-shape draw:style-name="gr3" draw:text-style-name="P12" xml:id="id87" draw:id="id87" draw:layer="layout" svg:width="2.998cm" svg:height="1.478cm" svg:x="17.687cm" svg:y="33.358cm">
          <text:p text:style-name="P1"><text:span text:style-name="T7">3.1.9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177cm" svg:y1="32.242cm" svg:x2="19.186cm" svg:y2="33.358cm" draw:start-shape="id84" draw:start-glue-point="6" draw:end-shape="id87" draw:end-glue-point="0" svg:d="m19177 32242 9 1116">
          <text:p/>
        </draw:connector>
        <draw:custom-shape draw:style-name="gr3" draw:text-style-name="P15" xml:id="id88" draw:id="id88" draw:layer="layout" svg:width="6.096cm" svg:height="1.905cm" svg:x="22.209cm" svg:y="33.112cm">
          <text:p text:style-name="P1"><text:span text:style-name="T8">3.1.10</text:span></text:p>
          <text:p text:style-name="P1"><text:span text:style-name="T3">Polio Vaccine 1 Given at</text:span></text:p>
          <text:p text:style-name="P1"><text:span text:style-name="T3">6 wks or lat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20.685cm" svg:y1="34.097cm" svg:x2="22.209cm" svg:y2="34.064cm" draw:start-shape="id87" draw:start-glue-point="1" draw:end-shape="id88" svg:d="m20685 34097 1524-33">
          <text:p/>
        </draw:connector>
        <draw:connector draw:style-name="gr4" draw:text-style-name="P1" draw:layer="layout" draw:type="line" svg:x1="25.257cm" svg:y1="31.761cm" svg:x2="25.257cm" svg:y2="33.112cm" draw:start-shape="id86" draw:start-glue-point="2" draw:end-shape="id88" draw:end-glue-point="4" svg:d="m25257 31761v1351">
          <text:p/>
        </draw:connector>
        <draw:frame draw:style-name="gr5" draw:text-style-name="P6" draw:layer="layout" svg:width="1.044cm" svg:height="0.725cm" svg:x="19.034cm" svg:y="32.369cm">
          <draw:text-box>
            <text:p><text:span text:style-name="T3">No</text:span></text:p>
          </draw:text-box>
        </draw:frame>
        <draw:connector draw:style-name="gr22" draw:text-style-name="P1" xml:id="id89" draw:id="id89" draw:layer="layout" draw:type="line" svg:x1="25.257cm" svg:y1="35.017cm" svg:x2="25.235cm" svg:y2="36.446cm" draw:start-shape="id88" draw:start-glue-point="6" svg:d="m25257 35017-22 1429">
          <text:p/>
        </draw:connector>
        <draw:custom-shape draw:style-name="gr3" draw:text-style-name="P4" draw:layer="layout" svg:width="6.35cm" svg:height="2.159cm" svg:x="16.001cm" svg:y="30.082cm">
          <text:p text:style-name="P1"><text:span text:style-name="T3">3.1.9</text:span></text:p>
          <text:p text:style-name="P1"><text:span text:style-name="T3">Polio 0 Vaccine Given by</text:span></text:p>
          <text:p text:style-name="P1"><text:span text:style-name="T3">2 wk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2" xml:id="id91" draw:id="id91" draw:layer="layout" svg:width="2.998cm" svg:height="1.778cm" svg:x="25.511cm" svg:y="37.649cm">
          <text:p text:style-name="P1"><text:span text:style-name="T7">3.1.10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0" draw:id="id90" draw:layer="layout" svg:width="3.048cm" svg:height="1.27cm" svg:x="20.05cm" svg:y="37.703cm">
          <text:p text:style-name="P1"><text:span text:style-name="T7">3.1.10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5.235cm" svg:y1="36.446cm" svg:x2="21.574cm" svg:y2="37.703cm" draw:start-shape="id89" draw:start-glue-point="3" draw:end-shape="id90" draw:end-glue-point="0" svg:d="m25235 36446v629h-3661v628">
          <text:p/>
        </draw:connector>
        <draw:frame draw:style-name="gr5" draw:text-style-name="P6" draw:layer="layout" svg:width="1.044cm" svg:height="0.725cm" svg:x="26.146cm" svg:y="36.051cm">
          <draw:text-box>
            <text:p><text:span text:style-name="T3">No</text:span></text:p>
          </draw:text-box>
        </draw:frame>
        <draw:frame draw:style-name="gr5" draw:text-style-name="P6" draw:layer="layout" svg:width="1.196cm" svg:height="0.725cm" svg:x="21.955cm" svg:y="36.051cm">
          <draw:text-box>
            <text:p><text:span text:style-name="T3">Yes</text:span></text:p>
          </draw:text-box>
        </draw:frame>
        <draw:custom-shape draw:style-name="gr3" draw:text-style-name="P4" xml:id="id92" draw:id="id92" draw:layer="layout" svg:width="4.572cm" svg:height="2.64cm" svg:x="14.208cm" svg:y="37.449cm">
          <text:p text:style-name="P1"><text:span text:style-name="T7">3.1.11</text:span></text:p>
          <text:p text:style-name="P1"><text:span text:style-name="T3">Polio Vaccine 2</text:span></text:p>
          <text:p text:style-name="P1"><text:span text:style-name="T3">Given a month</text:span></text:p>
          <text:p text:style-name="P1"><text:span text:style-name="T3"><text:s/></text:span><text:span text:style-name="T3">la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7.01cm" svg:y1="39.427cm" svg:x2="16.494cm" svg:y2="40.089cm" draw:start-shape="id91" draw:start-glue-point="2" draw:end-shape="id92" draw:end-glue-point="6" svg:d="m27010 39427v1164h-10516v-502">
          <text:p/>
        </draw:connector>
        <draw:custom-shape draw:style-name="gr3" draw:text-style-name="P4" xml:id="id93" draw:id="id93" draw:layer="layout" svg:width="3.048cm" svg:height="1.27cm" svg:x="17.51cm" svg:y="35.671cm">
          <text:p text:style-name="P1"><text:span text:style-name="T7">3.1.11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494cm" svg:y1="37.449cm" svg:x2="17.51cm" svg:y2="36.306cm" draw:start-shape="id92" draw:start-glue-point="4" draw:end-shape="id93" draw:end-glue-point="3" svg:d="m16494 37449v-1143h1016">
          <text:p/>
        </draw:connector>
        <draw:frame draw:style-name="gr5" draw:text-style-name="P6" draw:layer="layout" svg:width="1.196cm" svg:height="0.725cm" svg:x="16.263cm" svg:y="35.544cm">
          <draw:text-box>
            <text:p><text:span text:style-name="T3">Yes</text:span></text:p>
          </draw:text-box>
        </draw:frame>
        <draw:custom-shape draw:style-name="gr3" draw:text-style-name="P12" xml:id="id94" draw:id="id94" draw:layer="layout" svg:width="2.998cm" svg:height="1.651cm" svg:x="12.557cm" svg:y="35.29cm">
          <text:p text:style-name="P1"><text:span text:style-name="T7">3.1.11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208cm" svg:y1="38.769cm" svg:x2="14.056cm" svg:y2="36.941cm" draw:start-shape="id92" draw:start-glue-point="5" draw:end-shape="id94" draw:end-glue-point="2" svg:d="m14208 38769h-152v-1828">
          <text:p/>
        </draw:connector>
        <draw:frame draw:style-name="gr5" draw:text-style-name="P6" draw:layer="layout" svg:width="1.044cm" svg:height="0.725cm" svg:x="14.265cm" svg:y="37.195cm">
          <draw:text-box>
            <text:p><text:span text:style-name="T3">No</text:span></text:p>
          </draw:text-box>
        </draw:frame>
        <draw:custom-shape draw:style-name="gr3" draw:text-style-name="P4" xml:id="id95" draw:id="id95" draw:layer="layout" svg:width="4.572cm" svg:height="2.64cm" svg:x="12.557cm" svg:y="31.607cm">
          <text:p text:style-name="P1"><text:span text:style-name="T7">3.1.12</text:span></text:p>
          <text:p text:style-name="P1"><text:span text:style-name="T3">Polio Vaccine 3</text:span></text:p>
          <text:p text:style-name="P1"><text:span text:style-name="T3">Given a month</text:span></text:p>
          <text:p text:style-name="P1"><text:span text:style-name="T3"><text:s/></text:span><text:span text:style-name="T3">la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0.203cm" svg:x1="14.056cm" svg:y1="35.29cm" svg:x2="14.843cm" svg:y2="34.247cm" draw:start-shape="id94" draw:start-glue-point="0" draw:end-shape="id95" draw:end-glue-point="6" svg:d="m14056 35290v-318h787v-725">
          <text:p/>
        </draw:connector>
        <draw:connector draw:style-name="gr27" draw:text-style-name="P1" draw:layer="layout" svg:x1="19.034cm" svg:y1="35.671cm" svg:x2="14.843cm" svg:y2="34.247cm" draw:start-shape="id93" draw:start-glue-point="0" draw:end-shape="id95" draw:end-glue-point="6" svg:d="m19034 35671v-711h-4191v-713">
          <text:p/>
        </draw:connector>
        <draw:frame draw:style-name="gr5" draw:text-style-name="P13" draw:layer="layout" svg:width="1.247cm" svg:height="0.763cm" svg:x="22.209cm" svg:y="30.463cm">
          <draw:text-box>
            <text:p><text:span text:style-name="T4">Yes</text:span></text:p>
          </draw:text-box>
        </draw:frame>
        <draw:custom-shape draw:style-name="gr3" draw:text-style-name="P12" xml:id="id97" draw:id="id97" draw:layer="layout" svg:width="2.998cm" svg:height="1.524cm" svg:x="15.732cm" svg:y="28.378cm">
          <text:p text:style-name="P1"><text:span text:style-name="T7">3.1.12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6" draw:id="id96" draw:layer="layout" svg:width="3.048cm" svg:height="1.27cm" svg:x="11.795cm" svg:y="28.432cm">
          <text:p text:style-name="P1"><text:span text:style-name="T7">3.1.12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191cm" svg:x1="14.843cm" svg:y1="31.607cm" svg:x2="13.319cm" svg:y2="29.702cm" draw:start-shape="id95" draw:start-glue-point="4" draw:end-shape="id96" draw:end-glue-point="2" svg:d="m14843 31607v-1143h-1524v-762">
          <text:p/>
        </draw:connector>
        <draw:custom-shape draw:style-name="gr3" draw:text-style-name="P4" xml:id="id98" draw:id="id98" draw:layer="layout" svg:width="5.334cm" svg:height="1.778cm" svg:x="12.022cm" svg:y="25.819cm">
          <text:p text:style-name="P1"><text:span text:style-name="T3">Is Child &gt;= 9 mon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7.231cm" svg:y1="28.378cm" svg:x2="14.689cm" svg:y2="27.597cm" draw:start-shape="id97" draw:start-glue-point="0" draw:end-shape="id98" draw:end-glue-point="6" svg:d="m17231 28378v-390h-2542v-391">
          <text:p/>
        </draw:connector>
        <draw:connector draw:style-name="gr4" draw:text-style-name="P1" draw:layer="layout" svg:x1="13.319cm" svg:y1="28.432cm" svg:x2="14.689cm" svg:y2="27.597cm" draw:start-shape="id96" draw:start-glue-point="0" draw:end-shape="id98" draw:end-glue-point="6" svg:d="m13319 28432v-417h1370v-418">
          <text:p/>
        </draw:connector>
        <draw:custom-shape draw:style-name="gr3" draw:text-style-name="P4" xml:id="id99" draw:id="id99" draw:layer="layout" svg:width="4.445cm" svg:height="2.032cm" svg:x="4.329cm" svg:y="33.766cm">
          <text:p text:style-name="P1"><text:span text:style-name="T7">3.1.14</text:span></text:p>
          <text:p text:style-name="P1"><text:span text:style-name="T3">Is Mother HIV</text:span></text:p>
          <text:p text:style-name="P1"><text:span text:style-name="T3">Positi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00" draw:id="id100" draw:layer="layout" svg:width="2.032cm" svg:height="1.27cm" svg:x="2.805cm" svg:y="36.052cm">
          <text:p text:style-name="P1"><text:span text:style-name="T7">3.1.14.2</text:span></text:p>
          <text:p text:style-name="P1"><text:span text:style-name="T3">Positiv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1" draw:id="id101" draw:layer="layout" svg:width="2.032cm" svg:height="1.27cm" svg:x="8.482cm" svg:y="36.179cm">
          <text:p text:style-name="P1"><text:span text:style-name="T7">3.1.14.1</text:span></text:p>
          <text:p text:style-name="P1"><text:span text:style-name="T3">Negativ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329cm" svg:y1="34.782cm" svg:x2="3.821cm" svg:y2="36.052cm" draw:start-shape="id99" draw:start-glue-point="5" draw:end-shape="id100" draw:end-glue-point="0" svg:d="m4329 34782h-508v1270">
          <text:p/>
        </draw:connector>
        <draw:connector draw:style-name="gr4" draw:text-style-name="P1" draw:layer="layout" svg:x1="8.774cm" svg:y1="34.782cm" svg:x2="9.498cm" svg:y2="36.179cm" draw:start-shape="id99" draw:start-glue-point="7" draw:end-shape="id101" draw:end-glue-point="0" svg:d="m8774 34782h724v1397">
          <text:p/>
        </draw:connector>
        <draw:custom-shape draw:style-name="gr3" draw:text-style-name="P4" xml:id="id102" draw:id="id102" draw:layer="layout" svg:width="3.683cm" svg:height="1.27cm" svg:x="2.016cm" svg:y="38.592cm">
          <text:p text:style-name="P1"><text:span text:style-name="T7">3.1.14.2.1</text:span></text:p>
          <text:p text:style-name="P1"><text:span text:style-name="T3">Test Child For HIV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3" draw:id="id103" draw:layer="layout" svg:width="3.81cm" svg:height="0.889cm" svg:x="7.631cm" svg:y="38.8cm">
          <text:p text:style-name="P1"><text:span text:style-name="T4">Fini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3.821cm" svg:y1="37.322cm" svg:x2="3.857cm" svg:y2="38.592cm" draw:start-shape="id100" draw:start-glue-point="2" draw:end-shape="id102" draw:end-glue-point="0" svg:d="m3821 37322 36 1270">
          <text:p/>
        </draw:connector>
        <draw:connector draw:style-name="gr4" draw:text-style-name="P1" draw:layer="layout" draw:type="line" svg:x1="5.699cm" svg:y1="39.227cm" svg:x2="7.631cm" svg:y2="39.244cm" draw:start-shape="id102" draw:start-glue-point="1" draw:end-shape="id103" draw:end-glue-point="5" svg:d="m5699 39227 1932 17">
          <text:p/>
        </draw:connector>
        <draw:connector draw:style-name="gr4" draw:text-style-name="P1" draw:layer="layout" draw:type="line" svg:x1="9.498cm" svg:y1="37.449cm" svg:x2="9.536cm" svg:y2="38.8cm" draw:start-shape="id101" draw:start-glue-point="2" draw:end-shape="id103" draw:end-glue-point="4" svg:d="m9498 37449 38 1351">
          <text:p/>
        </draw:connector>
        <draw:custom-shape draw:style-name="gr3" draw:text-style-name="P4" xml:id="id104" draw:id="id104" draw:layer="layout" svg:width="3.81cm" svg:height="2.159cm" svg:x="4.429cm" svg:y="24.622cm">
          <text:p text:style-name="P1"><text:span text:style-name="T8">3.1.13</text:span></text:p>
          <text:p text:style-name="P1"><text:span text:style-name="T3">Measles Vaccine</text:span></text:p>
          <text:p text:style-name="P1"><text:span text:style-name="T3">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2.022cm" svg:y1="26.708cm" svg:x2="8.239cm" svg:y2="25.702cm" draw:start-shape="id98" draw:start-glue-point="5" draw:end-shape="id104" draw:end-glue-point="7" svg:d="m12022 26708h-1891v-1006h-1892">
          <text:p/>
        </draw:connector>
        <draw:connector draw:style-name="gr4" draw:text-style-name="P1" draw:layer="layout" draw:line-skew="1.9cm" svg:x1="10.121cm" svg:y1="26.657cm" svg:x2="6.552cm" svg:y2="33.766cm" draw:end-shape="id99" draw:end-glue-point="4" svg:d="m10121 26657v5204h-3569v1905">
          <text:p/>
        </draw:connector>
        <draw:frame draw:style-name="gr5" draw:text-style-name="P6" draw:layer="layout" svg:width="1.196cm" svg:height="0.725cm" svg:x="8.747cm" svg:y="25.129cm">
          <draw:text-box>
            <text:p><text:span text:style-name="T3">Yes</text:span></text:p>
          </draw:text-box>
        </draw:frame>
        <draw:frame draw:style-name="gr5" draw:text-style-name="P13" draw:layer="layout" svg:width="1.086cm" svg:height="0.763cm" svg:x="10.017cm" svg:y="28.939cm">
          <draw:text-box>
            <text:p><text:span text:style-name="T4">No</text:span></text:p>
          </draw:text-box>
        </draw:frame>
        <draw:custom-shape draw:style-name="gr3" draw:text-style-name="P12" xml:id="id106" draw:id="id106" draw:layer="layout" svg:width="2.998cm" svg:height="1.524cm" svg:x="6.08cm" svg:y="28.432cm">
          <text:p text:style-name="P1"><text:span text:style-name="T7">3.1.13.1</text:span></text:p>
          <text:p text:style-name="P1"><text:span text:style-name="T3">Administer and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5" draw:id="id105" draw:layer="layout" svg:width="3.048cm" svg:height="1.27cm" svg:x="2.143cm" svg:y="28.686cm">
          <text:p text:style-name="P1"><text:span text:style-name="T7">3.1.13.2.1</text:span></text:p>
          <text:p text:style-name="P1"><text:span text:style-name="T3">Capture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429cm" svg:y1="25.702cm" svg:x2="3.667cm" svg:y2="28.686cm" draw:start-shape="id104" draw:start-glue-point="5" draw:end-shape="id105" draw:end-glue-point="0" svg:d="m4429 25702h-762v2984">
          <text:p/>
        </draw:connector>
        <draw:connector draw:style-name="gr4" draw:text-style-name="P1" draw:layer="layout" draw:line-skew="0.317cm" svg:x1="6.334cm" svg:y1="26.781cm" svg:x2="7.579cm" svg:y2="28.432cm" draw:start-shape="id104" draw:start-glue-point="6" draw:end-shape="id106" draw:end-glue-point="0" svg:d="m6334 26781v1143h1245v508">
          <text:p/>
        </draw:connector>
        <draw:connector draw:style-name="gr4" draw:text-style-name="P1" draw:layer="layout" svg:x1="3.667cm" svg:y1="29.956cm" svg:x2="6.552cm" svg:y2="33.766cm" draw:start-shape="id105" draw:start-glue-point="2" draw:end-shape="id99" draw:end-glue-point="4" svg:d="m3667 29956v1905h2885v1905">
          <text:p/>
        </draw:connector>
        <draw:connector draw:style-name="gr4" draw:text-style-name="P1" draw:layer="layout" svg:x1="7.579cm" svg:y1="29.956cm" svg:x2="6.552cm" svg:y2="33.766cm" draw:start-shape="id106" draw:start-glue-point="2" draw:end-shape="id99" draw:end-glue-point="4" svg:d="m7579 29956v1905h-1027v1905">
          <text:p/>
        </draw:connector>
        <draw:frame draw:style-name="gr31" draw:text-style-name="P6" draw:layer="layout" svg:width="1.044cm" svg:height="0.725cm" svg:x="6.518cm" svg:y="27.161cm">
          <draw:text-box>
            <text:p><text:span text:style-name="T3">No</text:span></text:p>
          </draw:text-box>
        </draw:frame>
        <draw:frame draw:style-name="gr5" draw:text-style-name="P6" draw:layer="layout" svg:width="1.196cm" svg:height="0.725cm" svg:x="2.524cm" svg:y="26.653cm">
          <draw:text-box>
            <text:p><text:span text:style-name="T3">Yes</text:span></text:p>
          </draw:text-box>
        </draw:frame>
        <draw:connector draw:style-name="gr4" draw:text-style-name="P1" draw:layer="layout" draw:line-skew="0.221cm 2.391cm" svg:x1="16.571cm" svg:y1="3.186cm" svg:x2="23.268cm" svg:y2="2.859cm" draw:start-shape="id58" draw:start-glue-point="4" draw:end-shape="id60" draw:end-glue-point="3" svg:d="m16571 3186v-281h6527v-46h170">
          <text:p/>
        </draw:connector>
        <draw:connector draw:style-name="gr4" draw:text-style-name="P1" draw:layer="layout" svg:x1="15.986cm" svg:y1="11.591cm" svg:x2="13.764cm" svg:y2="12.703cm" draw:start-shape="id64" draw:start-glue-point="3" draw:end-shape="id63" draw:end-glue-point="4" svg:d="m15986 11591h-2222v1112">
          <text:p/>
        </draw:connector>
        <draw:connector draw:style-name="gr4" draw:text-style-name="P1" draw:layer="layout" draw:line-skew="-0.291cm" svg:x1="14.843cm" svg:y1="31.607cm" svg:x2="17.231cm" svg:y2="29.902cm" draw:start-shape="id95" draw:start-glue-point="4" draw:end-shape="id97" draw:end-glue-point="2" svg:d="m14843 31607v-1143h2388v-562">
          <text:p/>
        </draw:connector>
        <draw:connector draw:style-name="gr4" draw:text-style-name="P1" draw:layer="layout" draw:line-skew="0.327cm" svg:x1="25.257cm" svg:y1="35.017cm" svg:x2="27.01cm" svg:y2="37.649cm" draw:start-shape="id88" draw:start-glue-point="6" draw:end-shape="id91" draw:end-glue-point="0" svg:d="m25257 35017v1643h1753v989">
          <text:p/>
        </draw:connector>
        <draw:connector draw:style-name="gr4" draw:text-style-name="P1" draw:layer="layout" svg:x1="21.574cm" svg:y1="38.973cm" svg:x2="16.494cm" svg:y2="40.089cm" draw:start-shape="id90" draw:start-glue-point="2" draw:end-shape="id92" draw:end-glue-point="6" svg:d="m21574 38973v1618h-5080v-502">
          <text:p/>
        </draw:connector>
      </draw:page>
      <draw:page draw:name="page4" draw:style-name="dp1" draw:master-page-name="Default">
        <draw:custom-shape draw:style-name="gr3" draw:text-style-name="P4" xml:id="id107" draw:id="id107" draw:layer="layout" svg:width="6.223cm" svg:height="2.032cm" svg:x="11.414cm" svg:y="3.159cm">
          <text:p text:style-name="P1"><text:span text:style-name="T3">Patient Dashboa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1" draw:layer="layout" svg:x1="14.335cm" svg:y1="2.143cm" svg:x2="14.335cm" svg:y2="3.159cm">
          <text:p/>
        </draw:line>
        <draw:frame draw:style-name="gr32" draw:text-style-name="P10" draw:layer="layout" svg:width="22.352cm" svg:height="1.195cm" svg:x="3.54cm" svg:y="1cm">
          <draw:text-box>
            <text:p><text:span text:style-name="T9">Vitamin A Supplementation &amp; De-worming Schedule</text:span></text:p>
          </draw:text-box>
        </draw:frame>
        <draw:custom-shape draw:style-name="gr3" draw:text-style-name="P4" xml:id="id108" draw:id="id108" draw:layer="layout" svg:width="5.842cm" svg:height="3.429cm" svg:x="10.96cm" svg:y="6.234cm">
          <text:p text:style-name="P1"><text:span text:style-name="T8">4</text:span></text:p>
          <text:p text:style-name="P1"><text:span text:style-name="T3"/></text:p>
          <text:p text:style-name="P1"><text:span text:style-name="T3">Handle</text:span></text:p>
          <text:p text:style-name="P1"><text:span text:style-name="T3">Vitamin A and</text:span></text:p>
          <text:p text:style-name="P1"><text:span text:style-name="T3">De-worming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3.892cm" svg:y1="5.191cm" svg:x2="13.881cm" svg:y2="6.234cm" draw:start-shape="id107" draw:start-glue-point="7" draw:end-shape="id108" draw:end-glue-point="4" svg:d="m13892 5191-11 1043">
          <text:p/>
        </draw:connector>
        <draw:connector draw:style-name="gr4" draw:text-style-name="P1" draw:layer="layout" svg:x1="16.802cm" svg:y1="7.949cm" svg:x2="17.004cm" svg:y2="4.175cm" draw:start-shape="id108" draw:start-glue-point="7" draw:end-shape="id107" draw:end-glue-point="9" svg:d="m16802 7949h1336v-3774h-1134">
          <text:p/>
        </draw:connector>
        <draw:frame draw:style-name="gr5" draw:text-style-name="P6" draw:layer="layout" svg:width="1.137cm" svg:height="0.725cm" svg:x="18.145cm" svg:y="5.953cm">
          <draw:text-box>
            <text:p><text:span text:style-name="T3">NO</text:span></text:p>
          </draw:text-box>
        </draw:frame>
        <draw:custom-shape draw:style-name="gr3" draw:text-style-name="P4" xml:id="id109" draw:id="id109" draw:layer="layout" svg:width="5.842cm" svg:height="3.048cm" svg:x="11.033cm" svg:y="14.081cm">
          <text:p text:style-name="P1"><text:span text:style-name="T3"/></text:p>
          <text:p text:style-name="P1"><text:span text:style-name="T3">Child Less</text:span></text:p>
          <text:p text:style-name="P1"><text:span text:style-name="T3">Than 12 months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6" xml:id="id110" draw:id="id110" draw:layer="layout" svg:width="4.699cm" svg:height="1.524cm" svg:x="19.542cm" svg:y="14.843cm">
          <text:p text:style-name="P1"><text:span text:style-name="T7">4.1.1</text:span></text:p>
          <text:p text:style-name="P1"><text:span text:style-name="T3">Give 100,000 IU</text:span></text:p>
          <text:p text:style-name="P1"><text:span text:style-name="T3">Dose</text:span></text:p>
          <draw:enhanced-geometry svg:viewBox="0 0 21600 21600" draw:type="rectangle" draw:enhanced-path="M 0 0 L 21600 0 21600 21600 0 21600 0 0 Z N"/>
        </draw:custom-shape>
        <draw:custom-shape draw:style-name="gr3" draw:text-style-name="P16" xml:id="id111" draw:id="id111" draw:layer="layout" svg:width="4.699cm" svg:height="2.413cm" svg:x="3.84cm" svg:y="14.462cm">
          <text:p text:style-name="P1"><text:span text:style-name="T8">4.1.2</text:span></text:p>
          <text:p text:style-name="P1"><text:span text:style-name="T3">Give 200,000 IU</text:span></text:p>
          <text:p text:style-name="P1"><text:span text:style-name="T3">Dos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875cm" svg:y1="15.605cm" svg:x2="19.542cm" svg:y2="15.605cm" draw:start-shape="id109" draw:start-glue-point="7" draw:end-shape="id110" draw:end-glue-point="3" svg:d="m16875 15605h2667">
          <text:p/>
        </draw:connector>
        <draw:connector draw:style-name="gr4" draw:text-style-name="P1" draw:layer="layout" draw:type="line" svg:x1="11.033cm" svg:y1="15.605cm" svg:x2="8.539cm" svg:y2="15.668cm" draw:start-shape="id109" draw:start-glue-point="5" draw:end-shape="id111" draw:end-glue-point="1" svg:d="m11033 15605-2494 63">
          <text:p/>
        </draw:connector>
        <draw:custom-shape draw:style-name="gr3" draw:text-style-name="P4" xml:id="id112" draw:id="id112" draw:layer="layout" svg:width="4.699cm" svg:height="1.651cm" svg:x="11.414cm" svg:y="18.78cm">
          <text:p text:style-name="P1"><text:span text:style-name="T7">4.1.3</text:span></text:p>
          <text:p text:style-name="P1"><text:span text:style-name="T3">Capture Date</text:span></text:p>
          <text:p text:style-name="P1"><text:span text:style-name="T3">Administere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891cm" svg:y1="16.367cm" svg:x2="16.113cm" svg:y2="19.605cm" draw:start-shape="id110" draw:start-glue-point="2" draw:end-shape="id112" draw:end-glue-point="1" svg:d="m21891 16367v3238h-5778">
          <text:p/>
        </draw:connector>
        <draw:connector draw:style-name="gr4" draw:text-style-name="P1" draw:layer="layout" svg:x1="6.189cm" svg:y1="16.875cm" svg:x2="11.414cm" svg:y2="19.605cm" draw:start-shape="id111" draw:start-glue-point="2" draw:end-shape="id112" draw:end-glue-point="3" svg:d="m6189 16875v2730h5225">
          <text:p/>
        </draw:connector>
        <draw:frame draw:style-name="gr5" draw:text-style-name="P6" draw:layer="layout" svg:width="1.044cm" svg:height="0.725cm" svg:x="9.382cm" svg:y="14.97cm">
          <draw:text-box>
            <text:p><text:span text:style-name="T3">No</text:span></text:p>
          </draw:text-box>
        </draw:frame>
        <draw:frame draw:style-name="gr33" draw:text-style-name="P6" draw:layer="layout" svg:width="1.196cm" svg:height="1.005cm" svg:x="17.383cm" svg:y="14.97cm">
          <draw:text-box>
            <text:p><text:span text:style-name="T3">Yes</text:span></text:p>
          </draw:text-box>
        </draw:frame>
        <draw:connector draw:style-name="gr4" draw:text-style-name="P1" draw:layer="layout" draw:type="line" svg:x1="13.891cm" svg:y1="12.938cm" svg:x2="13.954cm" svg:y2="14.081cm" draw:start-shape="id113" draw:start-glue-point="8" draw:end-shape="id109" draw:end-glue-point="4" svg:d="m13891 12938 63 1143">
          <text:p/>
        </draw:connector>
        <draw:connector draw:style-name="gr4" draw:text-style-name="P1" draw:layer="layout" draw:type="line" svg:x1="13.881cm" svg:y1="9.663cm" svg:x2="13.891cm" svg:y2="10.779cm" draw:start-shape="id108" draw:start-glue-point="6" draw:end-shape="id113" draw:end-glue-point="5" svg:d="m13881 9663 10 1116">
          <text:p/>
        </draw:connector>
        <draw:frame draw:style-name="gr5" draw:text-style-name="P6" draw:layer="layout" svg:width="1.196cm" svg:height="0.725cm" svg:x="14.208cm" svg:y="9.509cm">
          <draw:text-box>
            <text:p><text:span text:style-name="T3">Yes</text:span></text:p>
          </draw:text-box>
        </draw:frame>
        <draw:custom-shape draw:style-name="gr3" draw:text-style-name="P16" xml:id="id113" draw:id="id113" draw:layer="layout" svg:width="6.223cm" svg:height="2.159cm" svg:x="10.779cm" svg:y="10.779cm">
          <text:p text:style-name="P1"><text:span text:style-name="T8">4.1</text:span></text:p>
          <text:p text:style-name="P1"><text:span text:style-name="T3">Give Vitamin 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14" draw:id="id114" draw:layer="layout" svg:width="6.223cm" svg:height="1.651cm" svg:x="9.89cm" svg:y="23.098cm">
          <text:p text:style-name="P1"><text:span text:style-name="T7">4.2</text:span></text:p>
          <text:p text:style-name="P1"><text:span text:style-name="T4">Give De-worming</text:span></text:p>
          <text:p text:style-name="P1"><text:span text:style-name="T4">Tablets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13.763cm" svg:y1="20.431cm" svg:x2="13.78cm" svg:y2="23.098cm" draw:start-shape="id112" draw:end-shape="id114" draw:end-glue-point="4" svg:d="m13763 20431 17 2667">
          <text:p/>
        </draw:connector>
        <draw:custom-shape draw:style-name="gr3" draw:text-style-name="P4" xml:id="id115" draw:id="id115" draw:layer="layout" svg:width="5.842cm" svg:height="1.905cm" svg:x="10.017cm" svg:y="26.808cm">
          <text:p text:style-name="P1"><text:span text:style-name="T7">4.2.1</text:span></text:p>
          <text:p text:style-name="P1"><text:span text:style-name="T3">Albendazole</text:span></text:p>
          <text:p text:style-name="P1"><text:span text:style-name="T3">Giv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3.002cm" svg:y1="24.749cm" svg:x2="12.938cm" svg:y2="26.808cm" draw:start-shape="id114" draw:start-glue-point="8" draw:end-shape="id115" draw:end-glue-point="4" svg:d="m13002 24749-64 2059">
          <text:p/>
        </draw:connector>
        <draw:custom-shape draw:style-name="gr3" draw:text-style-name="P4" xml:id="id116" draw:id="id116" draw:layer="layout" svg:width="5.842cm" svg:height="1.905cm" svg:x="20.177cm" svg:y="26.781cm">
          <text:p text:style-name="P1"><text:span text:style-name="T3"/></text:p>
          <text:p text:style-name="P1"><text:span text:style-name="T3">Child Aged</text:span></text:p>
          <text:p text:style-name="P1"><text:span text:style-name="T3"><text:s/></text:span><text:span text:style-name="T3">12-23 months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859cm" svg:y1="27.761cm" svg:x2="20.177cm" svg:y2="27.733cm" draw:start-shape="id115" draw:start-glue-point="7" draw:end-shape="id116" svg:d="m15859 27761 4318-28">
          <text:p/>
        </draw:connector>
        <draw:connector draw:style-name="gr4" draw:text-style-name="P1" draw:layer="layout" draw:type="line" svg:x1="10.017cm" svg:y1="27.761cm" svg:x2="7.577cm" svg:y2="27.697cm" draw:start-shape="id115" draw:start-glue-point="5" draw:end-shape="id117" draw:end-glue-point="1" svg:d="m10017 27761-2440-64">
          <text:p/>
        </draw:connector>
        <draw:custom-shape draw:style-name="gr3" draw:text-style-name="P4" xml:id="id117" draw:id="id117" draw:layer="layout" svg:width="4.318cm" svg:height="1.724cm" svg:x="3.259cm" svg:y="26.835cm">
          <text:p text:style-name="P1"><text:span text:style-name="T7">4.2.2</text:span></text:p>
          <text:p text:style-name="P1"><text:span text:style-name="T3">Give 1 tablet</text:span></text:p>
          <text:p text:style-name="P1"><text:span text:style-name="T3">Mebendazole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905cm" svg:height="0.725cm" svg:x="8.239cm" svg:y="27.072cm">
          <draw:text-box>
            <text:p><text:span text:style-name="T3">No</text:span></text:p>
          </draw:text-box>
        </draw:frame>
        <draw:frame draw:style-name="gr34" draw:text-style-name="P6" draw:layer="layout" svg:width="1.905cm" svg:height="0.725cm" svg:x="16.621cm" svg:y="27.089cm">
          <draw:text-box>
            <text:p><text:span text:style-name="T3">Yes</text:span></text:p>
          </draw:text-box>
        </draw:frame>
        <draw:custom-shape draw:style-name="gr3" draw:text-style-name="P4" xml:id="id118" draw:id="id118" draw:layer="layout" svg:width="4.325cm" svg:height="1.524cm" svg:x="24.368cm" svg:y="33.512cm">
          <text:p text:style-name="P1"><text:span text:style-name="T7">4.2.12</text:span></text:p>
          <text:p text:style-name="P1"><text:span text:style-name="T3">Give One Table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6.019cm" svg:y1="27.734cm" svg:x2="26.53cm" svg:y2="33.512cm" draw:start-shape="id116" draw:start-glue-point="7" draw:end-shape="id118" svg:d="m26019 27734h511v5778">
          <text:p/>
        </draw:connector>
        <draw:custom-shape draw:style-name="gr3" draw:text-style-name="P4" xml:id="id119" draw:id="id119" draw:layer="layout" svg:width="4.325cm" svg:height="1.316cm" svg:x="20.923cm" svg:y="29.745cm">
          <text:p text:style-name="P1"><text:span text:style-name="T7">4.2.1.1</text:span></text:p>
          <text:p text:style-name="P1"><text:span text:style-name="T3">Give Half Table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098cm" svg:y1="28.686cm" svg:x2="23.085cm" svg:y2="29.745cm" draw:start-shape="id116" draw:start-glue-point="6" draw:end-shape="id119" draw:end-glue-point="0" svg:d="m23098 28686-13 1059">
          <text:p/>
        </draw:connector>
        <draw:frame draw:style-name="gr5" draw:text-style-name="P6" draw:layer="layout" svg:width="1.044cm" svg:height="0.725cm" svg:x="26.527cm" svg:y="29.321cm">
          <draw:text-box>
            <text:p><text:span text:style-name="T3">No</text:span></text:p>
          </draw:text-box>
        </draw:frame>
        <draw:frame draw:style-name="gr35" draw:text-style-name="P6" draw:layer="layout" svg:width="1.196cm" svg:height="0.762cm" svg:x="23.098cm" svg:y="28.686cm">
          <draw:text-box>
            <text:p><text:span text:style-name="T3">Yes</text:span></text:p>
          </draw:text-box>
        </draw:frame>
        <draw:custom-shape draw:style-name="gr3" draw:text-style-name="P12" xml:id="id120" draw:id="id120" draw:layer="layout" svg:width="3.81cm" svg:height="1.905cm" svg:x="11.414cm" svg:y="30.972cm">
          <text:p text:style-name="P1"><text:span text:style-name="T7">4.2.3</text:span></text:p>
          <text:p text:style-name="P1"><text:span text:style-name="T3">Capture </text:span></text:p>
          <text:p text:style-name="P1"><text:span text:style-name="T3">Date give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418cm" svg:y1="28.559cm" svg:x2="11.414cm" svg:y2="31.924cm" draw:start-shape="id117" draw:start-glue-point="2" draw:end-shape="id120" draw:end-glue-point="3" svg:d="m5418 28559v3365h5996">
          <text:p/>
        </draw:connector>
        <draw:connector draw:style-name="gr4" draw:text-style-name="P1" draw:layer="layout" svg:x1="20.923cm" svg:y1="30.403cm" svg:x2="13.319cm" svg:y2="30.972cm" draw:start-shape="id119" draw:start-glue-point="3" draw:end-shape="id120" draw:end-glue-point="0" svg:d="m20923 30403h-7604v569">
          <text:p/>
        </draw:connector>
        <draw:connector draw:style-name="gr4" draw:text-style-name="P1" draw:layer="layout" svg:x1="24.368cm" svg:y1="34.274cm" svg:x2="15.224cm" svg:y2="31.924cm" draw:start-shape="id118" draw:start-glue-point="3" draw:end-shape="id120" draw:end-glue-point="1" svg:d="m24368 34274h-4572v-2350h-4572">
          <text:p/>
        </draw:connector>
        <draw:custom-shape draw:style-name="gr3" draw:text-style-name="P16" xml:id="id121" draw:id="id121" draw:layer="layout" svg:width="4.826cm" svg:height="1.778cm" svg:x="10.952cm" svg:y="34.655cm">
          <text:p text:style-name="P1"><text:span text:style-name="T8">4.3</text:span></text:p>
          <text:p text:style-name="P1"><text:span text:style-name="T3">Malaria Net</text:span></text:p>
          <text:p text:style-name="P1"><text:span text:style-name="T3">Giv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3.319cm" svg:y1="32.877cm" svg:x2="13.365cm" svg:y2="34.655cm" draw:start-shape="id120" draw:start-glue-point="2" draw:end-shape="id121" draw:end-glue-point="4" svg:d="m13319 32877 46 1778">
          <text:p/>
        </draw:connector>
        <draw:custom-shape draw:style-name="gr3" draw:text-style-name="P16" xml:id="id122" draw:id="id122" draw:layer="layout" svg:width="4.191cm" svg:height="1.651cm" svg:x="4.81cm" svg:y="34.755cm">
          <text:p text:style-name="P1"><text:span text:style-name="T8">4.3.2.1</text:span></text:p>
          <text:p text:style-name="P1"><text:span text:style-name="T3">Capture Date</text:span></text:p>
          <text:p text:style-name="P1"><text:span text:style-name="T3">Give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952cm" svg:y1="35.544cm" svg:x2="9.001cm" svg:y2="35.58cm" draw:start-shape="id121" draw:start-glue-point="5" draw:end-shape="id122" draw:end-glue-point="1" svg:d="m10952 35544-1951 36">
          <text:p/>
        </draw:connector>
        <draw:frame draw:style-name="gr19" draw:text-style-name="P6" draw:layer="layout" svg:width="2.159cm" svg:height="0.725cm" svg:x="9.509cm" svg:y="34.909cm">
          <draw:text-box>
            <text:p><text:span text:style-name="T3">Yes</text:span></text:p>
          </draw:text-box>
        </draw:frame>
        <draw:connector draw:style-name="gr4" draw:text-style-name="P1" draw:layer="layout" draw:line-skew="-2.038cm" svg:x1="4.81cm" svg:y1="35.58cm" svg:x2="12.036cm" svg:y2="4.175cm" draw:start-shape="id122" draw:start-glue-point="3" draw:end-shape="id107" draw:end-glue-point="6" svg:d="m4810 35580h-2540v-31405h9766">
          <text:p/>
        </draw:connector>
        <draw:connector draw:style-name="gr27" draw:text-style-name="P1" draw:layer="layout" svg:x1="13.365cm" svg:y1="36.433cm" svg:x2="2.272cm" svg:y2="35.46cm" draw:start-shape="id121" draw:start-glue-point="6" svg:d="m13365 36433v502h-11093v-1475">
          <text:p/>
        </draw:connector>
        <draw:frame draw:style-name="gr35" draw:text-style-name="P6" draw:layer="layout" svg:width="1.044cm" svg:height="0.762cm" svg:x="9.382cm" svg:y="36.306cm">
          <draw:text-box>
            <text:p><text:span text:style-name="T3">No</text:span></text:p>
          </draw:text-box>
        </draw:frame>
      </draw:page>
      <draw:page draw:name="page5" draw:style-name="dp1" draw:master-page-name="Default">
        <draw:frame draw:style-name="gr32" draw:text-style-name="P10" draw:layer="layout" svg:width="16.763cm" svg:height="1.195cm" svg:x="7.732cm" svg:y="1cm">
          <draw:text-box>
            <text:p><text:span text:style-name="T9">Reason For Special Care Flow Diagram</text:span></text:p>
          </draw:text-box>
        </draw:frame>
        <draw:custom-shape draw:style-name="gr3" draw:text-style-name="P4" xml:id="id123" draw:id="id123" draw:layer="layout" svg:width="5.461cm" svg:height="1.524cm" svg:x="3.005cm" svg:y="4.048cm">
          <text:p text:style-name="P1"><text:span text:style-name="T3">Patient </text:span></text:p>
          <text:p text:style-name="P1"><text:span text:style-name="T3">Dashboa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5.705cm" svg:y1="2.646cm" svg:x2="5.736cm" svg:y2="4.048cm" draw:end-shape="id123" draw:end-glue-point="5" svg:d="m5705 2646 31 1402">
          <text:p/>
        </draw:connector>
        <draw:custom-shape draw:style-name="gr3" draw:text-style-name="P4" xml:id="id124" draw:id="id124" draw:layer="layout" svg:width="5.588cm" svg:height="2.808cm" svg:x="12.33cm" svg:y="3.399cm">
          <text:p text:style-name="P1"><text:span text:style-name="T7">5</text:span></text:p>
          <text:p text:style-name="P1"><text:span text:style-name="T3">Handle</text:span></text:p>
          <text:p text:style-name="P1"><text:span text:style-name="T3">Reasons for Special</text:span></text:p>
          <text:p text:style-name="P1"><text:span text:style-name="T3">Care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7.91cm" svg:y1="4.81cm" svg:x2="12.33cm" svg:y2="4.803cm" draw:start-shape="id123" draw:start-glue-point="9" draw:end-shape="id124" svg:d="m7910 4810 4420-7">
          <text:p/>
        </draw:connector>
        <draw:connector draw:style-name="gr36" draw:text-style-name="P1" draw:layer="layout" svg:x1="17.918cm" svg:y1="4.803cm" svg:x2="6.282cm" svg:y2="4.048cm" draw:start-shape="id124" draw:start-glue-point="7" draw:end-shape="id123" draw:end-glue-point="4" svg:d="m17918 4803h502v-1905h-12138v1150">
          <text:p text:style-name="P1"/>
          <text:p text:style-name="P1"/>
        </draw:connector>
        <draw:frame draw:style-name="gr37" draw:text-style-name="P6" draw:layer="layout" svg:width="1.524cm" svg:height="1.139cm" svg:x="18.272cm" svg:y="3.671cm">
          <draw:text-box>
            <text:p><text:span text:style-name="T3">NO</text:span></text:p>
          </draw:text-box>
        </draw:frame>
        <draw:custom-shape draw:style-name="gr3" draw:text-style-name="P4" xml:id="id125" draw:id="id125" draw:layer="layout" svg:width="7.239cm" svg:height="2.186cm" svg:x="11.541cm" svg:y="7.331cm">
          <text:p text:style-name="P1"><text:span text:style-name="T7">5.1.1</text:span></text:p>
          <text:p text:style-name="P1"><text:span text:style-name="T3">Birth Weight <text:s/>&lt; 2.5Kg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124cm" svg:y1="6.207cm" svg:x2="15.161cm" svg:y2="7.331cm" draw:start-shape="id124" draw:start-glue-point="6" draw:end-shape="id125" draw:end-glue-point="4" svg:d="m15124 6207 37 1124">
          <text:p/>
        </draw:connector>
        <draw:custom-shape draw:style-name="gr3" draw:text-style-name="P9" xml:id="id131" draw:id="id131" draw:layer="layout" svg:width="8.636cm" svg:height="2.032cm" svg:x="11.033cm" svg:y="11.206cm">
          <text:p text:style-name="P1"><text:span text:style-name="T7">5.1.2</text:span></text:p>
          <text:p text:style-name="P1"><text:span text:style-name="T3">2 years from last </text:span></text:p>
          <text:p text:style-name="P1"><text:span text:style-name="T3">Delivery by Same mother?</text:span></text:p>
          <text:p text:style-name="P1"><text:span text:style-name="T1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26" draw:id="id126" draw:layer="layout" svg:width="3.683cm" svg:height="1.524cm" svg:x="21.574cm" svg:y="7.693cm">
          <text:p text:style-name="P1"><text:span text:style-name="T4">Yes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27" draw:id="id127" draw:layer="layout" svg:width="1.044cm" svg:height="1.199cm" svg:x="6.764cm" svg:y="7.693cm">
          <text:p text:style-name="P1"><text:span text:style-name="T3"/></text:p>
          <text:p text:style-name="P1"><text:span text:style-name="T3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8.78cm" svg:y1="8.424cm" svg:x2="21.574cm" svg:y2="8.455cm" draw:start-shape="id125" draw:start-glue-point="7" draw:end-shape="id126" draw:end-glue-point="3" svg:d="m18780 8424 2794 31">
          <text:p/>
        </draw:connector>
        <draw:connector draw:style-name="gr22" draw:text-style-name="P1" xml:id="id128" draw:id="id128" draw:layer="layout" draw:type="line" svg:x1="7.286cm" svg:y1="8.892cm" svg:x2="7.276cm" svg:y2="9.881cm" draw:start-shape="id127" draw:start-glue-point="2" svg:d="m7286 8892-10 989">
          <text:p/>
        </draw:connector>
        <draw:connector draw:style-name="gr22" draw:text-style-name="P1" xml:id="id129" draw:id="id129" draw:layer="layout" draw:type="line" svg:x1="23.415cm" svg:y1="9.217cm" svg:x2="23.399cm" svg:y2="10.005cm" draw:start-shape="id126" draw:start-glue-point="2" svg:d="m23415 9217-16 788">
          <text:p/>
        </draw:connector>
        <draw:connector draw:style-name="gr22" draw:text-style-name="P1" xml:id="id130" draw:id="id130" draw:layer="layout" draw:type="line" svg:x1="7.276cm" svg:y1="9.881cm" svg:x2="23.399cm" svg:y2="10.005cm" draw:start-shape="id128" draw:start-glue-point="3" draw:end-shape="id129" draw:end-glue-point="3" svg:d="m7276 9881 16123 124">
          <text:p/>
        </draw:connector>
        <draw:connector draw:style-name="gr4" draw:text-style-name="P1" draw:layer="layout" draw:type="line" svg:x1="15.337cm" svg:y1="9.943cm" svg:x2="15.351cm" svg:y2="11.206cm" draw:start-shape="id130" draw:start-glue-point="0" draw:end-shape="id131" draw:end-glue-point="4" svg:d="m15337 9943 14 1263">
          <text:p/>
        </draw:connector>
        <draw:custom-shape draw:style-name="gr3" draw:text-style-name="P9" xml:id="id132" draw:id="id132" draw:layer="layout" svg:width="7.239cm" svg:height="2.408cm" svg:x="11.768cm" svg:y="14.594cm">
          <text:p text:style-name="P1"><text:span text:style-name="T7">5.1.3</text:span></text:p>
          <text:p text:style-name="P1"><text:span text:style-name="T3">2 or more children died</text:span></text:p>
          <text:p text:style-name="P1"><text:span text:style-name="T3">In famil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9" xml:id="id141" draw:id="id141" draw:layer="layout" svg:width="7.239cm" svg:height="2.132cm" svg:x="11.868cm" svg:y="18.62cm">
          <text:p text:style-name="P1"><text:span text:style-name="T8">5.1.4</text:span></text:p>
          <text:p text:style-name="P1"><text:span text:style-name="T3">Child Exposed to </text:span></text:p>
          <text:p text:style-name="P1"><text:span text:style-name="T3">HIV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33" draw:id="id133" draw:layer="layout" svg:width="3.683cm" svg:height="1.524cm" svg:x="21.701cm" svg:y="15.056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4" draw:id="id154" draw:layer="layout" svg:width="3.683cm" svg:height="1.524cm" svg:x="5.572cm" svg:y="15.056cm"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007cm" svg:y1="15.798cm" svg:x2="21.701cm" svg:y2="15.818cm" draw:start-shape="id132" draw:start-glue-point="7" draw:end-shape="id133" draw:end-glue-point="3" svg:d="m19007 15798 2694 20">
          <text:p/>
        </draw:connector>
        <draw:custom-shape draw:style-name="gr3" draw:text-style-name="P4" xml:id="id134" draw:id="id134" draw:layer="layout" svg:width="3.683cm" svg:height="1.524cm" svg:x="21.774cm" svg:y="11.411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669cm" svg:y1="12.222cm" svg:x2="21.774cm" svg:y2="12.173cm" draw:start-shape="id131" draw:start-glue-point="7" draw:end-shape="id134" draw:end-glue-point="3" svg:d="m19669 12222 2105-49">
          <text:p/>
        </draw:connector>
        <draw:custom-shape draw:style-name="gr3" draw:text-style-name="P5" xml:id="id135" draw:id="id135" draw:layer="layout" svg:width="3.683cm" svg:height="1.524cm" svg:x="5.299cm" svg:y="11.411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033cm" svg:y1="12.222cm" svg:x2="8.982cm" svg:y2="12.173cm" draw:start-shape="id131" draw:start-glue-point="5" draw:end-shape="id135" draw:end-glue-point="1" svg:d="m11033 12222-2051-49">
          <text:p/>
        </draw:connector>
        <draw:connector draw:style-name="gr4" draw:text-style-name="P1" draw:layer="layout" draw:type="line" svg:x1="15.414cm" svg:y1="13.746cm" svg:x2="15.388cm" svg:y2="14.594cm" draw:end-shape="id132" draw:end-glue-point="4" svg:d="m15414 13746-26 848">
          <text:p/>
        </draw:connector>
        <draw:custom-shape draw:style-name="gr3" draw:text-style-name="P9" xml:id="id138" draw:id="id138" draw:layer="layout" svg:width="8.636cm" svg:height="1.997cm" svg:x="11.206cm" svg:y="22.351cm">
          <text:p text:style-name="P1"><text:span text:style-name="T7">5.1.5</text:span></text:p>
          <text:p text:style-name="P1"><text:span text:style-name="T3">Child an orphan?</text:span></text:p>
          <text:p text:style-name="P1"><text:span text:style-name="T1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9" xml:id="id136" draw:id="id136" draw:layer="layout" svg:width="7.239cm" svg:height="1.778cm" svg:x="11.914cm" svg:y="25.838cm">
          <text:p text:style-name="P1"><text:span text:style-name="T7">5.1.6</text:span></text:p>
          <text:p text:style-name="P1"><text:span text:style-name="T3">Child 5th Born</text:span></text:p>
          <text:p text:style-name="P1"><text:span text:style-name="T3">Or Lat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37" draw:id="id137" draw:layer="layout" svg:width="3.683cm" svg:height="1.254cm" svg:x="21.847cm" svg:y="26.069cm">
          <text:p text:style-name="P1"><text:span text:style-name="T4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4" draw:id="id144" draw:layer="layout" svg:width="3.683cm" svg:height="1.254cm" svg:x="5.718cm" svg:y="26.151cm"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153cm" svg:y1="26.727cm" svg:x2="21.847cm" svg:y2="26.696cm" draw:start-shape="id136" draw:start-glue-point="7" draw:end-shape="id137" draw:end-glue-point="3" svg:d="m19153 26727 2694-31">
          <text:p/>
        </draw:connector>
        <draw:custom-shape draw:style-name="gr3" draw:text-style-name="P4" xml:id="id139" draw:id="id139" draw:layer="layout" svg:width="3.683cm" svg:height="1.254cm" svg:x="21.92cm" svg:y="22.708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842cm" svg:y1="23.35cm" svg:x2="21.92cm" svg:y2="23.335cm" draw:start-shape="id138" draw:start-glue-point="7" draw:end-shape="id139" draw:end-glue-point="3" svg:d="m19842 23350 2078-15">
          <text:p/>
        </draw:connector>
        <draw:custom-shape draw:style-name="gr3" draw:text-style-name="P4" xml:id="id140" draw:id="id140" draw:layer="layout" svg:width="3.683cm" svg:height="1.254cm" svg:x="5.445cm" svg:y="22.708cm"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206cm" svg:y1="23.35cm" svg:x2="9.128cm" svg:y2="23.335cm" draw:start-shape="id138" draw:start-glue-point="5" draw:end-shape="id140" draw:end-glue-point="1" svg:d="m11206 23350-2078-15">
          <text:p/>
        </draw:connector>
        <draw:custom-shape draw:style-name="gr3" draw:text-style-name="P4" xml:id="id143" draw:id="id143" draw:layer="layout" svg:width="3.683cm" svg:height="1.524cm" svg:x="21.901cm" svg:y="18.947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2" draw:id="id142" draw:layer="layout" svg:width="3.683cm" svg:height="1.524cm" svg:x="5.318cm" svg:y="18.974cm"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868cm" svg:y1="19.686cm" svg:x2="9.001cm" svg:y2="19.736cm" draw:start-shape="id141" draw:start-glue-point="5" draw:end-shape="id142" draw:end-glue-point="1" svg:d="m11868 19686-2867 50">
          <text:p/>
        </draw:connector>
        <draw:connector draw:style-name="gr4" draw:text-style-name="P1" draw:layer="layout" draw:type="line" svg:x1="19.107cm" svg:y1="19.686cm" svg:x2="21.901cm" svg:y2="19.709cm" draw:start-shape="id141" draw:start-glue-point="7" draw:end-shape="id143" draw:end-glue-point="3" svg:d="m19107 19686 2794 23">
          <text:p/>
        </draw:connector>
        <draw:connector draw:style-name="gr4" draw:text-style-name="P1" draw:layer="layout" draw:type="line" svg:x1="11.914cm" svg:y1="26.727cm" svg:x2="9.401cm" svg:y2="26.778cm" draw:start-shape="id136" draw:start-glue-point="5" draw:end-shape="id144" draw:end-glue-point="1" svg:d="m11914 26727-2513 51">
          <text:p/>
        </draw:connector>
        <draw:connector draw:style-name="gr4" draw:text-style-name="P1" draw:layer="layout" draw:type="line" svg:x1="11.541cm" svg:y1="8.424cm" svg:x2="7.808cm" svg:y2="8.292cm" draw:start-shape="id125" draw:start-glue-point="5" draw:end-shape="id127" draw:end-glue-point="1" svg:d="m11541 8424-3733-132">
          <text:p/>
        </draw:connector>
        <draw:custom-shape draw:style-name="gr3" draw:text-style-name="P4" xml:id="id147" draw:id="id147" draw:layer="layout" svg:width="8.636cm" svg:height="1.487cm" svg:x="11.36cm" svg:y="29.277cm">
          <text:p text:style-name="P1"><text:span text:style-name="T7">5.1.7</text:span></text:p>
          <text:p text:style-name="P1"><text:span text:style-name="T3">Is Child Twi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45" draw:id="id145" draw:layer="layout" svg:width="7.239cm" svg:height="1.924cm" svg:x="12.168cm" svg:y="32.497cm">
          <text:p text:style-name="P1"><text:span text:style-name="T7">5.1.8</text:span></text:p>
          <text:p text:style-name="P1"><text:span text:style-name="T3">Other Reas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9" xml:id="id151" draw:id="id151" draw:layer="layout" svg:width="3.683cm" svg:height="2.151cm" svg:x="22.02cm" svg:y="35.071cm">
          <text:p text:style-name="P1"><text:span text:style-name="T7">5.1.8.2.1</text:span></text:p>
          <text:p text:style-name="P1"><text:span text:style-name="T3">Capture </text:span></text:p>
          <text:p text:style-name="P1"><text:span text:style-name="T3">Reas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3.683cm" svg:height="1.254cm" svg:x="5.672cm" svg:y="32.877cm"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407cm" svg:y1="33.459cm" svg:x2="22.028cm" svg:y2="33.45cm" draw:start-shape="id145" draw:start-glue-point="7" draw:end-shape="id146" draw:end-glue-point="3" svg:d="m19407 33459 2621-9">
          <text:p/>
        </draw:connector>
        <draw:custom-shape draw:style-name="gr3" draw:text-style-name="P4" xml:id="id146" draw:id="id146" draw:layer="layout" svg:width="3.683cm" svg:height="1.254cm" svg:x="22.028cm" svg:y="32.823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996cm" svg:y1="30.021cm" svg:x2="22.136cm" svg:y2="29.983cm" draw:start-shape="id147" draw:start-glue-point="7" draw:end-shape="id148" draw:end-glue-point="3" svg:d="m19996 30021 2140-38">
          <text:p/>
        </draw:connector>
        <draw:custom-shape draw:style-name="gr3" draw:text-style-name="P4" xml:id="id149" draw:id="id149" draw:layer="layout" svg:width="3.683cm" svg:height="1.254cm" svg:x="5.572cm" svg:y="29.321cm"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36cm" svg:y1="30.021cm" svg:x2="9.255cm" svg:y2="29.948cm" draw:start-shape="id147" draw:start-glue-point="5" draw:end-shape="id149" draw:end-glue-point="1" svg:d="m11360 30021-2105-73">
          <text:p/>
        </draw:connector>
        <draw:connector draw:style-name="gr4" draw:text-style-name="P1" draw:layer="layout" draw:type="line" svg:x1="12.168cm" svg:y1="33.459cm" svg:x2="9.355cm" svg:y2="33.504cm" draw:start-shape="id145" draw:start-glue-point="5" draw:end-shape="id150" draw:end-glue-point="1" svg:d="m12168 33459-2813 45">
          <text:p/>
        </draw:connector>
        <draw:custom-shape draw:style-name="gr3" draw:text-style-name="P4" xml:id="id148" draw:id="id148" draw:layer="layout" svg:width="3.683cm" svg:height="1.254cm" svg:x="22.136cm" svg:y="29.356cm"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869cm" svg:y1="34.077cm" svg:x2="23.861cm" svg:y2="35.071cm" draw:start-shape="id146" draw:start-glue-point="2" draw:end-shape="id151" svg:d="m23869 34077-8 994">
          <text:p/>
        </draw:connector>
        <draw:custom-shape draw:style-name="gr3" draw:text-style-name="P17" xml:id="id152" draw:id="id152" draw:layer="layout" svg:width="5.842cm" svg:height="2.159cm" svg:x="12.938cm" svg:y="35.29cm">
          <text:p text:style-name="P1"><text:span text:style-name="T8">5.1.9</text:span></text:p>
          <text:p text:style-name="P1"><text:span text:style-name="T3">If any answer</text:span></text:p>
          <text:p text:style-name="P1"><text:span text:style-name="T3">Is Y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9" xml:id="id153" draw:id="id153" draw:layer="layout" svg:width="3.683cm" svg:height="2.151cm" svg:x="14.054cm" svg:y="38.719cm">
          <text:p text:style-name="P1"><text:span text:style-name="T7">5.1.9</text:span></text:p>
          <text:p text:style-name="P1"><text:span text:style-name="T3">Assign to </text:span></text:p>
          <text:p text:style-name="P1"><text:span text:style-name="T3">Special Car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13cm" svg:y1="34.131cm" svg:x2="15.859cm" svg:y2="35.29cm" draw:start-shape="id150" draw:start-glue-point="2" draw:end-shape="id152" draw:end-glue-point="4" svg:d="m7513 34131v579h8346v580">
          <text:p/>
        </draw:connector>
        <draw:connector draw:style-name="gr4" draw:text-style-name="P1" draw:layer="layout" draw:type="line" svg:x1="15.859cm" svg:y1="37.449cm" svg:x2="15.895cm" svg:y2="38.719cm" draw:start-shape="id152" draw:start-glue-point="6" draw:end-shape="id153" draw:end-glue-point="0" svg:d="m15859 37449 36 1270">
          <text:p/>
        </draw:connector>
        <draw:connector draw:style-name="gr4" draw:text-style-name="P1" draw:layer="layout" svg:x1="23.861cm" svg:y1="37.222cm" svg:x2="17.737cm" svg:y2="39.794cm" draw:start-shape="id151" draw:start-glue-point="2" draw:end-shape="id153" draw:end-glue-point="1" svg:d="m23861 37222v2572h-6124">
          <text:p/>
        </draw:connector>
        <draw:frame draw:style-name="gr19" draw:text-style-name="P13" draw:layer="layout" svg:width="2.032cm" svg:height="0.763cm" svg:x="15.859cm" svg:y="37.376cm">
          <draw:text-box>
            <text:p><text:span text:style-name="T4">Yes</text:span></text:p>
          </draw:text-box>
        </draw:frame>
        <draw:connector draw:style-name="gr4" draw:text-style-name="P1" draw:layer="layout" svg:x1="12.938cm" svg:y1="36.37cm" svg:x2="3.551cm" svg:y2="4.81cm" draw:start-shape="id152" draw:start-glue-point="5" draw:end-shape="id123" draw:end-glue-point="6" svg:d="m12938 36370h-10435v-31560h1048">
          <text:p/>
        </draw:connector>
        <draw:frame draw:style-name="gr5" draw:text-style-name="P6" draw:layer="layout" svg:width="1.137cm" svg:height="0.725cm" svg:x="9.636cm" svg:y="35.671cm">
          <draw:text-box>
            <text:p><text:span text:style-name="T3">NO</text:span></text:p>
          </draw:text-box>
        </draw:frame>
        <draw:connector draw:style-name="gr4" draw:text-style-name="P1" draw:layer="layout" svg:x1="23.615cm" svg:y1="12.935cm" svg:x2="15.388cm" svg:y2="14.594cm" draw:start-shape="id134" draw:start-glue-point="2" draw:end-shape="id132" draw:end-glue-point="4" svg:d="m23615 12935v830h-8227v829">
          <text:p/>
        </draw:connector>
        <draw:connector draw:style-name="gr4" draw:text-style-name="P1" draw:layer="layout" svg:x1="7.14cm" svg:y1="12.935cm" svg:x2="15.387cm" svg:y2="14.594cm" draw:start-shape="id135" draw:start-glue-point="2" draw:end-shape="id132" svg:d="m7140 12935v830h8247v829">
          <text:p/>
        </draw:connector>
        <draw:connector draw:style-name="gr4" draw:text-style-name="P1" draw:layer="layout" svg:x1="7.413cm" svg:y1="16.58cm" svg:x2="15.488cm" svg:y2="18.62cm" draw:start-shape="id154" draw:start-glue-point="2" draw:end-shape="id141" draw:end-glue-point="4" svg:d="m7413 16580v1020h8075v1020">
          <text:p/>
        </draw:connector>
        <draw:connector draw:style-name="gr4" draw:text-style-name="P1" draw:layer="layout" draw:type="line" svg:x1="11.768cm" svg:y1="15.798cm" svg:x2="9.255cm" svg:y2="15.818cm" draw:start-shape="id132" draw:start-glue-point="5" draw:end-shape="id154" svg:d="m11768 15798-2513 20">
          <text:p/>
        </draw:connector>
        <draw:connector draw:style-name="gr4" draw:text-style-name="P1" draw:layer="layout" svg:x1="23.542cm" svg:y1="16.58cm" svg:x2="15.488cm" svg:y2="18.62cm" draw:start-shape="id133" draw:start-glue-point="2" draw:end-shape="id141" draw:end-glue-point="4" svg:d="m23542 16580v1020h-8054v1020">
          <text:p/>
        </draw:connector>
        <draw:connector draw:style-name="gr4" draw:text-style-name="P1" draw:layer="layout" svg:x1="7.159cm" svg:y1="20.498cm" svg:x2="15.524cm" svg:y2="22.351cm" draw:start-shape="id142" draw:start-glue-point="2" draw:end-shape="id138" svg:d="m7159 20498v926h8365v927">
          <text:p/>
        </draw:connector>
        <draw:connector draw:style-name="gr4" draw:text-style-name="P1" draw:layer="layout" svg:x1="23.742cm" svg:y1="20.471cm" svg:x2="15.524cm" svg:y2="22.351cm" draw:start-shape="id143" draw:start-glue-point="2" draw:end-shape="id138" svg:d="m23742 20471v940h-8218v940">
          <text:p/>
        </draw:connector>
        <draw:connector draw:style-name="gr4" draw:text-style-name="P1" draw:layer="layout" svg:x1="7.286cm" svg:y1="23.962cm" svg:x2="15.533cm" svg:y2="25.838cm" draw:start-shape="id140" draw:start-glue-point="2" draw:end-shape="id136" svg:d="m7286 23962v938h8247v938">
          <text:p/>
        </draw:connector>
        <draw:connector draw:style-name="gr4" draw:text-style-name="P1" draw:layer="layout" svg:x1="23.761cm" svg:y1="23.962cm" svg:x2="15.534cm" svg:y2="25.838cm" draw:start-shape="id139" draw:start-glue-point="2" draw:end-shape="id136" draw:end-glue-point="4" svg:d="m23761 23962v938h-8227v938">
          <text:p/>
        </draw:connector>
        <draw:connector draw:style-name="gr4" draw:text-style-name="P1" draw:layer="layout" svg:x1="7.559cm" svg:y1="27.405cm" svg:x2="15.678cm" svg:y2="29.277cm" draw:start-shape="id144" draw:start-glue-point="2" draw:end-shape="id147" draw:end-glue-point="4" svg:d="m7559 27405v936h8119v936">
          <text:p/>
        </draw:connector>
        <draw:connector draw:style-name="gr4" draw:text-style-name="P1" draw:layer="layout" draw:line-skew="0.028cm" svg:x1="23.688cm" svg:y1="27.323cm" svg:x2="15.678cm" svg:y2="29.277cm" draw:start-shape="id137" draw:start-glue-point="2" draw:end-shape="id147" draw:end-glue-point="4" svg:d="m23688 27323v1005h-8010v949">
          <text:p/>
        </draw:connector>
        <draw:connector draw:style-name="gr4" draw:text-style-name="P1" draw:layer="layout" svg:x1="23.977cm" svg:y1="30.61cm" svg:x2="15.787cm" svg:y2="32.497cm" draw:start-shape="id148" draw:start-glue-point="2" draw:end-shape="id145" svg:d="m23977 30610v944h-8190v943">
          <text:p/>
        </draw:connector>
        <draw:connector draw:style-name="gr4" draw:text-style-name="P1" draw:layer="layout" svg:x1="7.413cm" svg:y1="30.575cm" svg:x2="15.787cm" svg:y2="32.497cm" draw:start-shape="id149" draw:start-glue-point="2" draw:end-shape="id145" svg:d="m7413 30575v961h8374v961">
          <text:p/>
        </draw:connector>
        <draw:connector draw:style-name="gr4" draw:text-style-name="P1" draw:layer="layout" svg:x1="14.054cm" svg:y1="39.794cm" svg:x2="3.551cm" svg:y2="4.81cm" draw:start-shape="id153" draw:start-glue-point="3" draw:end-shape="id123" draw:end-glue-point="6" svg:d="m14054 39794h-11551v-34984h1048">
          <text:p/>
        </draw:connector>
      </draw:page>
      <draw:page draw:name="page6" draw:style-name="dp1" draw:master-page-name="Default">
        <draw:frame draw:style-name="gr5" draw:text-style-name="P11" draw:layer="layout" svg:width="18.379cm" svg:height="1.352cm" svg:x="6.969cm" svg:y="1.045cm">
          <draw:text-box>
            <text:p><text:span text:style-name="T10">Initial New Born Record Flow Diagram</text:span></text:p>
          </draw:text-box>
        </draw:frame>
        <draw:custom-shape draw:style-name="gr3" draw:text-style-name="P4" xml:id="id155" draw:id="id155" draw:layer="layout" svg:width="4.826cm" svg:height="1.651cm" svg:x="2.524cm" svg:y="3.359cm">
          <text:p text:style-name="P1"><text:span text:style-name="T3">Given Initial New</text:span></text:p>
          <text:p text:style-name="P1"><text:span text:style-name="T3">Bo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918cm" svg:y1="2.272cm" svg:x2="4.937cm" svg:y2="3.359cm" draw:end-shape="id155" draw:end-glue-point="4" svg:d="m4918 2272 19 1087">
          <text:p/>
        </draw:connector>
        <draw:custom-shape draw:style-name="gr3" draw:text-style-name="P4" xml:id="id156" draw:id="id156" draw:layer="layout" svg:width="2.921cm" svg:height="3.048cm" svg:x="3.448cm" svg:y="5.545cm">
          <text:p text:style-name="P1"><text:span text:style-name="T7">6.1</text:span></text:p>
          <text:p text:style-name="P1"><text:span text:style-name="T3">Place of</text:span></text:p>
          <text:p text:style-name="P1"><text:span text:style-name="T3">bir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.524cm" svg:y1="4.185cm" svg:x2="3.448cm" svg:y2="7.069cm" draw:start-shape="id155" draw:start-glue-point="6" draw:end-shape="id156" draw:end-glue-point="5" svg:d="m2524 4185h-501v2884h1425">
          <text:p/>
        </draw:connector>
        <draw:custom-shape draw:style-name="gr3" draw:text-style-name="P4" xml:id="id158" draw:id="id158" draw:layer="layout" svg:width="3.302cm" svg:height="1.524cm" svg:x="8.239cm" svg:y="7.796cm">
          <text:p text:style-name="P1"><text:span text:style-name="T7">6.1.1.2</text:span></text:p>
          <text:p text:style-name="P1"><text:span text:style-name="T3">Faci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57" draw:id="id157" draw:layer="layout" svg:width="3.302cm" svg:height="1.524cm" svg:x="8.239cm" svg:y="4.81cm">
          <text:p text:style-name="P1"><text:span text:style-name="T8">6.1.1.1</text:span></text:p>
          <text:p text:style-name="P1"><text:span text:style-name="T3">Hom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909cm" svg:y1="5.545cm" svg:x2="8.239cm" svg:y2="5.572cm" draw:start-shape="id156" draw:start-glue-point="4" draw:end-shape="id157" draw:end-glue-point="3" svg:d="m4909 5545 3330 27">
          <text:p/>
        </draw:connector>
        <draw:connector draw:style-name="gr4" draw:text-style-name="P1" draw:layer="layout" draw:type="line" svg:x1="4.909cm" svg:y1="8.593cm" svg:x2="8.239cm" svg:y2="8.558cm" draw:start-shape="id156" draw:start-glue-point="6" draw:end-shape="id158" draw:end-glue-point="3" svg:d="m4909 8593 3330-35">
          <text:p/>
        </draw:connector>
        <draw:custom-shape draw:style-name="gr3" draw:text-style-name="P4" xml:id="id159" draw:id="id159" draw:layer="layout" svg:width="3.302cm" svg:height="1.524cm" svg:x="13.827cm" svg:y="6.08cm">
          <text:p text:style-name="P1"><text:span text:style-name="T8">6.1.2</text:span></text:p>
          <text:p text:style-name="P1"><text:span text:style-name="T3">Capture</text:span></text:p>
          <text:p text:style-name="P1"><text:span text:style-name="T3">Birth Weigh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41cm" svg:y1="5.572cm" svg:x2="13.827cm" svg:y2="6.842cm" draw:start-shape="id157" draw:start-glue-point="1" draw:end-shape="id159" svg:d="m11541 5572h1143v1270h1143">
          <text:p/>
        </draw:connector>
        <draw:connector draw:style-name="gr27" draw:text-style-name="P1" draw:layer="layout" draw:line-skew="0.034cm" svg:x1="11.541cm" svg:y1="8.558cm" svg:x2="13.258cm" svg:y2="6.845cm" draw:start-shape="id158" draw:start-glue-point="1" svg:d="m11541 8558h1143v-1713h574">
          <text:p/>
        </draw:connector>
        <draw:custom-shape draw:style-name="gr3" draw:text-style-name="P4" xml:id="id160" draw:id="id160" draw:layer="layout" svg:width="4.064cm" svg:height="1.524cm" svg:x="13.446cm" svg:y="8.366cm">
          <text:p text:style-name="P1"><text:span text:style-name="T7">6.1.3</text:span></text:p>
          <text:p text:style-name="P1"><text:span text:style-name="T3">Capture</text:span></text:p>
          <text:p text:style-name="P1"><text:span text:style-name="T3">Birth Weight (g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478cm" svg:y1="7.604cm" svg:x2="15.478cm" svg:y2="8.366cm" draw:start-shape="id159" draw:start-glue-point="2" draw:end-shape="id160" draw:end-glue-point="0" svg:d="m15478 7604v762">
          <text:p/>
        </draw:connector>
        <draw:custom-shape draw:style-name="gr3" draw:text-style-name="P4" xml:id="id161" draw:id="id161" draw:layer="layout" svg:width="4.064cm" svg:height="1.524cm" svg:x="13.446cm" svg:y="10.652cm">
          <text:p text:style-name="P1"><text:span text:style-name="T8">6.1.4</text:span></text:p>
          <text:p text:style-name="P1"><text:span text:style-name="T3">Capture Birth</text:span></text:p>
          <text:p text:style-name="P1"><text:span text:style-name="T3">Length (cm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478cm" svg:y1="9.89cm" svg:x2="15.478cm" svg:y2="10.652cm" draw:start-shape="id160" draw:start-glue-point="2" draw:end-shape="id161" draw:end-glue-point="0" svg:d="m15478 9890v762">
          <text:p/>
        </draw:connector>
        <draw:custom-shape draw:style-name="gr3" draw:text-style-name="P4" xml:id="id162" draw:id="id162" draw:layer="layout" svg:width="3.429cm" svg:height="2.54cm" svg:x="19.669cm" svg:y="8.874cm">
          <text:p text:style-name="P1"><text:span text:style-name="T7">6.1.5</text:span></text:p>
          <text:p text:style-name="P1"><text:span text:style-name="T3">Observation </text:span></text:p>
          <text:p text:style-name="P1"><text:span text:style-name="T3">on ey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7.51cm" svg:y1="11.414cm" svg:x2="19.669cm" svg:y2="10.144cm" draw:start-shape="id161" draw:start-glue-point="1" draw:end-shape="id162" draw:end-glue-point="5" svg:d="m17510 11414h1079v-1270h1080">
          <text:p/>
        </draw:connector>
        <draw:custom-shape draw:style-name="gr3" draw:text-style-name="P4" xml:id="id165" draw:id="id165" draw:layer="layout" svg:width="3.302cm" svg:height="1.524cm" svg:x="24.114cm" svg:y="6.969cm">
          <text:p text:style-name="P1"><text:span text:style-name="T8">6.1.5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4" draw:id="id164" draw:layer="layout" svg:width="3.302cm" svg:height="1.27cm" svg:x="24.114cm" svg:y="12.176cm">
          <text:p text:style-name="P1"><text:span text:style-name="T7">6.1.5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3.302cm" svg:height="1.524cm" svg:x="24.114cm" svg:y="9.382cm">
          <text:p text:style-name="P1"><text:span text:style-name="T7">6.1.5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098cm" svg:y1="10.144cm" svg:x2="24.114cm" svg:y2="10.144cm" draw:start-shape="id162" draw:start-glue-point="7" draw:end-shape="id163" draw:end-glue-point="3" svg:d="m23098 10144h1016">
          <text:p/>
        </draw:connector>
        <draw:connector draw:style-name="gr4" draw:text-style-name="P1" draw:layer="layout" svg:x1="23.098cm" svg:y1="10.144cm" svg:x2="24.114cm" svg:y2="12.811cm" draw:start-shape="id162" draw:start-glue-point="7" draw:end-shape="id164" draw:end-glue-point="3" svg:d="m23098 10144h508v2667h508">
          <text:p/>
        </draw:connector>
        <draw:connector draw:style-name="gr4" draw:text-style-name="P1" draw:layer="layout" svg:x1="23.098cm" svg:y1="10.144cm" svg:x2="24.114cm" svg:y2="7.731cm" draw:start-shape="id162" draw:start-glue-point="7" draw:end-shape="id165" draw:end-glue-point="3" svg:d="m23098 10144h508v-2413h508">
          <text:p/>
        </draw:connector>
        <draw:custom-shape draw:style-name="gr3" draw:text-style-name="P4" xml:id="id166" draw:id="id166" draw:layer="layout" svg:width="4.445cm" svg:height="2.159cm" svg:x="13.392cm" svg:y="12.911cm">
          <text:p text:style-name="P1"><text:span text:style-name="T7">6.1.6</text:span></text:p>
          <text:p text:style-name="P1"><text:span text:style-name="T3">Observation</text:span></text:p>
          <text:p text:style-name="P1"><text:span text:style-name="T3">On mou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7.416cm" svg:y1="12.811cm" svg:x2="17.837cm" svg:y2="13.991cm" draw:start-shape="id164" draw:start-glue-point="1" draw:end-shape="id166" draw:end-glue-point="7" svg:d="m27416 12811h501v1180h-10080">
          <text:p/>
        </draw:connector>
        <draw:connector draw:style-name="gr27" draw:text-style-name="P1" draw:layer="layout" svg:x1="27.416cm" svg:y1="10.144cm" svg:x2="27.925cm" svg:y2="13.23cm" draw:start-shape="id163" draw:start-glue-point="1" svg:d="m27416 10144h505v3086h4">
          <text:p/>
        </draw:connector>
        <draw:connector draw:style-name="gr27" draw:text-style-name="P1" draw:layer="layout" svg:x1="27.416cm" svg:y1="7.731cm" svg:x2="27.925cm" svg:y2="10.498cm" draw:start-shape="id165" draw:start-glue-point="1" svg:d="m27416 7731h505v2767h4">
          <text:p/>
        </draw:connector>
        <draw:custom-shape draw:style-name="gr3" draw:text-style-name="P4" xml:id="id167" draw:id="id167" draw:layer="layout" svg:width="3.302cm" svg:height="1.524cm" svg:x="1.508cm" svg:y="13.319cm">
          <text:p text:style-name="P1"><text:span text:style-name="T7">6.1.6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6" draw:id="id186" draw:layer="layout" svg:width="3.302cm" svg:height="1.524cm" svg:x="9.382cm" svg:y="13.319cm">
          <text:p text:style-name="P1"><text:span text:style-name="T7">6.1.6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8" draw:id="id168" draw:layer="layout" svg:width="3.302cm" svg:height="1.524cm" svg:x="5.545cm" svg:y="13.319cm">
          <text:p text:style-name="P1"><text:span text:style-name="T7">6.1.6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4.255cm" svg:x1="13.392cm" svg:y1="13.991cm" svg:x2="3.159cm" svg:y2="13.319cm" draw:start-shape="id166" draw:start-glue-point="5" draw:end-shape="id167" draw:end-glue-point="0" svg:d="m13392 13991h-36v-1173h-10197v501">
          <text:p/>
        </draw:connector>
        <draw:connector draw:style-name="gr4" draw:text-style-name="P1" draw:layer="layout" draw:type="line" svg:x1="11.171cm" svg:y1="12.884cm" svg:x2="11.16cm" svg:y2="13.319cm" svg:d="m11171 12884-11 435">
          <text:p/>
        </draw:connector>
        <draw:connector draw:style-name="gr4" draw:text-style-name="P1" draw:layer="layout" draw:type="line" svg:x1="7.231cm" svg:y1="12.855cm" svg:x2="7.196cm" svg:y2="13.319cm" draw:end-shape="id168" draw:end-glue-point="0" svg:d="m7231 12855-35 464">
          <text:p/>
        </draw:connector>
        <draw:custom-shape draw:style-name="gr3" draw:text-style-name="P4" xml:id="id169" draw:id="id169" draw:layer="layout" svg:width="4.445cm" svg:height="2.159cm" svg:x="13.192cm" svg:y="16.24cm">
          <text:p text:style-name="P1"><text:span text:style-name="T8">6.1.7</text:span></text:p>
          <text:p text:style-name="P1"><text:span text:style-name="T3">Observation</text:span></text:p>
          <text:p text:style-name="P1"><text:span text:style-name="T3">On umbilicus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159cm" svg:y1="14.843cm" svg:x2="15.414cm" svg:y2="16.24cm" draw:start-shape="id167" draw:start-glue-point="2" draw:end-shape="id169" svg:d="m3159 14843v698h12255v699">
          <text:p/>
        </draw:connector>
        <draw:custom-shape draw:style-name="gr3" draw:text-style-name="P4" xml:id="id170" draw:id="id170" draw:layer="layout" svg:width="3.302cm" svg:height="1.524cm" svg:x="1.381cm" svg:y="18.002cm">
          <text:p text:style-name="P1"><text:span text:style-name="T7">6.1.6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88" draw:id="id188" draw:layer="layout" svg:width="3.302cm" svg:height="1.524cm" svg:x="9.255cm" svg:y="18.014cm">
          <text:p text:style-name="P1"><text:span text:style-name="T7">6.1.6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87" draw:id="id187" draw:layer="layout" svg:width="3.302cm" svg:height="1.524cm" svg:x="5.445cm" svg:y="17.991cm">
          <text:p text:style-name="P1"><text:span text:style-name="T7">6.1.6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192cm" svg:y1="17.32cm" svg:x2="3.032cm" svg:y2="18.002cm" draw:start-shape="id169" draw:start-glue-point="5" draw:end-shape="id170" draw:end-glue-point="0" svg:d="m13192 17320h-10160v682">
          <text:p/>
        </draw:connector>
        <draw:custom-shape draw:style-name="gr3" draw:text-style-name="P4" xml:id="id171" draw:id="id171" draw:layer="layout" svg:width="4.445cm" svg:height="2.032cm" svg:x="13.192cm" svg:y="19.542cm">
          <text:p text:style-name="P1"><text:span text:style-name="T7">6.1.8</text:span></text:p>
          <text:p text:style-name="P1"><text:span text:style-name="T3">Observation</text:span></text:p>
          <text:p text:style-name="P1"><text:span text:style-name="T3">On Fingers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0.602cm" svg:x1="3.032cm" svg:y1="19.526cm" svg:x2="13.192cm" svg:y2="20.558cm" draw:start-shape="id170" draw:start-glue-point="2" draw:end-shape="id171" svg:d="m3032 19526v1032h10160">
          <text:p/>
        </draw:connector>
        <draw:custom-shape draw:style-name="gr3" draw:text-style-name="P4" xml:id="id172" draw:id="id172" draw:layer="layout" svg:width="3.302cm" svg:height="1.27cm" svg:x="23.224cm" svg:y="15.224cm">
          <text:p text:style-name="P1"><text:span text:style-name="T7">6.1.8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3.302cm" svg:height="1.143cm" svg:x="23.224cm" svg:y="20.431cm">
          <text:p text:style-name="P1"><text:span text:style-name="T8">6.1.8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9" draw:id="id189" draw:layer="layout" svg:width="3.302cm" svg:height="1.143cm" svg:x="23.224cm" svg:y="17.637cm">
          <text:p text:style-name="P1"><text:span text:style-name="T7">6.1.8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637cm" svg:y1="20.558cm" svg:x2="23.224cm" svg:y2="15.859cm" draw:start-shape="id171" draw:start-glue-point="7" draw:end-shape="id172" svg:d="m17637 20558h2794v-4699h2793">
          <text:p/>
        </draw:connector>
        <draw:custom-shape draw:style-name="gr3" draw:text-style-name="P4" xml:id="id173" draw:id="id173" draw:layer="layout" svg:width="4.445cm" svg:height="2.286cm" svg:x="13.192cm" svg:y="21.763cm">
          <text:p text:style-name="P1"><text:span text:style-name="T7">6.1.9</text:span></text:p>
          <text:p text:style-name="P1"><text:span text:style-name="T3">Observation</text:span></text:p>
          <text:p text:style-name="P1"><text:span text:style-name="T3">On To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6.526cm" svg:y1="15.859cm" svg:x2="17.637cm" svg:y2="22.906cm" draw:start-shape="id172" draw:start-glue-point="1" draw:end-shape="id173" draw:end-glue-point="7" svg:d="m26526 15859h501v7047h-9390">
          <text:p/>
        </draw:connector>
        <draw:custom-shape draw:style-name="gr3" draw:text-style-name="P4" xml:id="id174" draw:id="id174" draw:layer="layout" svg:width="3.302cm" svg:height="1.524cm" svg:x="1.381cm" svg:y="22.077cm">
          <text:p text:style-name="P1"><text:span text:style-name="T7">6.1.9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2" draw:id="id192" draw:layer="layout" svg:width="3.302cm" svg:height="1.524cm" svg:x="9.255cm" svg:y="22.077cm">
          <text:p text:style-name="P1"><text:span text:style-name="T8">6.1.9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1" draw:id="id191" draw:layer="layout" svg:width="3.302cm" svg:height="1.524cm" svg:x="5.418cm" svg:y="22.077cm">
          <text:p text:style-name="P1"><text:span text:style-name="T7">6.1.9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4.255cm" svg:x1="13.192cm" svg:y1="22.906cm" svg:x2="3.032cm" svg:y2="22.077cm" draw:start-shape="id173" draw:start-glue-point="5" draw:end-shape="id174" draw:end-glue-point="0" svg:d="m13192 22906v0-1330h-10160v501">
          <text:p/>
        </draw:connector>
        <draw:connector draw:style-name="gr4" draw:text-style-name="P1" draw:layer="layout" svg:x1="3.032cm" svg:y1="23.601cm" svg:x2="15.415cm" svg:y2="25.003cm" draw:start-shape="id174" draw:start-glue-point="2" draw:end-shape="id175" draw:end-glue-point="4" svg:d="m3032 23601v701h12383v701">
          <text:p/>
        </draw:connector>
        <draw:custom-shape draw:style-name="gr3" draw:text-style-name="P4" xml:id="id175" draw:id="id175" draw:layer="layout" svg:width="4.445cm" svg:height="2.286cm" svg:x="13.192cm" svg:y="25.003cm">
          <text:p text:style-name="P1"><text:span text:style-name="T7">6.1.10</text:span></text:p>
          <text:p text:style-name="P1"><text:span text:style-name="T3">Observation</text:span></text:p>
          <text:p text:style-name="P1"><text:span text:style-name="T3">On Fe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76" draw:id="id176" draw:layer="layout" svg:width="2.984cm" svg:height="1.524cm" svg:x="1.254cm" svg:y="26.139cm">
          <text:p text:style-name="P1"><text:span text:style-name="T4">6.1.10.3</text:span></text:p>
          <text:p text:style-name="P1"><text:span text:style-name="T11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94" draw:id="id194" draw:layer="layout" svg:width="3.302cm" svg:height="1.524cm" svg:x="8.81cm" svg:y="26.139cm">
          <text:p text:style-name="P1"><text:span text:style-name="T4">6.1.10.1</text:span></text:p>
          <text:p text:style-name="P1"><text:span text:style-name="T11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93" draw:id="id193" draw:layer="layout" svg:width="3.302cm" svg:height="1.524cm" svg:x="4.973cm" svg:y="26.139cm">
          <text:p text:style-name="P1"><text:span text:style-name="T4">6.1.10.2</text:span></text:p>
          <text:p text:style-name="P1"><text:span text:style-name="T11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4.477cm" svg:x1="13.192cm" svg:y1="26.146cm" svg:x2="2.746cm" svg:y2="26.139cm" draw:start-shape="id175" draw:start-glue-point="5" draw:end-shape="id176" draw:end-glue-point="0" svg:d="m13192 26146v0-508h-10446v501">
          <text:p/>
        </draw:connector>
        <draw:connector draw:style-name="gr4" draw:text-style-name="P1" draw:layer="layout" svg:x1="2.746cm" svg:y1="27.663cm" svg:x2="13.192cm" svg:y2="28.496cm" draw:start-shape="id176" draw:start-glue-point="2" draw:end-shape="id177" draw:end-glue-point="5" svg:d="m2746 27663v833h10446">
          <text:p/>
        </draw:connector>
        <draw:custom-shape draw:style-name="gr3" draw:text-style-name="P4" xml:id="id177" draw:id="id177" draw:layer="layout" svg:width="4.445cm" svg:height="1.905cm" svg:x="13.192cm" svg:y="27.543cm">
          <text:p text:style-name="P1"><text:span text:style-name="T7">6.1.11</text:span></text:p>
          <text:p text:style-name="P1"><text:span text:style-name="T3">Observation</text:span></text:p>
          <text:p text:style-name="P1"><text:span text:style-name="T3">On Sp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78" draw:id="id178" draw:layer="layout" svg:width="3.302cm" svg:height="1.27cm" svg:x="23.098cm" svg:y="23.86cm">
          <text:p text:style-name="P1"><text:span text:style-name="T8">6.1.11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3.302cm" svg:height="1.143cm" svg:x="23.098cm" svg:y="27.797cm">
          <text:p text:style-name="P1"><text:span text:style-name="T8">6.1.11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5" draw:id="id195" draw:layer="layout" svg:width="3.302cm" svg:height="1.27cm" svg:x="23.098cm" svg:y="25.892cm">
          <text:p text:style-name="P1"><text:span text:style-name="T7">6.1.11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637cm" svg:y1="28.496cm" svg:x2="23.098cm" svg:y2="24.495cm" draw:start-shape="id177" draw:start-glue-point="7" draw:end-shape="id178" svg:d="m17637 28496h2731v-4001h2730">
          <text:p/>
        </draw:connector>
        <draw:connector draw:style-name="gr4" draw:text-style-name="P1" draw:layer="layout" svg:x1="26.4cm" svg:y1="24.495cm" svg:x2="17.637cm" svg:y2="30.909cm" draw:start-shape="id178" draw:start-glue-point="1" draw:end-shape="id179" draw:end-glue-point="7" svg:d="m26400 24495h501v6414h-9264">
          <text:p/>
        </draw:connector>
        <draw:custom-shape draw:style-name="gr3" draw:text-style-name="P4" xml:id="id179" draw:id="id179" draw:layer="layout" svg:width="4.445cm" svg:height="1.905cm" svg:x="13.192cm" svg:y="29.956cm">
          <text:p text:style-name="P1"><text:span text:style-name="T7">6.1.12</text:span></text:p>
          <text:p text:style-name="P1"><text:span text:style-name="T3">Observation On</text:span></text:p>
          <text:p text:style-name="P1"><text:span text:style-name="T3">genitali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80" draw:id="id180" draw:layer="layout" svg:width="2.984cm" svg:height="1.263cm" svg:x="1.254cm" svg:y="30.329cm">
          <text:p text:style-name="P1"><text:span text:style-name="T7">6.1.12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7" draw:id="id197" draw:layer="layout" svg:width="3.302cm" svg:height="1.162cm" svg:x="9.001cm" svg:y="30.337cm">
          <text:p text:style-name="P1"><text:span text:style-name="T7">6.1.12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3.302cm" svg:height="1.136cm" svg:x="4.973cm" svg:y="30.356cm">
          <text:p text:style-name="P1"><text:span text:style-name="T8">6.1.12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4.477cm -0.506cm" svg:x1="13.192cm" svg:y1="30.909cm" svg:x2="2.746cm" svg:y2="30.329cm" draw:start-shape="id179" draw:start-glue-point="5" draw:end-shape="id180" draw:end-glue-point="0" svg:d="m13192 30909v0-1588h-10446v1008">
          <text:p/>
        </draw:connector>
        <draw:connector draw:style-name="gr4" draw:text-style-name="P1" draw:layer="layout" draw:line-skew="0.575cm" svg:x1="2.746cm" svg:y1="31.592cm" svg:x2="15.859cm" svg:y2="32.75cm" draw:start-shape="id180" draw:start-glue-point="2" draw:end-shape="id181" draw:end-glue-point="4" svg:d="m2746 31592v1153h13113v5">
          <text:p/>
        </draw:connector>
        <draw:custom-shape draw:style-name="gr3" draw:text-style-name="P4" xml:id="id181" draw:id="id181" draw:layer="layout" svg:width="5.334cm" svg:height="1.905cm" svg:x="13.192cm" svg:y="32.75cm">
          <text:p text:style-name="P1"><text:span text:style-name="T7">6.1.13</text:span></text:p>
          <text:p text:style-name="P1"><text:span text:style-name="T3">Observation On</text:span></text:p>
          <text:p text:style-name="P1"><text:span text:style-name="T3">Rectu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82" draw:id="id182" draw:layer="layout" svg:width="2.984cm" svg:height="1.009cm" svg:x="1.381cm" svg:y="34.528cm">
          <text:p text:style-name="P1"><text:span text:style-name="T7">6.1.13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9" draw:id="id199" draw:layer="layout" svg:width="3.302cm" svg:height="1.009cm" svg:x="8.937cm" svg:y="34.528cm">
          <text:p text:style-name="P1"><text:span text:style-name="T7">6.1.13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0" draw:id="id200" draw:layer="layout" svg:width="3.302cm" svg:height="1.009cm" svg:x="5.1cm" svg:y="34.528cm">
          <text:p text:style-name="P1"><text:span text:style-name="T7">6.1.13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192cm" svg:y1="33.703cm" svg:x2="2.873cm" svg:y2="34.528cm" draw:start-shape="id181" draw:start-glue-point="5" draw:end-shape="id182" draw:end-glue-point="0" svg:d="m13192 33703h-10319v825">
          <text:p/>
        </draw:connector>
        <draw:connector draw:style-name="gr4" draw:text-style-name="P1" draw:layer="layout" svg:x1="2.873cm" svg:y1="35.537cm" svg:x2="13.192cm" svg:y2="36.878cm" draw:start-shape="id182" draw:start-glue-point="2" draw:end-shape="id183" draw:end-glue-point="5" svg:d="m2873 35537v1341h10319">
          <text:p/>
        </draw:connector>
        <draw:custom-shape draw:style-name="gr3" draw:text-style-name="P4" xml:id="id183" draw:id="id183" draw:layer="layout" svg:width="5.207cm" svg:height="2.159cm" svg:x="13.192cm" svg:y="35.798cm">
          <text:p text:style-name="P1"><text:span text:style-name="T7">6.1.14</text:span></text:p>
          <text:p text:style-name="P1"><text:span text:style-name="T3">Observation On</text:span></text:p>
          <text:p text:style-name="P1"><text:span text:style-name="T3">Suckling Reflex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85" draw:id="id185" draw:layer="layout" svg:width="4.064cm" svg:height="1.016cm" svg:x="12.43cm" svg:y="39.1cm">
          <text:p text:style-name="P1"><text:span text:style-name="T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84" draw:id="id184" draw:layer="layout" svg:width="3.302cm" svg:height="1.143cm" svg:x="23.867cm" svg:y="31.734cm">
          <text:p text:style-name="P1"><text:span text:style-name="T7">6.1.14.1</text:span></text:p>
          <text:p text:style-name="P1"><text:span text:style-name="T3">Norm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2" draw:id="id202" draw:layer="layout" svg:width="3.302cm" svg:height="1.524cm" svg:x="23.867cm" svg:y="35.29cm">
          <text:p text:style-name="P1"><text:span text:style-name="T7">6.1.14.3</text:span></text:p>
          <text:p text:style-name="P1"><text:span text:style-name="T3">Specifi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1" draw:id="id201" draw:layer="layout" svg:width="3.302cm" svg:height="1.143cm" svg:x="23.867cm" svg:y="33.512cm">
          <text:p text:style-name="P1"><text:span text:style-name="T7">6.1.14.2</text:span></text:p>
          <text:p text:style-name="P1"><text:span text:style-name="T3">Abnorma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399cm" svg:y1="36.878cm" svg:x2="23.867cm" svg:y2="32.305cm" draw:start-shape="id183" draw:start-glue-point="7" draw:end-shape="id184" svg:d="m18399 36878h2734v-4573h2734">
          <text:p/>
        </draw:connector>
        <draw:connector draw:style-name="gr4" draw:text-style-name="P1" draw:layer="layout" svg:x1="27.169cm" svg:y1="32.305cm" svg:x2="16.494cm" svg:y2="39.608cm" draw:start-shape="id184" draw:start-glue-point="1" draw:end-shape="id185" svg:d="m27169 32305h501v7303h-11176">
          <text:p/>
        </draw:connector>
        <draw:connector draw:style-name="gr4" draw:text-style-name="P1" draw:layer="layout" svg:x1="7.196cm" svg:y1="14.843cm" svg:x2="15.414cm" svg:y2="16.24cm" draw:start-shape="id168" draw:start-glue-point="2" draw:end-shape="id169" svg:d="m7196 14843v698h8218v699">
          <text:p/>
        </draw:connector>
        <draw:connector draw:style-name="gr4" draw:text-style-name="P1" draw:layer="layout" svg:x1="11.033cm" svg:y1="14.843cm" svg:x2="15.415cm" svg:y2="16.24cm" draw:start-shape="id186" draw:start-glue-point="2" draw:end-shape="id169" draw:end-glue-point="4" svg:d="m11033 14843v698h4382v699">
          <text:p/>
        </draw:connector>
        <draw:connector draw:style-name="gr4" draw:text-style-name="P1" draw:layer="layout" svg:x1="13.192cm" svg:y1="17.32cm" svg:x2="7.096cm" svg:y2="17.991cm" draw:start-shape="id169" draw:start-glue-point="5" draw:end-shape="id187" draw:end-glue-point="0" svg:d="m13192 17320h-6096v671">
          <text:p/>
        </draw:connector>
        <draw:connector draw:style-name="gr4" draw:text-style-name="P1" draw:layer="layout" svg:x1="13.192cm" svg:y1="17.32cm" svg:x2="10.906cm" svg:y2="18.014cm" draw:start-shape="id169" draw:start-glue-point="5" draw:end-shape="id188" draw:end-glue-point="0" svg:d="m13192 17320h-2286v694">
          <text:p/>
        </draw:connector>
        <draw:connector draw:style-name="gr4" draw:text-style-name="P1" draw:layer="layout" svg:x1="7.096cm" svg:y1="19.515cm" svg:x2="13.192cm" svg:y2="20.558cm" draw:start-shape="id187" draw:start-glue-point="2" draw:end-shape="id171" draw:end-glue-point="5" svg:d="m7096 19515v1043h6096">
          <text:p/>
        </draw:connector>
        <draw:connector draw:style-name="gr4" draw:text-style-name="P1" draw:layer="layout" svg:x1="10.906cm" svg:y1="19.538cm" svg:x2="13.192cm" svg:y2="20.558cm" draw:start-shape="id188" draw:start-glue-point="2" draw:end-shape="id171" svg:d="m10906 19538v1020h2286">
          <text:p/>
        </draw:connector>
        <draw:connector draw:style-name="gr4" draw:text-style-name="P1" draw:layer="layout" svg:x1="17.637cm" svg:y1="20.558cm" svg:x2="23.224cm" svg:y2="18.208cm" draw:start-shape="id171" draw:end-shape="id189" svg:d="m17637 20558h2794v-2350h2793">
          <text:p/>
        </draw:connector>
        <draw:connector draw:style-name="gr4" draw:text-style-name="P1" draw:layer="layout" svg:x1="17.637cm" svg:y1="20.558cm" svg:x2="23.224cm" svg:y2="21.002cm" draw:start-shape="id171" draw:start-glue-point="7" draw:end-shape="id190" draw:end-glue-point="3" svg:d="m17637 20558h2794v444h2793">
          <text:p/>
        </draw:connector>
        <draw:connector draw:style-name="gr4" draw:text-style-name="P1" draw:layer="layout" svg:x1="26.526cm" svg:y1="18.208cm" svg:x2="17.637cm" svg:y2="22.906cm" draw:start-shape="id189" draw:start-glue-point="1" draw:end-shape="id173" draw:end-glue-point="7" svg:d="m26526 18208h501v4698h-9390">
          <text:p/>
        </draw:connector>
        <draw:connector draw:style-name="gr4" draw:text-style-name="P1" draw:layer="layout" svg:x1="26.526cm" svg:y1="21.002cm" svg:x2="17.637cm" svg:y2="22.906cm" draw:start-shape="id190" draw:start-glue-point="1" draw:end-shape="id173" svg:d="m26526 21002h501v1904h-9390">
          <text:p/>
        </draw:connector>
        <draw:connector draw:style-name="gr4" draw:text-style-name="P1" draw:layer="layout" svg:x1="7.069cm" svg:y1="23.601cm" svg:x2="15.415cm" svg:y2="25.003cm" draw:start-shape="id191" draw:start-glue-point="2" draw:end-shape="id175" draw:end-glue-point="4" svg:d="m7069 23601v701h8346v701">
          <text:p/>
        </draw:connector>
        <draw:connector draw:style-name="gr4" draw:text-style-name="P1" draw:layer="layout" svg:x1="10.906cm" svg:y1="23.601cm" svg:x2="15.415cm" svg:y2="25.003cm" draw:start-shape="id192" draw:start-glue-point="2" draw:end-shape="id175" draw:end-glue-point="4" svg:d="m10906 23601v701h4509v701">
          <text:p/>
        </draw:connector>
        <draw:connector draw:style-name="gr4" draw:text-style-name="P1" draw:layer="layout" draw:line-skew="2.459cm" svg:x1="13.192cm" svg:y1="26.146cm" svg:x2="6.624cm" svg:y2="26.139cm" draw:start-shape="id175" draw:start-glue-point="5" draw:end-shape="id193" draw:end-glue-point="0" svg:d="m13192 26146v0-508h-6568v501">
          <text:p/>
        </draw:connector>
        <draw:connector draw:style-name="gr4" draw:text-style-name="P1" draw:layer="layout" draw:line-skew="0.54cm" svg:x1="13.192cm" svg:y1="26.146cm" svg:x2="10.461cm" svg:y2="26.139cm" draw:start-shape="id175" draw:start-glue-point="5" draw:end-shape="id194" draw:end-glue-point="0" svg:d="m13192 26146v0-508h-2731v501">
          <text:p/>
        </draw:connector>
        <draw:connector draw:style-name="gr4" draw:text-style-name="P1" draw:layer="layout" svg:x1="17.637cm" svg:y1="28.496cm" svg:x2="23.098cm" svg:y2="26.527cm" draw:start-shape="id177" draw:start-glue-point="7" draw:end-shape="id195" draw:end-glue-point="3" svg:d="m17637 28496h2731v-1969h2730">
          <text:p/>
        </draw:connector>
        <draw:connector draw:style-name="gr4" draw:text-style-name="P1" draw:layer="layout" svg:x1="17.637cm" svg:y1="28.496cm" svg:x2="23.098cm" svg:y2="28.368cm" draw:start-shape="id177" draw:start-glue-point="7" draw:end-shape="id196" draw:end-glue-point="3" svg:d="m17637 28496h2731v-128h2730">
          <text:p/>
        </draw:connector>
        <draw:connector draw:style-name="gr4" draw:text-style-name="P1" draw:layer="layout" svg:x1="26.4cm" svg:y1="26.527cm" svg:x2="17.637cm" svg:y2="30.909cm" draw:start-shape="id195" draw:start-glue-point="1" draw:end-shape="id179" draw:end-glue-point="7" svg:d="m26400 26527h501v4382h-9264">
          <text:p/>
        </draw:connector>
        <draw:connector draw:style-name="gr4" draw:text-style-name="P1" draw:layer="layout" svg:x1="26.4cm" svg:y1="28.368cm" svg:x2="17.637cm" svg:y2="30.909cm" draw:start-shape="id196" draw:start-glue-point="1" draw:end-shape="id179" draw:end-glue-point="7" svg:d="m26400 28368h501v2541h-9264">
          <text:p/>
        </draw:connector>
        <draw:connector draw:style-name="gr4" draw:text-style-name="P1" draw:layer="layout" svg:x1="6.624cm" svg:y1="27.663cm" svg:x2="13.192cm" svg:y2="28.496cm" draw:start-shape="id193" draw:start-glue-point="2" draw:end-shape="id177" draw:end-glue-point="5" svg:d="m6624 27663v833h6568">
          <text:p/>
        </draw:connector>
        <draw:connector draw:style-name="gr4" draw:text-style-name="P1" draw:layer="layout" svg:x1="10.461cm" svg:y1="27.663cm" svg:x2="13.192cm" svg:y2="28.496cm" draw:start-shape="id194" draw:start-glue-point="2" draw:end-shape="id177" draw:end-glue-point="5" svg:d="m10461 27663v833h2731">
          <text:p/>
        </draw:connector>
        <draw:connector draw:style-name="gr4" draw:text-style-name="P1" draw:layer="layout" draw:line-skew="4.692cm -0.133cm" svg:x1="13.192cm" svg:y1="30.909cm" svg:x2="10.652cm" svg:y2="30.337cm" draw:start-shape="id179" draw:start-glue-point="5" draw:end-shape="id197" draw:end-glue-point="0" svg:d="m13192 30909v0-1588h-2540v1016">
          <text:p/>
        </draw:connector>
        <draw:connector draw:style-name="gr4" draw:text-style-name="P1" draw:layer="layout" draw:line-skew="2.459cm -0.534cm" svg:x1="13.192cm" svg:y1="30.909cm" svg:x2="6.624cm" svg:y2="30.356cm" draw:start-shape="id179" draw:start-glue-point="5" draw:end-shape="id198" draw:end-glue-point="0" svg:d="m13192 30909v0-1588h-6568v1035">
          <text:p/>
        </draw:connector>
        <draw:connector draw:style-name="gr4" draw:text-style-name="P1" draw:layer="layout" svg:x1="13.192cm" svg:y1="33.703cm" svg:x2="10.588cm" svg:y2="34.528cm" draw:start-shape="id181" draw:start-glue-point="5" draw:end-shape="id199" draw:end-glue-point="0" svg:d="m13192 33703h-2604v825">
          <text:p/>
        </draw:connector>
        <draw:connector draw:style-name="gr4" draw:text-style-name="P1" draw:layer="layout" svg:x1="13.192cm" svg:y1="33.703cm" svg:x2="6.751cm" svg:y2="34.528cm" draw:start-shape="id181" draw:start-glue-point="5" draw:end-shape="id200" draw:end-glue-point="0" svg:d="m13192 33703h-6441v825">
          <text:p/>
        </draw:connector>
        <draw:connector draw:style-name="gr4" draw:text-style-name="P1" draw:layer="layout" svg:x1="18.399cm" svg:y1="36.878cm" svg:x2="23.867cm" svg:y2="34.083cm" draw:start-shape="id183" draw:start-glue-point="7" draw:end-shape="id201" svg:d="m18399 36878h2734v-2795h2734">
          <text:p/>
        </draw:connector>
        <draw:connector draw:style-name="gr4" draw:text-style-name="P1" draw:layer="layout" svg:x1="18.399cm" svg:y1="36.878cm" svg:x2="23.867cm" svg:y2="36.052cm" draw:start-shape="id183" draw:start-glue-point="7" draw:end-shape="id202" draw:end-glue-point="3" svg:d="m18399 36878h2734v-826h2734">
          <text:p/>
        </draw:connector>
        <draw:connector draw:style-name="gr4" draw:text-style-name="P1" draw:layer="layout" svg:x1="27.169cm" svg:y1="34.083cm" svg:x2="16.494cm" svg:y2="39.608cm" draw:start-shape="id201" draw:start-glue-point="1" draw:end-shape="id185" draw:end-glue-point="1" svg:d="m27169 34083h501v5525h-11176">
          <text:p/>
        </draw:connector>
        <draw:connector draw:style-name="gr4" draw:text-style-name="P1" draw:layer="layout" svg:x1="27.169cm" svg:y1="36.052cm" svg:x2="16.494cm" svg:y2="39.608cm" draw:start-shape="id202" draw:start-glue-point="1" draw:end-shape="id185" draw:end-glue-point="1" svg:d="m27169 36052h501v3556h-11176">
          <text:p/>
        </draw:connector>
      </draw:page>
      <draw:page draw:name="page7" draw:style-name="dp1" draw:master-page-name="Default">
        <draw:frame draw:style-name="gr32" draw:text-style-name="P18" draw:layer="layout" svg:width="27.693cm" svg:height="1.195cm" svg:x="1cm" svg:y="1.001cm">
          <draw:text-box>
            <text:p text:style-name="P1"><text:span text:style-name="T9">Assessment of Danger Signs at One Week Postnatal Check</text:span></text:p>
          </draw:text-box>
        </draw:frame>
        <draw:custom-shape draw:style-name="gr3" draw:text-style-name="P4" xml:id="id203" draw:id="id203" draw:layer="layout" svg:width="5.969cm" svg:height="1.597cm" svg:x="3.186cm" svg:y="3.467cm">
          <text:p text:style-name="P1"><text:span text:style-name="T3">Patient`</text:span></text:p>
          <text:p text:style-name="P1"><text:span text:style-name="T3">Dashboa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6.201cm" svg:y1="2.398cm" svg:x2="6.171cm" svg:y2="3.467cm" draw:end-shape="id203" draw:end-glue-point="5" svg:d="m6201 2398-30 1069">
          <text:p/>
        </draw:connector>
        <draw:custom-shape draw:style-name="gr3" draw:text-style-name="P17" xml:id="id204" draw:id="id204" draw:layer="layout" svg:width="6.35cm" svg:height="1.905cm" svg:x="12.049cm" svg:y="5.064cm">
          <text:p text:style-name="P1"><text:span text:style-name="T7">7</text:span></text:p>
          <text:p text:style-name="P1"><text:span text:style-name="T3">Assess Danger</text:span></text:p>
          <text:p text:style-name="P1"><text:span text:style-name="T3">Sig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.171cm" svg:y1="5.064cm" svg:x2="12.049cm" svg:y2="6.017cm" draw:start-shape="id203" draw:start-glue-point="8" draw:end-shape="id204" draw:end-glue-point="5" svg:d="m6171 5064v953h5878">
          <text:p/>
        </draw:connector>
        <draw:connector draw:style-name="gr4" draw:text-style-name="P1" draw:layer="layout" svg:x1="15.224cm" svg:y1="5.064cm" svg:x2="8.547cm" svg:y2="4.266cm" draw:start-shape="id204" draw:start-glue-point="4" draw:end-shape="id203" draw:end-glue-point="9" svg:d="m15224 5064v-798h-6677">
          <text:p/>
        </draw:connector>
        <draw:frame draw:style-name="gr5" draw:text-style-name="P6" draw:layer="layout" svg:width="1.137cm" svg:height="0.725cm" svg:x="11.541cm" svg:y="3.594cm">
          <draw:text-box>
            <text:p><text:span text:style-name="T3">NO</text:span></text:p>
          </draw:text-box>
        </draw:frame>
        <draw:connector draw:style-name="gr4" draw:text-style-name="P1" draw:layer="layout" draw:type="line" svg:x1="15.224cm" svg:y1="6.969cm" svg:x2="15.224cm" svg:y2="8.482cm" draw:start-shape="id204" draw:start-glue-point="6" draw:end-shape="id205" draw:end-glue-point="4" svg:d="m15224 6969v1513">
          <text:p/>
        </draw:connector>
        <draw:custom-shape draw:style-name="gr3" draw:text-style-name="P4" xml:id="id205" draw:id="id205" draw:layer="layout" svg:width="5.842cm" svg:height="1.905cm" svg:x="12.303cm" svg:y="8.482cm">
          <text:p text:style-name="P1"><text:span text:style-name="T7">7.1.1</text:span></text:p>
          <text:p text:style-name="P1"><text:span text:style-name="T3">Child has fever?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2" xml:id="id207" draw:id="id207" draw:layer="layout" svg:width="3.302cm" svg:height="1.397cm" svg:x="21.955cm" svg:y="8.809cm">
          <text:p text:style-name="P1"><text:span text:style-name="T8">7.1.1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06" draw:id="id206" draw:layer="layout" svg:width="3.302cm" svg:height="1.397cm" svg:x="4.529cm" svg:y="8.763cm">
          <text:p text:style-name="P1"><text:span text:style-name="T7">7.1.1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303cm" svg:y1="9.435cm" svg:x2="7.831cm" svg:y2="9.461cm" draw:start-shape="id205" draw:start-glue-point="5" draw:end-shape="id206" draw:end-glue-point="1" svg:d="m12303 9435-4472 26">
          <text:p/>
        </draw:connector>
        <draw:connector draw:style-name="gr4" draw:text-style-name="P1" draw:layer="layout" draw:type="line" svg:x1="18.145cm" svg:y1="9.435cm" svg:x2="21.955cm" svg:y2="9.507cm" draw:start-shape="id205" draw:start-glue-point="7" draw:end-shape="id207" draw:end-glue-point="3" svg:d="m18145 9435 3810 72">
          <text:p/>
        </draw:connector>
        <draw:frame draw:style-name="gr5" draw:text-style-name="P6" draw:layer="layout" svg:width="1.196cm" svg:height="0.725cm" svg:x="15.097cm" svg:y="7.096cm">
          <draw:text-box>
            <text:p><text:span text:style-name="T3">Yes</text:span></text:p>
          </draw:text-box>
        </draw:frame>
        <draw:custom-shape draw:style-name="gr3" draw:text-style-name="P4" xml:id="id208" draw:id="id208" draw:layer="layout" svg:width="5.842cm" svg:height="2.186cm" svg:x="12.335cm" svg:y="11.795cm">
          <text:p text:style-name="P1"><text:span text:style-name="T7">7.1.2</text:span></text:p>
          <text:p text:style-name="P1"><text:span text:style-name="T3">Child has high </text:span></text:p>
          <text:p text:style-name="P1"><text:span text:style-name="T3">breath rate?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2" xml:id="id210" draw:id="id210" draw:layer="layout" svg:width="3.302cm" svg:height="1.397cm" svg:x="21.987cm" svg:y="12.222cm">
          <text:p text:style-name="P1"><text:span text:style-name="T7">7.1.2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09" draw:id="id209" draw:layer="layout" svg:width="3.302cm" svg:height="1.397cm" svg:x="4.561cm" svg:y="12.176cm">
          <text:p text:style-name="P1"><text:span text:style-name="T7">7.1.2.2</text:span></text:p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335cm" svg:y1="12.888cm" svg:x2="7.863cm" svg:y2="12.874cm" draw:start-shape="id208" draw:start-glue-point="5" draw:end-shape="id209" draw:end-glue-point="1" svg:d="m12335 12888-4472-14">
          <text:p/>
        </draw:connector>
        <draw:connector draw:style-name="gr4" draw:text-style-name="P1" draw:layer="layout" draw:type="line" svg:x1="18.177cm" svg:y1="12.888cm" svg:x2="21.987cm" svg:y2="12.92cm" draw:start-shape="id208" draw:start-glue-point="7" draw:end-shape="id210" draw:end-glue-point="3" svg:d="m18177 12888 3810 32">
          <text:p/>
        </draw:connector>
        <draw:connector draw:style-name="gr22" draw:text-style-name="P1" xml:id="id211" draw:id="id211" draw:layer="layout" draw:type="line" svg:x1="6.212cm" svg:y1="13.573cm" svg:x2="6.224cm" svg:y2="14.42cm" draw:start-shape="id209" draw:start-glue-point="2" svg:d="m6212 13573 12 847">
          <text:p/>
        </draw:connector>
        <draw:connector draw:style-name="gr22" draw:text-style-name="P1" xml:id="id212" draw:id="id212" draw:layer="layout" draw:type="line" svg:x1="23.638cm" svg:y1="13.619cm" svg:x2="23.633cm" svg:y2="14.42cm" draw:start-shape="id210" draw:start-glue-point="2" svg:d="m23638 13619-5 801">
          <text:p/>
        </draw:connector>
        <draw:connector draw:style-name="gr22" draw:text-style-name="P1" draw:layer="layout" draw:type="line" svg:x1="6.224cm" svg:y1="14.42cm" svg:x2="23.633cm" svg:y2="14.42cm" draw:start-shape="id211" draw:start-glue-point="3" draw:end-shape="id212" draw:end-glue-point="3" svg:d="m6224 14420h17409">
          <text:p/>
        </draw:connector>
        <draw:custom-shape draw:style-name="gr3" draw:text-style-name="P4" xml:id="id213" draw:id="id213" draw:layer="layout" svg:width="5.842cm" svg:height="1.905cm" svg:x="12.525cm" svg:y="14.97cm">
          <text:p text:style-name="P1"><text:span text:style-name="T7">7.1.3</text:span></text:p>
          <text:p text:style-name="P1"><text:span text:style-name="T3">Child has bulging</text:span></text:p>
          <text:p text:style-name="P1"><text:span text:style-name="T3">fontanel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15" draw:id="id215" draw:layer="layout" svg:width="3.302cm" svg:height="1.397cm" svg:x="22.209cm" svg:y="15.224cm">
          <text:p text:style-name="P1"><text:span text:style-name="T7">7.1.3.1</text:span></text:p>
          <text:p text:style-name="P1"><text:span text:style-name="T4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14" draw:id="id214" draw:layer="layout" svg:width="3.302cm" svg:height="1.397cm" svg:x="4.751cm" svg:y="15.251cm">
          <text:p text:style-name="P1"><text:span text:style-name="T7">7.1.3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525cm" svg:y1="15.923cm" svg:x2="8.053cm" svg:y2="15.949cm" draw:start-shape="id213" draw:start-glue-point="5" draw:end-shape="id214" draw:end-glue-point="1" svg:d="m12525 15923-4472 26">
          <text:p/>
        </draw:connector>
        <draw:connector draw:style-name="gr4" draw:text-style-name="P1" draw:layer="layout" draw:type="line" svg:x1="18.367cm" svg:y1="15.923cm" svg:x2="22.209cm" svg:y2="15.922cm" draw:start-shape="id213" draw:start-glue-point="7" draw:end-shape="id215" draw:end-glue-point="3" svg:d="m18367 15923 3842-1">
          <text:p/>
        </draw:connector>
        <draw:custom-shape draw:style-name="gr3" draw:text-style-name="P4" xml:id="id216" draw:id="id216" draw:layer="layout" svg:width="7.874cm" svg:height="2.186cm" svg:x="11.541cm" svg:y="18.283cm">
          <text:p text:style-name="P1"><text:span text:style-name="T7">7.1.4</text:span></text:p>
          <text:p text:style-name="P1"><text:span text:style-name="T3">Child has Umbilicus</text:span></text:p>
          <text:p text:style-name="P1"><text:span text:style-name="T3">Discharg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2" xml:id="id218" draw:id="id218" draw:layer="layout" svg:width="3.302cm" svg:height="1.397cm" svg:x="22.209cm" svg:y="18.71cm">
          <text:p text:style-name="P1"><text:span text:style-name="T7">7.1.4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17" draw:id="id217" draw:layer="layout" svg:width="3.302cm" svg:height="1.397cm" svg:x="4.783cm" svg:y="18.664cm">
          <text:p text:style-name="P1"><text:span text:style-name="T7">7.1.4.2</text:span></text:p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1.541cm" svg:y1="19.376cm" svg:x2="8.085cm" svg:y2="19.362cm" draw:start-shape="id216" draw:start-glue-point="5" draw:end-shape="id217" draw:end-glue-point="1" svg:d="m11541 19376-3456-14">
          <text:p/>
        </draw:connector>
        <draw:connector draw:style-name="gr4" draw:text-style-name="P1" draw:layer="layout" draw:type="line" svg:x1="19.415cm" svg:y1="19.376cm" svg:x2="22.209cm" svg:y2="19.408cm" draw:start-shape="id216" draw:start-glue-point="7" draw:end-shape="id218" draw:end-glue-point="3" svg:d="m19415 19376 2794 32">
          <text:p/>
        </draw:connector>
        <draw:connector draw:style-name="gr22" draw:text-style-name="P1" xml:id="id219" draw:id="id219" draw:layer="layout" draw:type="line" svg:x1="6.434cm" svg:y1="20.061cm" svg:x2="6.446cm" svg:y2="20.908cm" draw:start-shape="id217" draw:start-glue-point="2" svg:d="m6434 20061 12 847">
          <text:p/>
        </draw:connector>
        <draw:connector draw:style-name="gr22" draw:text-style-name="P1" xml:id="id220" draw:id="id220" draw:layer="layout" draw:type="line" svg:x1="23.86cm" svg:y1="20.107cm" svg:x2="23.855cm" svg:y2="20.908cm" draw:start-shape="id218" draw:start-glue-point="2" svg:d="m23860 20107-5 801">
          <text:p/>
        </draw:connector>
        <draw:connector draw:style-name="gr22" draw:text-style-name="P1" draw:layer="layout" draw:type="line" svg:x1="6.446cm" svg:y1="20.908cm" svg:x2="23.855cm" svg:y2="20.908cm" draw:start-shape="id219" draw:start-glue-point="3" draw:end-shape="id220" draw:end-glue-point="3" svg:d="m6446 20908h17409">
          <text:p/>
        </draw:connector>
        <draw:connector draw:style-name="gr4" draw:text-style-name="P1" draw:layer="layout" draw:type="line" svg:x1="15.479cm" svg:y1="14.394cm" svg:x2="15.446cm" svg:y2="14.97cm" draw:end-shape="id213" draw:end-glue-point="4" svg:d="m15479 14394-33 576">
          <text:p/>
        </draw:connector>
        <draw:custom-shape draw:style-name="gr3" draw:text-style-name="P4" xml:id="id221" draw:id="id221" draw:layer="layout" svg:width="5.842cm" svg:height="1.905cm" svg:x="12.711cm" svg:y="21.955cm">
          <text:p text:style-name="P1"><text:span text:style-name="T7">7.1.5</text:span></text:p>
          <text:p text:style-name="P1"><text:span text:style-name="T3">Child has Cyanosis?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2" xml:id="id223" draw:id="id223" draw:layer="layout" svg:width="3.302cm" svg:height="1.397cm" svg:x="22.363cm" svg:y="22.282cm">
          <text:p text:style-name="P1"><text:span text:style-name="T3">7.1.5.1</text:span></text:p>
          <text:p text:style-name="P1"><text:span text:style-name="T4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22" draw:id="id222" draw:layer="layout" svg:width="3.302cm" svg:height="1.397cm" svg:x="4.937cm" svg:y="22.236cm">
          <text:p text:style-name="P1"><text:span text:style-name="T8">7.1.5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711cm" svg:y1="22.908cm" svg:x2="8.239cm" svg:y2="22.934cm" draw:start-shape="id221" draw:start-glue-point="5" draw:end-shape="id222" draw:end-glue-point="1" svg:d="m12711 22908-4472 26">
          <text:p/>
        </draw:connector>
        <draw:connector draw:style-name="gr4" draw:text-style-name="P1" draw:layer="layout" draw:type="line" svg:x1="18.553cm" svg:y1="22.908cm" svg:x2="22.363cm" svg:y2="22.98cm" draw:start-shape="id221" draw:start-glue-point="7" draw:end-shape="id223" draw:end-glue-point="3" svg:d="m18553 22908 3810 72">
          <text:p/>
        </draw:connector>
        <draw:connector draw:style-name="gr22" draw:text-style-name="P1" xml:id="id224" draw:id="id224" draw:layer="layout" draw:type="line" svg:x1="6.588cm" svg:y1="23.633cm" svg:x2="6.6cm" svg:y2="24.48cm" draw:start-shape="id222" draw:start-glue-point="2" svg:d="m6588 23633 12 847">
          <text:p/>
        </draw:connector>
        <draw:connector draw:style-name="gr22" draw:text-style-name="P1" xml:id="id225" draw:id="id225" draw:layer="layout" draw:type="line" svg:x1="24.014cm" svg:y1="23.679cm" svg:x2="24.009cm" svg:y2="24.48cm" draw:start-shape="id223" draw:start-glue-point="2" svg:d="m24014 23679-5 801">
          <text:p/>
        </draw:connector>
        <draw:connector draw:style-name="gr22" draw:text-style-name="P1" draw:layer="layout" draw:type="line" svg:x1="6.6cm" svg:y1="24.48cm" svg:x2="24.009cm" svg:y2="24.48cm" draw:start-shape="id224" draw:start-glue-point="3" draw:end-shape="id225" draw:end-glue-point="3" svg:d="m6600 24480h17409">
          <text:p/>
        </draw:connector>
        <draw:custom-shape draw:style-name="gr3" draw:text-style-name="P4" xml:id="id226" draw:id="id226" draw:layer="layout" svg:width="5.842cm" svg:height="1.894cm" svg:x="12.743cm" svg:y="25.368cm">
          <text:p text:style-name="P1"><text:span text:style-name="T7">7.1.6</text:span></text:p>
          <text:p text:style-name="P1"><text:span text:style-name="T3">Child has </text:span></text:p>
          <text:p text:style-name="P1"><text:span text:style-name="T3">Jaundic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2" xml:id="id228" draw:id="id228" draw:layer="layout" svg:width="3.302cm" svg:height="1.397cm" svg:x="22.395cm" svg:y="25.695cm">
          <text:p text:style-name="P1"><text:span text:style-name="T7">7.1.6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27" draw:id="id227" draw:layer="layout" svg:width="3.302cm" svg:height="1.397cm" svg:x="4.969cm" svg:y="25.649cm">
          <text:p text:style-name="P1"><text:span text:style-name="T7">7.1.6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743cm" svg:y1="26.315cm" svg:x2="8.271cm" svg:y2="26.347cm" draw:start-shape="id226" draw:start-glue-point="5" draw:end-shape="id227" draw:end-glue-point="1" svg:d="m12743 26315-4472 32">
          <text:p/>
        </draw:connector>
        <draw:connector draw:style-name="gr4" draw:text-style-name="P1" draw:layer="layout" draw:type="line" svg:x1="18.585cm" svg:y1="26.315cm" svg:x2="22.395cm" svg:y2="26.393cm" draw:start-shape="id226" draw:start-glue-point="7" draw:end-shape="id228" draw:end-glue-point="3" svg:d="m18585 26315 3810 78">
          <text:p/>
        </draw:connector>
        <draw:connector draw:style-name="gr4" draw:text-style-name="P1" draw:layer="layout" draw:type="line" svg:x1="15.675cm" svg:y1="24.454cm" svg:x2="15.664cm" svg:y2="25.368cm" draw:end-shape="id226" draw:end-glue-point="4" svg:d="m15675 24454-11 914">
          <text:p/>
        </draw:connector>
        <draw:custom-shape draw:style-name="gr3" draw:text-style-name="P4" xml:id="id229" draw:id="id229" draw:layer="layout" svg:width="7.366cm" svg:height="1.778cm" svg:x="12.176cm" svg:y="28.686cm">
          <text:p text:style-name="P1"><text:span text:style-name="T7">7.1.7</text:span></text:p>
          <text:p text:style-name="P1"><text:span text:style-name="T3">Child has eye Discharg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2" xml:id="id231" draw:id="id231" draw:layer="layout" svg:width="3.302cm" svg:height="1.397cm" svg:x="22.585cm" svg:y="28.87cm">
          <text:p text:style-name="P1"><text:span text:style-name="T7">7.1.7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30" draw:id="id230" draw:layer="layout" svg:width="3.302cm" svg:height="1.397cm" svg:x="5.159cm" svg:y="28.924cm">
          <text:p text:style-name="P1"><text:span text:style-name="T7">7.1.7.2</text:span></text:p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176cm" svg:y1="29.575cm" svg:x2="8.461cm" svg:y2="29.622cm" draw:start-shape="id229" draw:start-glue-point="5" draw:end-shape="id230" draw:end-glue-point="1" svg:d="m12176 29575-3715 47">
          <text:p/>
        </draw:connector>
        <draw:connector draw:style-name="gr4" draw:text-style-name="P1" draw:layer="layout" draw:type="line" svg:x1="19.542cm" svg:y1="29.575cm" svg:x2="22.585cm" svg:y2="29.568cm" draw:start-shape="id229" draw:start-glue-point="7" draw:end-shape="id231" draw:end-glue-point="3" svg:d="m19542 29575 3043-7">
          <text:p/>
        </draw:connector>
        <draw:custom-shape draw:style-name="gr3" draw:text-style-name="P4" xml:id="id232" draw:id="id232" draw:layer="layout" svg:width="5.842cm" svg:height="2.186cm" svg:x="12.965cm" svg:y="31.756cm">
          <text:p text:style-name="P1"><text:span text:style-name="T7">7.1.2</text:span></text:p>
          <text:p text:style-name="P1"><text:span text:style-name="T3">Child is </text:span></text:p>
          <text:p text:style-name="P1"><text:span text:style-name="T3">Suckl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34" draw:id="id234" draw:layer="layout" svg:width="3.302cm" svg:height="1.397cm" svg:x="22.617cm" svg:y="32.183cm">
          <text:p text:style-name="P1"><text:span text:style-name="T7">7.1.8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3" draw:id="id233" draw:layer="layout" svg:width="3.302cm" svg:height="1.397cm" svg:x="5.191cm" svg:y="32.137cm">
          <text:p text:style-name="P1"><text:span text:style-name="T7">7.1.8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965cm" svg:y1="32.849cm" svg:x2="8.493cm" svg:y2="32.835cm" draw:start-shape="id232" draw:start-glue-point="5" draw:end-shape="id233" draw:end-glue-point="1" svg:d="m12965 32849-4472-14">
          <text:p/>
        </draw:connector>
        <draw:connector draw:style-name="gr4" draw:text-style-name="P1" draw:layer="layout" draw:type="line" svg:x1="18.807cm" svg:y1="32.849cm" svg:x2="22.617cm" svg:y2="32.881cm" draw:start-shape="id232" draw:start-glue-point="7" draw:end-shape="id234" draw:end-glue-point="3" svg:d="m18807 32849 3810 32">
          <text:p/>
        </draw:connector>
        <draw:connector draw:style-name="gr4" draw:text-style-name="P1" draw:layer="layout" draw:type="line" svg:x1="15.61cm" svg:y1="20.836cm" svg:x2="15.632cm" svg:y2="21.955cm" draw:end-shape="id221" draw:end-glue-point="4" svg:d="m15610 20836 22 1119">
          <text:p/>
        </draw:connector>
        <draw:custom-shape draw:style-name="gr3" draw:text-style-name="P12" xml:id="id235" draw:id="id235" draw:layer="layout" svg:width="6.223cm" svg:height="1.524cm" svg:x="12.403cm" svg:y="36.614cm">
          <text:p text:style-name="P1"><text:span text:style-name="T12">Fini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6.18cm" svg:y1="10.16cm" svg:x2="15.256cm" svg:y2="11.795cm" draw:start-shape="id206" draw:start-glue-point="2" draw:end-shape="id208" draw:end-glue-point="4" svg:d="m6180 10160v817h9076v818">
          <text:p/>
        </draw:connector>
        <draw:connector draw:style-name="gr4" draw:text-style-name="P1" draw:layer="layout" svg:x1="23.606cm" svg:y1="10.206cm" svg:x2="15.256cm" svg:y2="11.795cm" draw:start-shape="id207" draw:start-glue-point="2" draw:end-shape="id208" draw:end-glue-point="4" svg:d="m23606 10206v794h-8350v795">
          <text:p/>
        </draw:connector>
        <draw:connector draw:style-name="gr4" draw:text-style-name="P1" draw:layer="layout" svg:x1="6.402cm" svg:y1="16.648cm" svg:x2="15.478cm" svg:y2="18.283cm" draw:start-shape="id214" draw:start-glue-point="2" draw:end-shape="id216" svg:d="m6402 16648v817h9076v818">
          <text:p/>
        </draw:connector>
        <draw:connector draw:style-name="gr4" draw:text-style-name="P1" draw:layer="layout" svg:x1="23.86cm" svg:y1="16.621cm" svg:x2="15.478cm" svg:y2="18.283cm" draw:start-shape="id215" draw:end-shape="id216" draw:end-glue-point="4" svg:d="m23860 16621v831h-8382v831">
          <text:p/>
        </draw:connector>
        <draw:connector draw:style-name="gr4" draw:text-style-name="P1" draw:layer="layout" draw:line-skew="0.053cm" svg:x1="6.62cm" svg:y1="27.046cm" svg:x2="15.859cm" svg:y2="28.686cm" draw:start-shape="id227" draw:start-glue-point="2" draw:end-shape="id229" draw:end-glue-point="4" svg:d="m6620 27046v873h9239v767">
          <text:p/>
        </draw:connector>
        <draw:connector draw:style-name="gr4" draw:text-style-name="P1" draw:layer="layout" draw:line-skew="0.03cm" svg:x1="24.046cm" svg:y1="27.092cm" svg:x2="15.859cm" svg:y2="28.686cm" draw:start-shape="id228" draw:start-glue-point="2" draw:end-shape="id229" draw:end-glue-point="4" svg:d="m24046 27092v827h-8187v767">
          <text:p/>
        </draw:connector>
        <draw:connector draw:style-name="gr4" draw:text-style-name="P1" draw:layer="layout" draw:line-skew="-0.066cm" svg:x1="6.81cm" svg:y1="30.321cm" svg:x2="15.886cm" svg:y2="31.756cm" draw:start-shape="id230" draw:start-glue-point="2" draw:end-shape="id232" draw:end-glue-point="4" svg:d="m6810 30321v651h9076v784">
          <text:p/>
        </draw:connector>
        <draw:connector draw:style-name="gr4" draw:text-style-name="P1" draw:layer="layout" draw:line-skew="-0.039cm" svg:x1="24.236cm" svg:y1="30.267cm" svg:x2="15.886cm" svg:y2="31.756cm" draw:start-shape="id231" draw:start-glue-point="2" draw:end-shape="id232" draw:end-glue-point="4" svg:d="m24236 30267v705h-8350v784">
          <text:p/>
        </draw:connector>
        <draw:connector draw:style-name="gr4" draw:text-style-name="P1" draw:layer="layout" svg:x1="6.842cm" svg:y1="33.534cm" svg:x2="15.515cm" svg:y2="36.614cm" draw:start-shape="id233" draw:start-glue-point="2" draw:end-shape="id235" draw:end-glue-point="4" svg:d="m6842 33534v1540h8673v1540">
          <text:p/>
        </draw:connector>
        <draw:connector draw:style-name="gr4" draw:text-style-name="P1" draw:layer="layout" svg:x1="24.268cm" svg:y1="33.58cm" svg:x2="15.515cm" svg:y2="36.614cm" draw:start-shape="id234" draw:start-glue-point="2" draw:end-shape="id235" draw:end-glue-point="4" svg:d="m24268 33580v1517h-8753v1517">
          <text:p/>
        </draw:connector>
      </draw:page>
      <draw:page draw:name="page8" draw:style-name="dp1" draw:master-page-name="Default">
        <draw:frame draw:style-name="gr38" draw:text-style-name="P20" draw:layer="layout" svg:width="27.693cm" svg:height="3.003cm" svg:x="1cm" svg:y="1.054cm">
          <draw:text-box>
            <text:p text:style-name="P19"><text:span text:style-name="T10">Family Medical History (Diseases Among Relatives) Flow Chart</text:span></text:p>
          </draw:text-box>
        </draw:frame>
        <draw:custom-shape draw:style-name="gr3" draw:text-style-name="P4" xml:id="id236" draw:id="id236" draw:layer="layout" svg:width="5.461cm" svg:height="1.524cm" svg:x="2.016cm" svg:y="3.413cm">
          <text:p text:style-name="P1"><text:span text:style-name="T3">Patient</text:span></text:p>
          <text:p text:style-name="P1"><text:span text:style-name="T3">Dashboa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4.762cm" svg:y1="2.249cm" svg:x2="4.747cm" svg:y2="3.413cm" draw:end-shape="id236" draw:end-glue-point="5" svg:d="m4762 2249-15 1164">
          <text:p/>
        </draw:connector>
        <draw:custom-shape draw:style-name="gr3" draw:text-style-name="P4" xml:id="id237" draw:id="id237" draw:layer="layout" svg:width="4.191cm" svg:height="2.667cm" svg:x="2.016cm" svg:y="6.207cm">
          <text:p text:style-name="P1"><text:span text:style-name="T7">8</text:span></text:p>
          <text:p text:style-name="P1"><text:span text:style-name="T7"/></text:p>
          <text:p text:style-name="P1"><text:span text:style-name="T3">Medical</text:span></text:p>
          <text:p text:style-name="P1"><text:span text:style-name="T3">History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.19cm" svg:y1="4.937cm" svg:x2="4.112cm" svg:y2="6.207cm" draw:start-shape="id236" draw:start-glue-point="7" draw:end-shape="id237" draw:end-glue-point="4" svg:d="m4190 4937-78 1270">
          <text:p/>
        </draw:connector>
        <draw:connector draw:style-name="gr4" draw:text-style-name="P1" draw:layer="layout" svg:x1="2.016cm" svg:y1="7.541cm" svg:x2="2.562cm" svg:y2="4.175cm" draw:start-shape="id237" draw:start-glue-point="5" draw:end-shape="id236" draw:end-glue-point="6" svg:d="m2016 7541h-502v-3366h1048">
          <text:p/>
        </draw:connector>
        <draw:frame draw:style-name="gr5" draw:text-style-name="P6" draw:layer="layout" svg:width="1.137cm" svg:height="0.725cm" svg:x="1.577cm" svg:y="5.372cm">
          <draw:text-box>
            <text:p><text:span text:style-name="T3">NO</text:span></text:p>
          </draw:text-box>
        </draw:frame>
        <draw:custom-shape draw:style-name="gr3" draw:text-style-name="P4" xml:id="id238" draw:id="id238" draw:layer="layout" svg:width="5.08cm" svg:height="2.675cm" svg:x="10.398cm" svg:y="6.18cm">
          <text:p text:style-name="P1"><text:span text:style-name="T7">8.1.1</text:span></text:p>
          <text:p text:style-name="P1"><text:span text:style-name="T3">Family Has</text:span></text:p>
          <text:p text:style-name="P1"><text:span text:style-name="T3">Allergi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6.207cm" svg:y1="7.541cm" svg:x2="10.398cm" svg:y2="7.517cm" draw:start-shape="id237" draw:start-glue-point="7" draw:end-shape="id238" svg:d="m6207 7541 4191-24">
          <text:p/>
        </draw:connector>
        <draw:custom-shape draw:style-name="gr3" draw:text-style-name="P5" xml:id="id240" draw:id="id240" draw:layer="layout" svg:width="3.683cm" svg:height="1.778cm" svg:x="19.288cm" svg:y="6.715cm">
          <text:p text:style-name="P1"><text:span text:style-name="T7">8.1.1.1</text:span></text:p>
          <text:p text:style-name="P1"><text:span text:style-name="T4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39" draw:id="id239" draw:layer="layout" svg:width="3.683cm" svg:height="1.062cm" svg:x="11.133cm" svg:y="9.59cm">
          <text:p text:style-name="P1"><text:span text:style-name="T7">8.1.1.2</text:span></text:p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938cm" svg:y1="8.855cm" svg:x2="12.974cm" svg:y2="9.59cm" draw:start-shape="id238" draw:start-glue-point="6" draw:end-shape="id239" draw:end-glue-point="0" svg:d="m12938 8855 36 735">
          <text:p/>
        </draw:connector>
        <draw:connector draw:style-name="gr4" draw:text-style-name="P1" draw:layer="layout" draw:type="line" svg:x1="15.478cm" svg:y1="7.518cm" svg:x2="19.288cm" svg:y2="7.604cm" draw:start-shape="id238" draw:start-glue-point="7" draw:end-shape="id240" draw:end-glue-point="3" svg:d="m15478 7518 3810 86">
          <text:p/>
        </draw:connector>
        <draw:custom-shape draw:style-name="gr3" draw:text-style-name="P4" xml:id="id241" draw:id="id241" draw:layer="layout" svg:width="6.223cm" svg:height="2.675cm" svg:x="9.898cm" svg:y="11.576cm">
          <text:p text:style-name="P1"><text:span text:style-name="T7">8.1.2</text:span></text:p>
          <text:p text:style-name="P1"><text:span text:style-name="T3">Family Has History</text:span></text:p>
          <text:p text:style-name="P1"><text:span text:style-name="T3">Of Mental Disorder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2.974cm" svg:y1="10.652cm" svg:x2="13.01cm" svg:y2="11.576cm" draw:start-shape="id239" draw:start-glue-point="2" draw:end-shape="id241" draw:end-glue-point="4" svg:d="m12974 10652 36 924">
          <text:p/>
        </draw:connector>
        <draw:custom-shape draw:style-name="gr3" draw:text-style-name="P4" xml:id="id243" draw:id="id243" draw:layer="layout" svg:width="3.683cm" svg:height="1.27cm" svg:x="3.54cm" svg:y="9.89cm">
          <text:p text:style-name="P1"><text:span text:style-name="T7">8.1.2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2" draw:id="id242" draw:layer="layout" svg:width="3.683cm" svg:height="1.081cm" svg:x="3.586cm" svg:y="12.438cm">
          <text:p text:style-name="P1"><text:span text:style-name="T7">8.1.2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98cm" svg:y1="12.914cm" svg:x2="7.269cm" svg:y2="12.978cm" draw:start-shape="id241" draw:start-glue-point="5" draw:end-shape="id242" draw:end-glue-point="1" svg:d="m9898 12914-2629 64">
          <text:p/>
        </draw:connector>
        <draw:custom-shape draw:style-name="gr3" draw:text-style-name="P5" xml:id="id244" draw:id="id244" draw:layer="layout" svg:width="6.858cm" svg:height="1.805cm" svg:x="9.382cm" svg:y="15.116cm">
          <text:p text:style-name="P1"><text:span text:style-name="T7">8.1.3</text:span></text:p>
          <text:p text:style-name="P1"><text:span text:style-name="T3">Family Has History</text:span></text:p>
          <text:p text:style-name="P1"><text:span text:style-name="T3"><text:s/></text:span><text:span text:style-name="T3">of neoplas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line-skew="-0.26cm" svg:x1="3.54cm" svg:y1="10.525cm" svg:x2="9.382cm" svg:y2="16.019cm" draw:start-shape="id243" draw:start-glue-point="3" draw:end-shape="id244" draw:end-glue-point="5" svg:d="m3540 10525h-762v5494h6604">
          <text:p/>
        </draw:connector>
        <draw:custom-shape draw:style-name="gr3" draw:text-style-name="P4" xml:id="id245" draw:id="id245" draw:layer="layout" svg:width="3.683cm" svg:height="1.27cm" svg:x="20.177cm" svg:y="12.457cm">
          <text:p text:style-name="P1"><text:span text:style-name="T7">8.1.3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46" draw:id="id246" draw:layer="layout" svg:width="3.683cm" svg:height="1.316cm" svg:x="20.177cm" svg:y="15.405cm">
          <text:p text:style-name="P1"><text:span text:style-name="T7">8.1.3.1</text:span></text:p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24cm" svg:y1="16.019cm" svg:x2="20.177cm" svg:y2="13.092cm" draw:start-shape="id244" draw:start-glue-point="7" draw:end-shape="id245" svg:d="m16240 16019h1969v-2927h1968">
          <text:p/>
        </draw:connector>
        <draw:connector draw:style-name="gr4" draw:text-style-name="P1" draw:layer="layout" draw:type="line" svg:x1="16.24cm" svg:y1="16.019cm" svg:x2="20.177cm" svg:y2="16.063cm" draw:start-shape="id244" draw:start-glue-point="7" draw:end-shape="id246" draw:end-glue-point="3" svg:d="m16240 16019 3937 44">
          <text:p/>
        </draw:connector>
        <draw:custom-shape draw:style-name="gr3" draw:text-style-name="P4" xml:id="id247" draw:id="id247" draw:layer="layout" svg:width="5.842cm" svg:height="2.186cm" svg:x="10.044cm" svg:y="17.891cm">
          <text:p text:style-name="P1"><text:span text:style-name="T7">8.1.4</text:span></text:p>
          <text:p text:style-name="P1"><text:span text:style-name="T3">Family has <text:s/>Asthma</text:span></text:p>
          <text:p text:style-name="P1"><text:span text:style-name="T3">Hist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49" draw:id="id249" draw:layer="layout" svg:width="3.302cm" svg:height="1.397cm" svg:x="19.696cm" svg:y="18.318cm">
          <text:p text:style-name="P1"><text:span text:style-name="T7">8.1.4.1</text:span></text:p>
          <text:p text:style-name="P1"><text:span text:style-name="T4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8" draw:id="id248" draw:layer="layout" svg:width="3.302cm" svg:height="1.397cm" svg:x="2.27cm" svg:y="18.272cm">
          <text:p text:style-name="P1"><text:span text:style-name="T7">8.1.4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044cm" svg:y1="18.984cm" svg:x2="5.572cm" svg:y2="18.97cm" draw:start-shape="id247" draw:start-glue-point="5" draw:end-shape="id248" draw:end-glue-point="1" svg:d="m10044 18984-4472-14">
          <text:p/>
        </draw:connector>
        <draw:connector draw:style-name="gr4" draw:text-style-name="P1" draw:layer="layout" draw:type="line" svg:x1="15.886cm" svg:y1="18.984cm" svg:x2="19.696cm" svg:y2="19.016cm" draw:start-shape="id247" draw:start-glue-point="7" draw:end-shape="id249" draw:end-glue-point="3" svg:d="m15886 18984 3810 32">
          <text:p/>
        </draw:connector>
        <draw:custom-shape draw:style-name="gr3" draw:text-style-name="P4" xml:id="id250" draw:id="id250" draw:layer="layout" svg:width="5.842cm" svg:height="1.905cm" svg:x="10.234cm" svg:y="21.066cm">
          <text:p text:style-name="P1"><text:span text:style-name="T7">8.1.5</text:span></text:p>
          <text:p text:style-name="P1"><text:span text:style-name="T3">Family has diabetes</text:span></text:p>
          <text:p text:style-name="P1"><text:span text:style-name="T3">hist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2" xml:id="id252" draw:id="id252" draw:layer="layout" svg:width="3.302cm" svg:height="1.397cm" svg:x="19.886cm" svg:y="21.293cm">
          <text:p text:style-name="P1"><text:span text:style-name="T7">8.1.5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3.302cm" svg:height="1.397cm" svg:x="2.46cm" svg:y="21.347cm">
          <text:p text:style-name="P1"><text:span text:style-name="T7">8.1.5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234cm" svg:y1="22.019cm" svg:x2="5.762cm" svg:y2="22.045cm" draw:start-shape="id250" draw:start-glue-point="5" draw:end-shape="id251" draw:end-glue-point="1" svg:d="m10234 22019-4472 26">
          <text:p/>
        </draw:connector>
        <draw:connector draw:style-name="gr4" draw:text-style-name="P1" draw:layer="layout" draw:type="line" svg:x1="16.076cm" svg:y1="22.019cm" svg:x2="19.886cm" svg:y2="21.991cm" draw:start-shape="id250" draw:start-glue-point="7" draw:end-shape="id252" draw:end-glue-point="3" svg:d="m16076 22019 3810-28">
          <text:p/>
        </draw:connector>
        <draw:custom-shape draw:style-name="gr3" draw:text-style-name="P4" xml:id="id253" draw:id="id253" draw:layer="layout" svg:width="7.874cm" svg:height="2.186cm" svg:x="9.25cm" svg:y="24.379cm">
          <text:p text:style-name="P1"><text:span text:style-name="T7">8.1.6</text:span></text:p>
          <text:p text:style-name="P1"><text:span text:style-name="T3">Family has cardiovascular</text:span></text:p>
          <text:p text:style-name="P1"><text:span text:style-name="T3">hist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55" draw:id="id255" draw:layer="layout" svg:width="3.302cm" svg:height="1.397cm" svg:x="19.918cm" svg:y="24.806cm">
          <text:p text:style-name="P1"><text:span text:style-name="T7">8.1.6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54" draw:id="id254" draw:layer="layout" svg:width="3.302cm" svg:height="1.397cm" svg:x="2.492cm" svg:y="24.76cm">
          <text:p text:style-name="P1"><text:span text:style-name="T7">8.1.6.2</text:span></text:p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25cm" svg:y1="25.472cm" svg:x2="5.794cm" svg:y2="25.458cm" draw:start-shape="id253" draw:start-glue-point="5" draw:end-shape="id254" draw:end-glue-point="1" svg:d="m9250 25472-3456-14">
          <text:p/>
        </draw:connector>
        <draw:connector draw:style-name="gr4" draw:text-style-name="P1" draw:layer="layout" draw:type="line" svg:x1="17.124cm" svg:y1="25.472cm" svg:x2="19.918cm" svg:y2="25.504cm" draw:start-shape="id253" draw:start-glue-point="7" draw:end-shape="id255" draw:end-glue-point="3" svg:d="m17124 25472 2794 32">
          <text:p/>
        </draw:connector>
        <draw:custom-shape draw:style-name="gr3" draw:text-style-name="P4" xml:id="id256" draw:id="id256" draw:layer="layout" svg:width="5.842cm" svg:height="1.905cm" svg:x="10.42cm" svg:y="28.051cm">
          <text:p text:style-name="P1"><text:span text:style-name="T7">8.1.7</text:span></text:p>
          <text:p text:style-name="P1"><text:span text:style-name="T3">Family has endocrine</text:span></text:p>
          <text:p text:style-name="P1"><text:span text:style-name="T3">Hist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2" xml:id="id258" draw:id="id258" draw:layer="layout" svg:width="3.302cm" svg:height="1.397cm" svg:x="20.072cm" svg:y="28.378cm">
          <text:p text:style-name="P1"><text:span text:style-name="T7">8.1.7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57" draw:id="id257" draw:layer="layout" svg:width="3.302cm" svg:height="1.397cm" svg:x="2.646cm" svg:y="28.332cm">
          <text:p text:style-name="P1"><text:span text:style-name="T7">8.1.7.2</text:span></text:p>
          <text:p text:style-name="P1"><text:span text:style-name="T4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42cm" svg:y1="29.004cm" svg:x2="5.948cm" svg:y2="29.03cm" draw:start-shape="id256" draw:start-glue-point="5" draw:end-shape="id257" draw:end-glue-point="1" svg:d="m10420 29004-4472 26">
          <text:p/>
        </draw:connector>
        <draw:connector draw:style-name="gr4" draw:text-style-name="P1" draw:layer="layout" draw:type="line" svg:x1="16.262cm" svg:y1="29.004cm" svg:x2="20.072cm" svg:y2="29.076cm" draw:start-shape="id256" draw:start-glue-point="7" draw:end-shape="id258" draw:end-glue-point="3" svg:d="m16262 29004 3810 72">
          <text:p/>
        </draw:connector>
        <draw:custom-shape draw:style-name="gr3" draw:text-style-name="P4" xml:id="id259" draw:id="id259" draw:layer="layout" svg:width="5.842cm" svg:height="2.186cm" svg:x="10.452cm" svg:y="31.364cm">
          <text:p text:style-name="P1"><text:span text:style-name="T7">8.1.8</text:span></text:p>
          <text:p text:style-name="P1"><text:span text:style-name="T3">Family has history of</text:span></text:p>
          <text:p text:style-name="P1"><text:span text:style-name="T3">hypertens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61" draw:id="id261" draw:layer="layout" svg:width="3.302cm" svg:height="1.397cm" svg:x="20.104cm" svg:y="31.791cm">
          <text:p text:style-name="P1"><text:span text:style-name="T7">8.1.8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260" draw:id="id260" draw:layer="layout" svg:width="3.302cm" svg:height="1.397cm" svg:x="2.678cm" svg:y="31.745cm">
          <text:p text:style-name="P1"><text:span text:style-name="T8">8.1.8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452cm" svg:y1="32.457cm" svg:x2="5.98cm" svg:y2="32.443cm" draw:start-shape="id259" draw:start-glue-point="5" draw:end-shape="id260" draw:end-glue-point="1" svg:d="m10452 32457-4472-14">
          <text:p/>
        </draw:connector>
        <draw:connector draw:style-name="gr4" draw:text-style-name="P1" draw:layer="layout" draw:type="line" svg:x1="16.294cm" svg:y1="32.457cm" svg:x2="20.104cm" svg:y2="32.489cm" draw:start-shape="id259" draw:start-glue-point="7" draw:end-shape="id261" draw:end-glue-point="3" svg:d="m16294 32457 3810 32">
          <text:p/>
        </draw:connector>
        <draw:connector draw:style-name="gr22" draw:text-style-name="P1" xml:id="id262" draw:id="id262" draw:layer="layout" draw:type="line" svg:x1="4.329cm" svg:y1="33.142cm" svg:x2="4.341cm" svg:y2="33.989cm" draw:start-shape="id260" draw:start-glue-point="2" svg:d="m4329 33142 12 847">
          <text:p/>
        </draw:connector>
        <draw:connector draw:style-name="gr22" draw:text-style-name="P1" xml:id="id263" draw:id="id263" draw:layer="layout" draw:type="line" svg:x1="21.755cm" svg:y1="33.188cm" svg:x2="21.75cm" svg:y2="33.989cm" draw:start-shape="id261" draw:start-glue-point="2" svg:d="m21755 33188-5 801">
          <text:p/>
        </draw:connector>
        <draw:connector draw:style-name="gr22" draw:text-style-name="P1" draw:layer="layout" draw:type="line" svg:x1="4.341cm" svg:y1="33.989cm" svg:x2="21.75cm" svg:y2="33.989cm" draw:start-shape="id262" draw:start-glue-point="3" draw:end-shape="id263" draw:end-glue-point="3" svg:d="m4341 33989h17409">
          <text:p/>
        </draw:connector>
        <draw:custom-shape draw:style-name="gr3" draw:text-style-name="P4" xml:id="id264" draw:id="id264" draw:layer="layout" svg:width="7.366cm" svg:height="1.651cm" svg:x="9.885cm" svg:y="34.809cm">
          <text:p text:style-name="P1"><text:span text:style-name="T7">8.1.9</text:span></text:p>
          <text:p text:style-name="P1"><text:span text:style-name="T3">Family rheumatism history?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66" draw:id="id266" draw:layer="layout" svg:width="3.302cm" svg:height="1.397cm" svg:x="20.294cm" svg:y="34.966cm">
          <text:p text:style-name="P1"><text:span text:style-name="T7">8.1.9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5" draw:id="id265" draw:layer="layout" svg:width="3.302cm" svg:height="1.397cm" svg:x="2.868cm" svg:y="35.02cm">
          <text:p text:style-name="P1"><text:span text:style-name="T7">8.1.9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885cm" svg:y1="35.635cm" svg:x2="6.17cm" svg:y2="35.718cm" draw:start-shape="id264" draw:start-glue-point="5" draw:end-shape="id265" draw:end-glue-point="1" svg:d="m9885 35635-3715 83">
          <text:p/>
        </draw:connector>
        <draw:connector draw:style-name="gr4" draw:text-style-name="P1" draw:layer="layout" draw:type="line" svg:x1="17.251cm" svg:y1="35.635cm" svg:x2="20.294cm" svg:y2="35.664cm" draw:start-shape="id264" draw:start-glue-point="7" draw:end-shape="id266" draw:end-glue-point="3" svg:d="m17251 35635 3043 29">
          <text:p/>
        </draw:connector>
        <draw:custom-shape draw:style-name="gr3" draw:text-style-name="P4" xml:id="id267" draw:id="id267" draw:layer="layout" svg:width="5.842cm" svg:height="2.186cm" svg:x="10.674cm" svg:y="37.852cm">
          <text:p text:style-name="P1"><text:span text:style-name="T7">8.1.10</text:span></text:p>
          <text:p text:style-name="P1"><text:span text:style-name="T3">Family has sickle cell</text:span></text:p>
          <text:p text:style-name="P1"><text:span text:style-name="T3">histor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69" draw:id="id269" draw:layer="layout" svg:width="3.302cm" svg:height="1.397cm" svg:x="20.326cm" svg:y="38.279cm">
          <text:p text:style-name="P1"><text:span text:style-name="T7">8.1.10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8" draw:id="id268" draw:layer="layout" svg:width="3.302cm" svg:height="1.397cm" svg:x="2.9cm" svg:y="38.233cm">
          <text:p text:style-name="P1"><text:span text:style-name="T7">8.1.10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674cm" svg:y1="38.945cm" svg:x2="6.202cm" svg:y2="38.931cm" draw:start-shape="id267" draw:start-glue-point="5" draw:end-shape="id268" draw:end-glue-point="1" svg:d="m10674 38945-4472-14">
          <text:p/>
        </draw:connector>
        <draw:connector draw:style-name="gr4" draw:text-style-name="P1" draw:layer="layout" draw:type="line" svg:x1="16.516cm" svg:y1="38.945cm" svg:x2="20.326cm" svg:y2="38.977cm" draw:start-shape="id267" draw:start-glue-point="7" draw:end-shape="id269" draw:end-glue-point="3" svg:d="m16516 38945 3810 32">
          <text:p/>
        </draw:connector>
        <draw:connector draw:style-name="gr4" draw:text-style-name="P1" draw:layer="layout" draw:type="line" svg:x1="13.596cm" svg:y1="33.963cm" svg:x2="13.568cm" svg:y2="34.809cm" draw:end-shape="id264" draw:end-glue-point="4" svg:d="m13596 33963-28 846">
          <text:p/>
        </draw:connector>
        <draw:custom-shape draw:style-name="gr3" draw:text-style-name="P4" xml:id="id270" draw:id="id270" draw:layer="layout" svg:width="3.175cm" svg:height="0.916cm" svg:x="25.13cm" svg:y="40.062cm">
          <text:p text:style-name="P1"><text:span text:style-name="T3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0.872cm" svg:x1="21.129cm" svg:y1="8.493cm" svg:x2="13.01cm" svg:y2="11.576cm" draw:start-shape="id240" draw:start-glue-point="2" draw:end-shape="id241" draw:end-glue-point="4" svg:d="m21129 8493v2413h-8119v670">
          <text:p/>
        </draw:connector>
        <draw:connector draw:style-name="gr4" draw:text-style-name="P1" draw:layer="layout" svg:x1="9.898cm" svg:y1="12.914cm" svg:x2="7.223cm" svg:y2="10.525cm" draw:start-shape="id241" draw:start-glue-point="5" draw:end-shape="id243" draw:end-glue-point="1" svg:d="m9898 12914h-1338v-2389h-1337">
          <text:p/>
        </draw:connector>
        <draw:connector draw:style-name="gr4" draw:text-style-name="P1" draw:layer="layout" svg:x1="5.427cm" svg:y1="13.519cm" svg:x2="9.382cm" svg:y2="16.019cm" draw:start-shape="id242" draw:start-glue-point="2" draw:end-shape="id244" draw:end-glue-point="5" svg:d="m5427 13519v2500h3955">
          <text:p/>
        </draw:connector>
        <draw:connector draw:style-name="gr4" draw:text-style-name="P1" draw:layer="layout" draw:line-skew="0cm 1.524cm" svg:x1="23.86cm" svg:y1="13.092cm" svg:x2="12.965cm" svg:y2="17.891cm" draw:start-shape="id245" draw:start-glue-point="1" draw:end-shape="id247" draw:end-glue-point="4" svg:d="m23860 13092h500v4241h-11395v558">
          <text:p/>
        </draw:connector>
        <draw:connector draw:style-name="gr4" draw:text-style-name="P1" draw:layer="layout" svg:x1="23.86cm" svg:y1="16.063cm" svg:x2="12.965cm" svg:y2="17.891cm" draw:start-shape="id246" draw:start-glue-point="1" draw:end-shape="id247" draw:end-glue-point="4" svg:d="m23860 16063h500v1243h-11395v585">
          <text:p/>
        </draw:connector>
        <draw:connector draw:style-name="gr4" draw:text-style-name="P1" draw:layer="layout" draw:line-skew="0.191cm" svg:x1="3.921cm" svg:y1="19.669cm" svg:x2="13.155cm" svg:y2="21.066cm" draw:start-shape="id248" draw:start-glue-point="2" draw:end-shape="id250" svg:d="m3921 19669v889h9234v508">
          <text:p/>
        </draw:connector>
        <draw:connector draw:style-name="gr4" draw:text-style-name="P1" draw:layer="layout" draw:line-skew="0.168cm" svg:x1="21.347cm" svg:y1="19.715cm" svg:x2="13.155cm" svg:y2="21.066cm" draw:start-shape="id249" draw:start-glue-point="2" draw:end-shape="id250" svg:d="m21347 19715v843h-8192v508">
          <text:p/>
        </draw:connector>
        <draw:connector draw:style-name="gr4" draw:text-style-name="P1" draw:layer="layout" draw:line-skew="-0.082cm" svg:x1="4.111cm" svg:y1="22.744cm" svg:x2="13.187cm" svg:y2="24.379cm" draw:start-shape="id251" draw:start-glue-point="2" draw:end-shape="id253" draw:end-glue-point="4" svg:d="m4111 22744v735h9076v900">
          <text:p/>
        </draw:connector>
        <draw:connector draw:style-name="gr4" draw:text-style-name="P1" draw:layer="layout" draw:line-skew="-0.055cm" svg:x1="21.537cm" svg:y1="22.69cm" svg:x2="13.187cm" svg:y2="24.379cm" draw:start-shape="id252" draw:start-glue-point="2" draw:end-shape="id253" draw:end-glue-point="4" svg:d="m21537 22690v789h-8350v900">
          <text:p/>
        </draw:connector>
        <draw:connector draw:style-name="gr4" draw:text-style-name="P1" draw:layer="layout" draw:line-skew="0.059cm" svg:x1="4.143cm" svg:y1="26.157cm" svg:x2="13.341cm" svg:y2="28.051cm" draw:start-shape="id254" draw:start-glue-point="2" draw:end-shape="id256" draw:end-glue-point="4" svg:d="m4143 26157v1005h9198v889">
          <text:p/>
        </draw:connector>
        <draw:connector draw:style-name="gr4" draw:text-style-name="P1" draw:layer="layout" draw:line-skew="0.036cm" svg:x1="21.569cm" svg:y1="26.203cm" svg:x2="13.341cm" svg:y2="28.051cm" draw:start-shape="id255" draw:end-shape="id256" draw:end-glue-point="4" svg:d="m21569 26203v959h-8228v889">
          <text:p/>
        </draw:connector>
        <draw:connector draw:style-name="gr4" draw:text-style-name="P1" draw:layer="layout" draw:line-skew="0.045cm" svg:x1="4.297cm" svg:y1="29.729cm" svg:x2="13.373cm" svg:y2="31.364cm" draw:start-shape="id257" draw:start-glue-point="2" draw:end-shape="id259" svg:d="m4297 29729v862h9076v773">
          <text:p/>
        </draw:connector>
        <draw:connector draw:style-name="gr4" draw:text-style-name="P1" draw:layer="layout" draw:line-skew="0.022cm" svg:x1="21.723cm" svg:y1="29.775cm" svg:x2="13.373cm" svg:y2="31.364cm" draw:start-shape="id258" draw:start-glue-point="2" draw:end-shape="id259" draw:end-glue-point="4" svg:d="m21723 29775v816h-8350v773">
          <text:p/>
        </draw:connector>
        <draw:connector draw:style-name="gr4" draw:text-style-name="P1" draw:layer="layout" svg:x1="4.551cm" svg:y1="39.63cm" svg:x2="25.13cm" svg:y2="40.52cm" draw:start-shape="id268" draw:start-glue-point="2" draw:end-shape="id270" svg:d="m4551 39630v890h20579">
          <text:p/>
        </draw:connector>
        <draw:connector draw:style-name="gr4" draw:text-style-name="P1" draw:layer="layout" svg:x1="21.977cm" svg:y1="39.676cm" svg:x2="25.13cm" svg:y2="40.52cm" draw:start-shape="id269" draw:start-glue-point="2" draw:end-shape="id270" draw:end-glue-point="3" svg:d="m21977 39676v844h3153">
          <text:p/>
        </draw:connector>
        <draw:connector draw:style-name="gr4" draw:text-style-name="P1" draw:layer="layout" draw:line-skew="-0.066cm" svg:x1="4.519cm" svg:y1="36.417cm" svg:x2="13.595cm" svg:y2="37.852cm" draw:start-shape="id265" draw:start-glue-point="2" draw:end-shape="id267" draw:end-glue-point="4" svg:d="m4519 36417v651h9076v784">
          <text:p/>
        </draw:connector>
        <draw:connector draw:style-name="gr4" draw:text-style-name="P1" draw:layer="layout" draw:line-skew="-0.039cm" svg:x1="21.945cm" svg:y1="36.363cm" svg:x2="13.595cm" svg:y2="37.852cm" draw:start-shape="id266" draw:start-glue-point="2" draw:end-shape="id267" draw:end-glue-point="4" svg:d="m21945 36363v705h-8350v784">
          <text:p/>
        </draw:connector>
      </draw:page>
      <draw:page draw:name="page9" draw:style-name="dp1" draw:master-page-name="Default">
        <draw:frame draw:style-name="gr39" draw:text-style-name="P21" draw:layer="layout" svg:width="14.351cm" svg:height="2.085cm" svg:x="8.493cm" svg:y="1.588cm">
          <draw:text-box>
            <text:p text:style-name="P1"><text:span text:style-name="T10"><text:s/></text:span><text:span text:style-name="T10">Medical History Flow Chart</text:span></text:p>
          </draw:text-box>
        </draw:frame>
        <draw:connector draw:style-name="gr4" draw:text-style-name="P1" draw:layer="layout" draw:type="line" svg:x1="3.432cm" svg:y1="3.422cm" svg:x2="3.476cm" svg:y2="4.864cm" draw:end-shape="id271" draw:end-glue-point="5" svg:d="m3432 3422 44 1442">
          <text:p/>
        </draw:connector>
        <draw:custom-shape draw:style-name="gr3" draw:text-style-name="P4" xml:id="id271" draw:id="id271" draw:layer="layout" svg:width="3.683cm" svg:height="1.651cm" svg:x="1.635cm" svg:y="4.864cm">
          <text:p text:style-name="P1"><text:span text:style-name="T3">Patient </text:span></text:p>
          <text:p text:style-name="P1"><text:span text:style-name="T3">Dashboa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272" draw:id="id272" draw:layer="layout" svg:width="4.191cm" svg:height="2.032cm" svg:x="9.92cm" svg:y="4.683cm">
          <text:p text:style-name="P1"><text:span text:style-name="T7">9.1</text:span></text:p>
          <text:p text:style-name="P1"><text:span text:style-name="T4">Medical</text:span></text:p>
          <text:p text:style-name="P1"><text:span text:style-name="T4">Histo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4.943cm" svg:y1="5.69cm" svg:x2="9.92cm" svg:y2="5.699cm" draw:start-shape="id271" draw:start-glue-point="9" draw:end-shape="id272" draw:end-glue-point="5" svg:d="m4943 5690 4977 9">
          <text:p/>
        </draw:connector>
        <draw:connector draw:style-name="gr4" draw:text-style-name="P1" draw:layer="layout" svg:x1="12.016cm" svg:y1="4.683cm" svg:x2="3.845cm" svg:y2="4.864cm" draw:start-shape="id272" draw:start-glue-point="4" draw:end-shape="id271" draw:end-glue-point="4" svg:d="m12016 4683v-501h-8171v682">
          <text:p/>
        </draw:connector>
        <draw:frame draw:style-name="gr40" draw:text-style-name="P13" draw:layer="layout" svg:width="1.651cm" svg:height="0.763cm" svg:x="6.334cm" svg:y="3.567cm">
          <draw:text-box>
            <text:p><text:span text:style-name="T4">No</text:span></text:p>
          </draw:text-box>
        </draw:frame>
        <draw:custom-shape draw:style-name="gr3" draw:text-style-name="P5" xml:id="id275" draw:id="id275" draw:layer="layout" svg:width="3.429cm" svg:height="1.524cm" svg:x="2.905cm" svg:y="8.393cm">
          <text:p text:style-name="P1"><text:span text:style-name="T7">9.1.1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4" draw:id="id274" draw:layer="layout" svg:width="3.429cm" svg:height="1.524cm" svg:x="17.642cm" svg:y="8.393cm">
          <text:p text:style-name="P1"><text:span text:style-name="T7">9.1.1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3" draw:id="id273" draw:layer="layout" svg:width="4.318cm" svg:height="1.905cm" svg:x="9.86cm" svg:y="8.166cm">
          <text:p text:style-name="P1"><text:span text:style-name="T7">9.1.1</text:span></text:p>
          <text:p text:style-name="P1"><text:span text:style-name="T3">Child ever had</text:span></text:p>
          <text:p text:style-name="P1"><text:span text:style-name="T3">Asthm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178cm" svg:y1="9.119cm" svg:x2="17.642cm" svg:y2="9.155cm" draw:start-shape="id273" draw:start-glue-point="7" draw:end-shape="id274" draw:end-glue-point="3" svg:d="m14178 9119 3464 36">
          <text:p/>
        </draw:connector>
        <draw:connector draw:style-name="gr4" draw:text-style-name="P1" draw:layer="layout" draw:type="line" svg:x1="9.86cm" svg:y1="9.119cm" svg:x2="6.334cm" svg:y2="9.155cm" draw:start-shape="id273" draw:start-glue-point="5" draw:end-shape="id275" draw:end-glue-point="1" svg:d="m9860 9119-3526 36">
          <text:p/>
        </draw:connector>
        <draw:connector draw:style-name="gr4" draw:text-style-name="P1" draw:layer="layout" draw:type="line" svg:x1="12.016cm" svg:y1="6.715cm" svg:x2="12.019cm" svg:y2="8.166cm" draw:start-shape="id272" draw:start-glue-point="6" draw:end-shape="id273" draw:end-glue-point="4" svg:d="m12016 6715 3 1451">
          <text:p/>
        </draw:connector>
        <draw:custom-shape draw:style-name="gr3" draw:text-style-name="P5" xml:id="id278" draw:id="id278" draw:layer="layout" svg:width="3.429cm" svg:height="1.524cm" svg:x="2.905cm" svg:y="11.922cm">
          <text:p text:style-name="P1"><text:span text:style-name="T7">9.1.2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7" draw:id="id277" draw:layer="layout" svg:width="3.429cm" svg:height="1.524cm" svg:x="17.642cm" svg:y="11.922cm">
          <text:p text:style-name="P1"><text:span text:style-name="T7">9.1.2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6" draw:id="id276" draw:layer="layout" svg:width="4.318cm" svg:height="1.905cm" svg:x="9.86cm" svg:y="11.695cm">
          <text:p text:style-name="P1"><text:span text:style-name="T7">9.1.2</text:span></text:p>
          <text:p text:style-name="P1"><text:span text:style-name="T3">Child ever had</text:span></text:p>
          <text:p text:style-name="P1"><text:span text:style-name="T3">Diabet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178cm" svg:y1="12.648cm" svg:x2="17.642cm" svg:y2="12.684cm" draw:start-shape="id276" draw:start-glue-point="7" draw:end-shape="id277" draw:end-glue-point="3" svg:d="m14178 12648 3464 36">
          <text:p/>
        </draw:connector>
        <draw:connector draw:style-name="gr4" draw:text-style-name="P1" draw:layer="layout" draw:type="line" svg:x1="9.86cm" svg:y1="12.648cm" svg:x2="6.334cm" svg:y2="12.684cm" draw:start-shape="id276" draw:start-glue-point="5" draw:end-shape="id278" draw:end-glue-point="1" svg:d="m9860 12648-3526 36">
          <text:p/>
        </draw:connector>
        <draw:connector draw:style-name="gr4" draw:text-style-name="P1" draw:layer="layout" svg:x1="4.619cm" svg:y1="9.917cm" svg:x2="12.019cm" svg:y2="11.695cm" draw:start-shape="id275" draw:start-glue-point="2" draw:end-shape="id276" draw:end-glue-point="4" svg:d="m4619 9917v889h7400v889">
          <text:p/>
        </draw:connector>
        <draw:connector draw:style-name="gr4" draw:text-style-name="P1" draw:layer="layout" svg:x1="19.356cm" svg:y1="9.917cm" svg:x2="12.019cm" svg:y2="11.695cm" draw:start-shape="id274" draw:start-glue-point="2" draw:end-shape="id276" draw:end-glue-point="4" svg:d="m19356 9917v889h-7337v889">
          <text:p/>
        </draw:connector>
        <draw:custom-shape draw:style-name="gr3" draw:text-style-name="P5" xml:id="id281" draw:id="id281" draw:layer="layout" svg:width="3.429cm" svg:height="1.524cm" svg:x="2.905cm" svg:y="14.843cm">
          <text:p text:style-name="P1"><text:span text:style-name="T7">9.1.3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0" draw:id="id280" draw:layer="layout" svg:width="3.429cm" svg:height="1.524cm" svg:x="17.642cm" svg:y="14.843cm">
          <text:p text:style-name="P1"><text:span text:style-name="T7">9.1.3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9" draw:id="id279" draw:layer="layout" svg:width="4.318cm" svg:height="1.905cm" svg:x="9.86cm" svg:y="14.616cm">
          <text:p text:style-name="P1"><text:span text:style-name="T7">9.1.3</text:span></text:p>
          <text:p text:style-name="P1"><text:span text:style-name="T3">Child ever had</text:span></text:p>
          <text:p text:style-name="P1"><text:span text:style-name="T3">Epileps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178cm" svg:y1="15.569cm" svg:x2="17.642cm" svg:y2="15.605cm" draw:start-shape="id279" draw:start-glue-point="7" draw:end-shape="id280" draw:end-glue-point="3" svg:d="m14178 15569 3464 36">
          <text:p/>
        </draw:connector>
        <draw:connector draw:style-name="gr4" draw:text-style-name="P1" draw:layer="layout" draw:type="line" svg:x1="9.86cm" svg:y1="15.569cm" svg:x2="6.334cm" svg:y2="15.605cm" draw:start-shape="id279" draw:start-glue-point="5" draw:end-shape="id281" draw:end-glue-point="1" svg:d="m9860 15569-3526 36">
          <text:p/>
        </draw:connector>
        <draw:connector draw:style-name="gr4" draw:text-style-name="P1" draw:layer="layout" svg:x1="4.619cm" svg:y1="13.446cm" svg:x2="12.019cm" svg:y2="14.616cm" draw:start-shape="id278" draw:start-glue-point="2" draw:end-shape="id279" draw:end-glue-point="4" svg:d="m4619 13446v585h7400v585">
          <text:p/>
        </draw:connector>
        <draw:connector draw:style-name="gr4" draw:text-style-name="P1" draw:layer="layout" svg:x1="19.356cm" svg:y1="13.446cm" svg:x2="12.019cm" svg:y2="14.616cm" draw:start-shape="id277" draw:start-glue-point="2" draw:end-shape="id279" draw:end-glue-point="4" svg:d="m19356 13446v585h-7337v585">
          <text:p/>
        </draw:connector>
        <draw:custom-shape draw:style-name="gr3" draw:text-style-name="P5" xml:id="id284" draw:id="id284" draw:layer="layout" svg:width="3.429cm" svg:height="1.524cm" svg:x="2.905cm" svg:y="17.764cm">
          <text:p text:style-name="P1"><text:span text:style-name="T7">9.1.4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3.429cm" svg:height="1.524cm" svg:x="17.642cm" svg:y="17.764cm">
          <text:p text:style-name="P1"><text:span text:style-name="T7">9.1.4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2" draw:id="id282" draw:layer="layout" svg:width="4.318cm" svg:height="1.905cm" svg:x="9.86cm" svg:y="17.537cm">
          <text:p text:style-name="P1"><text:span text:style-name="T7">9.1.4</text:span></text:p>
          <text:p text:style-name="P1"><text:span text:style-name="T3">Child ever had</text:span></text:p>
          <text:p text:style-name="P1"><text:span text:style-name="T3">Hyster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178cm" svg:y1="18.49cm" svg:x2="17.642cm" svg:y2="18.526cm" draw:start-shape="id282" draw:start-glue-point="7" draw:end-shape="id283" draw:end-glue-point="3" svg:d="m14178 18490 3464 36">
          <text:p/>
        </draw:connector>
        <draw:connector draw:style-name="gr4" draw:text-style-name="P1" draw:layer="layout" draw:type="line" svg:x1="9.86cm" svg:y1="18.49cm" svg:x2="6.334cm" svg:y2="18.526cm" draw:start-shape="id282" draw:start-glue-point="5" draw:end-shape="id284" draw:end-glue-point="1" svg:d="m9860 18490-3526 36">
          <text:p/>
        </draw:connector>
        <draw:connector draw:style-name="gr4" draw:text-style-name="P1" draw:layer="layout" svg:x1="4.619cm" svg:y1="16.367cm" svg:x2="12.019cm" svg:y2="17.537cm" draw:start-shape="id281" draw:start-glue-point="2" draw:end-shape="id282" svg:d="m4619 16367v585h7400v585">
          <text:p/>
        </draw:connector>
        <draw:connector draw:style-name="gr4" draw:text-style-name="P1" draw:layer="layout" svg:x1="19.356cm" svg:y1="16.367cm" svg:x2="12.019cm" svg:y2="17.537cm" draw:start-shape="id280" draw:start-glue-point="2" draw:end-shape="id282" svg:d="m19356 16367v585h-7337v585">
          <text:p/>
        </draw:connector>
        <draw:custom-shape draw:style-name="gr3" draw:text-style-name="P5" xml:id="id287" draw:id="id287" draw:layer="layout" svg:width="3.429cm" svg:height="1.524cm" svg:x="2.905cm" svg:y="20.558cm">
          <text:p text:style-name="P1"><text:span text:style-name="T7">9.1.5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6" draw:id="id286" draw:layer="layout" svg:width="3.429cm" svg:height="1.524cm" svg:x="17.642cm" svg:y="20.558cm">
          <text:p text:style-name="P1"><text:span text:style-name="T7">9.1.5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5" draw:id="id285" draw:layer="layout" svg:width="4.953cm" svg:height="1.905cm" svg:x="9.636cm" svg:y="20.331cm">
          <text:p text:style-name="P1"><text:span text:style-name="T7">9.1.5</text:span></text:p>
          <text:p text:style-name="P1"><text:span text:style-name="T3">Child ever had</text:span></text:p>
          <text:p text:style-name="P1"><text:span text:style-name="T3">Jaundic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589cm" svg:y1="21.284cm" svg:x2="17.642cm" svg:y2="21.32cm" draw:start-shape="id285" draw:start-glue-point="7" draw:end-shape="id286" draw:end-glue-point="3" svg:d="m14589 21284 3053 36">
          <text:p/>
        </draw:connector>
        <draw:connector draw:style-name="gr4" draw:text-style-name="P1" draw:layer="layout" draw:type="line" svg:x1="9.636cm" svg:y1="21.284cm" svg:x2="6.334cm" svg:y2="21.32cm" draw:start-shape="id285" draw:start-glue-point="5" draw:end-shape="id287" draw:end-glue-point="1" svg:d="m9636 21284-3302 36">
          <text:p/>
        </draw:connector>
        <draw:connector draw:style-name="gr4" draw:text-style-name="P1" draw:layer="layout" svg:x1="4.619cm" svg:y1="19.288cm" svg:x2="12.113cm" svg:y2="20.331cm" draw:start-shape="id284" draw:start-glue-point="2" draw:end-shape="id285" draw:end-glue-point="4" svg:d="m4619 19288v521h7494v522">
          <text:p/>
        </draw:connector>
        <draw:connector draw:style-name="gr4" draw:text-style-name="P1" draw:layer="layout" svg:x1="19.356cm" svg:y1="19.288cm" svg:x2="12.113cm" svg:y2="20.331cm" draw:start-shape="id283" draw:start-glue-point="2" draw:end-shape="id285" draw:end-glue-point="4" svg:d="m19356 19288v521h-7243v522">
          <text:p/>
        </draw:connector>
        <draw:custom-shape draw:style-name="gr3" draw:text-style-name="P5" xml:id="id290" draw:id="id290" draw:layer="layout" svg:width="3.429cm" svg:height="1.524cm" svg:x="3.027cm" svg:y="23.352cm">
          <text:p text:style-name="P1"><text:span text:style-name="T7">9.1.6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9" draw:id="id289" draw:layer="layout" svg:width="3.429cm" svg:height="1.524cm" svg:x="17.764cm" svg:y="23.352cm">
          <text:p text:style-name="P1"><text:span text:style-name="T7">9.1.6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5.969cm" svg:height="1.905cm" svg:x="9.155cm" svg:y="23.125cm">
          <text:p text:style-name="P1"><text:span text:style-name="T7">9.1.6</text:span></text:p>
          <text:p text:style-name="P1"><text:span text:style-name="T3">Child ever had Mental</text:span></text:p>
          <text:p text:style-name="P1"><text:span text:style-name="T3"><text:s/></text:span><text:span text:style-name="T3">Disord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124cm" svg:y1="24.078cm" svg:x2="17.764cm" svg:y2="24.114cm" draw:start-shape="id288" draw:start-glue-point="7" draw:end-shape="id289" draw:end-glue-point="3" svg:d="m15124 24078 2640 36">
          <text:p/>
        </draw:connector>
        <draw:connector draw:style-name="gr4" draw:text-style-name="P1" draw:layer="layout" draw:type="line" svg:x1="9.155cm" svg:y1="24.078cm" svg:x2="6.456cm" svg:y2="24.114cm" draw:start-shape="id288" draw:start-glue-point="5" draw:end-shape="id290" draw:end-glue-point="1" svg:d="m9155 24078-2699 36">
          <text:p/>
        </draw:connector>
        <draw:custom-shape draw:style-name="gr3" draw:text-style-name="P5" xml:id="id293" draw:id="id293" draw:layer="layout" svg:width="3.429cm" svg:height="1.524cm" svg:x="3.027cm" svg:y="26.881cm">
          <text:p text:style-name="P1"><text:span text:style-name="T7">9.1.7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3.429cm" svg:height="1.524cm" svg:x="17.764cm" svg:y="26.881cm">
          <text:p text:style-name="P1"><text:span text:style-name="T7">9.1.7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1" draw:id="id291" draw:layer="layout" svg:width="5.334cm" svg:height="1.905cm" svg:x="9.509cm" svg:y="26.654cm">
          <text:p text:style-name="P1"><text:span text:style-name="T7">9.1.7</text:span></text:p>
          <text:p text:style-name="P1"><text:span text:style-name="T3">Child ever had</text:span></text:p>
          <text:p text:style-name="P1"><text:span text:style-name="T3">Pnuemom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843cm" svg:y1="27.607cm" svg:x2="17.764cm" svg:y2="27.643cm" draw:start-shape="id291" draw:start-glue-point="7" draw:end-shape="id292" draw:end-glue-point="3" svg:d="m14843 27607 2921 36">
          <text:p/>
        </draw:connector>
        <draw:connector draw:style-name="gr4" draw:text-style-name="P1" draw:layer="layout" draw:type="line" svg:x1="9.509cm" svg:y1="27.607cm" svg:x2="6.456cm" svg:y2="27.643cm" draw:start-shape="id291" draw:start-glue-point="5" draw:end-shape="id293" draw:end-glue-point="1" svg:d="m9509 27607-3053 36">
          <text:p/>
        </draw:connector>
        <draw:connector draw:style-name="gr4" draw:text-style-name="P1" draw:layer="layout" svg:x1="4.741cm" svg:y1="24.876cm" svg:x2="12.176cm" svg:y2="26.654cm" draw:start-shape="id290" draw:start-glue-point="2" draw:end-shape="id291" draw:end-glue-point="4" svg:d="m4741 24876v889h7435v889">
          <text:p/>
        </draw:connector>
        <draw:connector draw:style-name="gr4" draw:text-style-name="P1" draw:layer="layout" svg:x1="19.478cm" svg:y1="24.876cm" svg:x2="12.176cm" svg:y2="26.654cm" draw:start-shape="id289" draw:start-glue-point="2" draw:end-shape="id291" draw:end-glue-point="4" svg:d="m19478 24876v889h-7302v889">
          <text:p/>
        </draw:connector>
        <draw:custom-shape draw:style-name="gr3" draw:text-style-name="P5" xml:id="id296" draw:id="id296" draw:layer="layout" svg:width="3.429cm" svg:height="1.524cm" svg:x="3.027cm" svg:y="29.802cm">
          <text:p text:style-name="P1"><text:span text:style-name="T7">9.1.8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5" draw:id="id295" draw:layer="layout" svg:width="3.429cm" svg:height="1.524cm" svg:x="17.764cm" svg:y="29.802cm">
          <text:p text:style-name="P1"><text:span text:style-name="T7">9.1.8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4" draw:id="id294" draw:layer="layout" svg:width="5.969cm" svg:height="1.905cm" svg:x="9.128cm" svg:y="29.575cm">
          <text:p text:style-name="P1"><text:span text:style-name="T7">9.1.8</text:span></text:p>
          <text:p text:style-name="P1"><text:span text:style-name="T3">Child ever has Sickle</text:span></text:p>
          <text:p text:style-name="P1"><text:span text:style-name="T3"><text:s/></text:span><text:span text:style-name="T3">Cell Anem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097cm" svg:y1="30.528cm" svg:x2="17.764cm" svg:y2="30.564cm" draw:start-shape="id294" draw:start-glue-point="7" draw:end-shape="id295" draw:end-glue-point="3" svg:d="m15097 30528 2667 36">
          <text:p/>
        </draw:connector>
        <draw:connector draw:style-name="gr4" draw:text-style-name="P1" draw:layer="layout" draw:type="line" svg:x1="9.128cm" svg:y1="30.528cm" svg:x2="6.456cm" svg:y2="30.564cm" draw:start-shape="id294" draw:start-glue-point="5" draw:end-shape="id296" draw:end-glue-point="1" svg:d="m9128 30528-2672 36">
          <text:p/>
        </draw:connector>
        <draw:connector draw:style-name="gr4" draw:text-style-name="P1" draw:layer="layout" svg:x1="4.741cm" svg:y1="28.405cm" svg:x2="12.113cm" svg:y2="29.575cm" draw:start-shape="id293" draw:start-glue-point="2" draw:end-shape="id294" draw:end-glue-point="4" svg:d="m4741 28405v585h7372v585">
          <text:p/>
        </draw:connector>
        <draw:connector draw:style-name="gr4" draw:text-style-name="P1" draw:layer="layout" svg:x1="19.478cm" svg:y1="28.405cm" svg:x2="12.113cm" svg:y2="29.575cm" draw:start-shape="id292" draw:start-glue-point="2" draw:end-shape="id294" draw:end-glue-point="4" svg:d="m19478 28405v585h-7365v585">
          <text:p/>
        </draw:connector>
        <draw:custom-shape draw:style-name="gr3" draw:text-style-name="P5" xml:id="id299" draw:id="id299" draw:layer="layout" svg:width="3.429cm" svg:height="1.524cm" svg:x="3.027cm" svg:y="32.723cm">
          <text:p text:style-name="P1"><text:span text:style-name="T7">9.1.9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8" draw:id="id298" draw:layer="layout" svg:width="3.429cm" svg:height="1.524cm" svg:x="17.764cm" svg:y="32.723cm">
          <text:p text:style-name="P1"><text:span text:style-name="T7">9.1.9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7" draw:id="id297" draw:layer="layout" svg:width="4.318cm" svg:height="1.905cm" svg:x="9.982cm" svg:y="32.496cm">
          <text:p text:style-name="P1"><text:span text:style-name="T7">9.1.9</text:span></text:p>
          <text:p text:style-name="P1"><text:span text:style-name="T3">Child ever had</text:span></text:p>
          <text:p text:style-name="P1"><text:span text:style-name="T3">STI'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3cm" svg:y1="33.449cm" svg:x2="17.764cm" svg:y2="33.485cm" draw:start-shape="id297" draw:start-glue-point="7" draw:end-shape="id298" draw:end-glue-point="3" svg:d="m14300 33449 3464 36">
          <text:p/>
        </draw:connector>
        <draw:connector draw:style-name="gr4" draw:text-style-name="P1" draw:layer="layout" draw:type="line" svg:x1="9.982cm" svg:y1="33.449cm" svg:x2="6.456cm" svg:y2="33.485cm" draw:start-shape="id297" draw:start-glue-point="5" draw:end-shape="id299" draw:end-glue-point="1" svg:d="m9982 33449-3526 36">
          <text:p/>
        </draw:connector>
        <draw:connector draw:style-name="gr4" draw:text-style-name="P1" draw:layer="layout" svg:x1="4.741cm" svg:y1="31.326cm" svg:x2="12.141cm" svg:y2="32.496cm" draw:start-shape="id296" draw:start-glue-point="2" draw:end-shape="id297" svg:d="m4741 31326v585h7400v585">
          <text:p/>
        </draw:connector>
        <draw:connector draw:style-name="gr4" draw:text-style-name="P1" draw:layer="layout" svg:x1="19.478cm" svg:y1="31.326cm" svg:x2="12.141cm" svg:y2="32.496cm" draw:start-shape="id295" draw:start-glue-point="2" draw:end-shape="id297" svg:d="m19478 31326v585h-7337v585">
          <text:p/>
        </draw:connector>
        <draw:custom-shape draw:style-name="gr3" draw:text-style-name="P5" xml:id="id302" draw:id="id302" draw:layer="layout" svg:width="3.429cm" svg:height="1.524cm" svg:x="3.027cm" svg:y="35.517cm">
          <text:p text:style-name="P1"><text:span text:style-name="T7">9.1.10.2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1" draw:id="id301" draw:layer="layout" svg:width="3.429cm" svg:height="1.524cm" svg:x="17.764cm" svg:y="35.517cm">
          <text:p text:style-name="P1"><text:span text:style-name="T7">9.1.10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0" draw:id="id300" draw:layer="layout" svg:width="4.318cm" svg:height="1.905cm" svg:x="9.982cm" svg:y="35.29cm">
          <text:p text:style-name="P1"><text:span text:style-name="T7">9.1.10</text:span></text:p>
          <text:p text:style-name="P1"><text:span text:style-name="T3">Child ever had</text:span></text:p>
          <text:p text:style-name="P1"><text:span text:style-name="T3">TB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3cm" svg:y1="36.243cm" svg:x2="17.764cm" svg:y2="36.279cm" draw:start-shape="id300" draw:start-glue-point="7" draw:end-shape="id301" draw:end-glue-point="3" svg:d="m14300 36243 3464 36">
          <text:p/>
        </draw:connector>
        <draw:connector draw:style-name="gr4" draw:text-style-name="P1" draw:layer="layout" draw:type="line" svg:x1="9.982cm" svg:y1="36.243cm" svg:x2="6.456cm" svg:y2="36.279cm" draw:start-shape="id300" draw:start-glue-point="5" draw:end-shape="id302" draw:end-glue-point="1" svg:d="m9982 36243-3526 36">
          <text:p/>
        </draw:connector>
        <draw:connector draw:style-name="gr4" draw:text-style-name="P1" draw:layer="layout" svg:x1="4.741cm" svg:y1="34.247cm" svg:x2="12.141cm" svg:y2="35.29cm" draw:start-shape="id299" draw:start-glue-point="2" draw:end-shape="id300" draw:end-glue-point="4" svg:d="m4741 34247v521h7400v522">
          <text:p/>
        </draw:connector>
        <draw:connector draw:style-name="gr4" draw:text-style-name="P1" draw:layer="layout" svg:x1="19.478cm" svg:y1="34.247cm" svg:x2="12.141cm" svg:y2="35.29cm" draw:start-shape="id298" draw:start-glue-point="2" draw:end-shape="id300" draw:end-glue-point="4" svg:d="m19478 34247v521h-7337v522">
          <text:p/>
        </draw:connector>
        <draw:connector draw:style-name="gr4" draw:text-style-name="P1" draw:layer="layout" svg:x1="4.619cm" svg:y1="22.082cm" svg:x2="12.14cm" svg:y2="23.125cm" draw:start-shape="id287" draw:start-glue-point="2" draw:end-shape="id288" draw:end-glue-point="4" svg:d="m4619 22082v521h7521v522">
          <text:p/>
        </draw:connector>
        <draw:connector draw:style-name="gr4" draw:text-style-name="P1" draw:layer="layout" svg:x1="19.356cm" svg:y1="22.082cm" svg:x2="12.139cm" svg:y2="23.125cm" draw:start-shape="id286" draw:start-glue-point="2" draw:end-shape="id288" svg:d="m19356 22082v521h-7217v522">
          <text:p/>
        </draw:connector>
        <draw:custom-shape draw:style-name="gr3" draw:text-style-name="P4" xml:id="id303" draw:id="id303" draw:layer="layout" svg:width="6.35cm" svg:height="2.032cm" svg:x="9.509cm" svg:y="38.211cm">
          <text:p text:style-name="P1"><text:span text:style-name="T7">9.1.11</text:span></text:p>
          <text:p text:style-name="P1"><text:span text:style-name="T3">Child ever had any Other </text:span></text:p>
          <text:p text:style-name="P1"><text:span text:style-name="T3">complic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741cm" svg:y1="37.041cm" svg:x2="12.684cm" svg:y2="38.211cm" draw:start-shape="id302" draw:start-glue-point="2" draw:end-shape="id303" draw:end-glue-point="4" svg:d="m4741 37041v585h7943v585">
          <text:p/>
        </draw:connector>
        <draw:connector draw:style-name="gr4" draw:text-style-name="P1" draw:layer="layout" svg:x1="19.478cm" svg:y1="37.041cm" svg:x2="12.684cm" svg:y2="38.211cm" draw:start-shape="id301" draw:end-shape="id303" draw:end-glue-point="4" svg:d="m19478 37041v585h-6794v585">
          <text:p/>
        </draw:connector>
        <draw:custom-shape draw:style-name="gr3" draw:text-style-name="P1" xml:id="id304" draw:id="id304" draw:layer="layout" svg:width="2.794cm" svg:height="1.143cm" svg:x="18.399cm" svg:y="39.608cm">
          <text:p text:style-name="P1"><text:span text:style-name="T7">9.1.11.1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6" draw:id="id306" draw:layer="layout" svg:width="2.794cm" svg:height="1.143cm" svg:x="18.399cm" svg:y="37.957cm">
          <text:p text:style-name="P1"><text:span text:style-name="T7">9.1.11.1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7" draw:id="id307" draw:layer="layout" svg:width="3.429cm" svg:height="1.524cm" svg:x="22.917cm" svg:y="37.776cm">
          <text:p text:style-name="P1"><text:span text:style-name="T7">9.1.11.1.1</text:span></text:p>
          <text:p text:style-name="P1"><text:span text:style-name="T3">Capture</text:span></text:p>
          <text:p text:style-name="P1"><text:span text:style-name="T3">Complication(s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05" draw:id="id305" draw:layer="layout" svg:width="4.064cm" svg:height="1.016cm" svg:x="22.652cm" svg:y="32.623cm">
          <text:p text:style-name="P1"><text:span text:style-name="T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1.193cm" svg:y1="40.179cm" svg:x2="26.716cm" svg:y2="33.131cm" draw:start-shape="id304" draw:start-glue-point="1" draw:end-shape="id305" draw:end-glue-point="1" svg:d="m21193 40179h6025v-7048h-502">
          <text:p/>
        </draw:connector>
        <draw:connector draw:style-name="gr4" draw:text-style-name="P1" draw:layer="layout" svg:x1="15.859cm" svg:y1="39.227cm" svg:x2="18.399cm" svg:y2="38.528cm" draw:start-shape="id303" draw:start-glue-point="7" draw:end-shape="id306" draw:end-glue-point="3" svg:d="m15859 39227h1271v-699h1269">
          <text:p/>
        </draw:connector>
        <draw:connector draw:style-name="gr4" draw:text-style-name="P1" draw:layer="layout" svg:x1="15.859cm" svg:y1="39.227cm" svg:x2="18.399cm" svg:y2="40.179cm" draw:start-shape="id303" draw:start-glue-point="7" draw:end-shape="id304" draw:end-glue-point="3" svg:d="m15859 39227h1271v952h1269">
          <text:p/>
        </draw:connector>
        <draw:connector draw:style-name="gr4" draw:text-style-name="P1" draw:layer="layout" draw:type="line" svg:x1="21.193cm" svg:y1="38.528cm" svg:x2="22.917cm" svg:y2="38.538cm" draw:start-shape="id306" draw:start-glue-point="1" draw:end-shape="id307" draw:end-glue-point="3" svg:d="m21193 38528 1724 10">
          <text:p/>
        </draw:connector>
        <draw:connector draw:style-name="gr4" draw:text-style-name="P1" draw:layer="layout" draw:type="line" svg:x1="24.631cm" svg:y1="37.776cm" svg:x2="24.684cm" svg:y2="33.639cm" draw:start-shape="id307" draw:start-glue-point="0" draw:end-shape="id305" draw:end-glue-point="2" svg:d="m24631 37776 53-4137">
          <text:p/>
        </draw:connector>
      </draw:page>
      <draw:page draw:name="page10" draw:style-name="dp1" draw:master-page-name="Default">
        <draw:frame draw:style-name="gr39" draw:text-style-name="P21" draw:layer="layout" svg:width="20.865cm" svg:height="2.085cm" svg:x="5.308cm" svg:y="1.587cm">
          <draw:text-box>
            <text:p text:style-name="P1"><text:span text:style-name="T10">Past Surgical History Flow Chart</text:span></text:p>
          </draw:text-box>
        </draw:frame>
        <draw:custom-shape draw:style-name="gr3" draw:text-style-name="P4" xml:id="id308" draw:id="id308" draw:layer="layout" svg:width="9.515cm" svg:height="2.547cm" svg:x="9.797cm" svg:y="6.68cm">
          <text:p text:style-name="P1"><text:span text:style-name="T13">Patient</text:span></text:p>
          <text:p text:style-name="P1"><text:span text:style-name="T13">Dashboar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14.593cm" svg:y1="4.37cm" svg:x2="14.555cm" svg:y2="6.68cm" draw:end-shape="id308" draw:end-glue-point="5" svg:d="m14593 4370-38 2310">
          <text:p/>
        </draw:connector>
        <draw:custom-shape draw:style-name="gr3" draw:text-style-name="P22" xml:id="id309" draw:id="id309" draw:layer="layout" svg:width="10.414cm" svg:height="6.443cm" svg:x="9.382cm" svg:y="11.795cm">
          <text:p text:style-name="P1"><text:span text:style-name="T14">10</text:span></text:p>
          <text:p text:style-name="P1"><text:span text:style-name="T13">Handle</text:span></text:p>
          <text:p text:style-name="P1"><text:span text:style-name="T13">Surgical</text:span></text:p>
          <text:p text:style-name="P1"><text:span text:style-name="T13">History</text:span></text:p>
          <text:p text:style-name="P1"><text:span text:style-name="T1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555cm" svg:y1="9.227cm" svg:x2="14.589cm" svg:y2="11.795cm" draw:start-shape="id308" draw:start-glue-point="8" draw:end-shape="id309" draw:end-glue-point="4" svg:d="m14555 9227 34 2568">
          <text:p/>
        </draw:connector>
        <draw:connector draw:style-name="gr4" draw:text-style-name="P1" draw:layer="layout" svg:x1="19.796cm" svg:y1="15.017cm" svg:x2="18.123cm" svg:y2="7.954cm" draw:start-shape="id309" draw:start-glue-point="7" draw:end-shape="id308" draw:end-glue-point="6" svg:d="m19796 15017h502v-7063h-2175">
          <text:p/>
        </draw:connector>
        <draw:frame draw:style-name="gr41" draw:text-style-name="P23" draw:layer="layout" svg:width="1.616cm" svg:height="2.581cm" svg:x="20.339cm" svg:y="11.246cm">
          <draw:text-box>
            <text:p><text:span text:style-name="T13">NO</text:span></text:p>
          </draw:text-box>
        </draw:frame>
        <draw:custom-shape draw:style-name="gr3" draw:text-style-name="P22" xml:id="id310" draw:id="id310" draw:layer="layout" svg:width="8.259cm" svg:height="2.939cm" svg:x="10.4cm" svg:y="20.001cm">
          <text:p text:style-name="P1"><text:span text:style-name="T13">Surgical </text:span></text:p>
          <text:p text:style-name="P1"><text:span text:style-name="T13">Histor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" svg:x1="14.589cm" svg:y1="18.238cm" svg:x2="14.53cm" svg:y2="20.001cm" draw:start-shape="id309" draw:start-glue-point="6" draw:end-shape="id310" draw:end-glue-point="5" svg:d="m14589 18238-59 1763">
          <text:p/>
        </draw:connector>
        <draw:custom-shape draw:style-name="gr3" draw:text-style-name="P22" xml:id="id311" draw:id="id311" draw:layer="layout" svg:width="8.509cm" svg:height="4.66cm" svg:x="10.271cm" svg:y="24.353cm">
          <text:p text:style-name="P1"><text:span text:style-name="T14">10.1</text:span></text:p>
          <text:p text:style-name="P1"><text:span text:style-name="T13">Has had</text:span></text:p>
          <text:p text:style-name="P1"><text:span text:style-name="T13">Procedu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4.53cm" svg:y1="22.94cm" svg:x2="14.526cm" svg:y2="24.353cm" draw:start-shape="id310" draw:start-glue-point="8" draw:end-shape="id311" draw:end-glue-point="4" svg:d="m14530 22940-4 1413">
          <text:p/>
        </draw:connector>
        <draw:connector draw:style-name="gr4" draw:text-style-name="P1" draw:layer="layout" draw:line-skew="-0.421cm" svg:x1="10.271cm" svg:y1="26.683cm" svg:x2="10.986cm" svg:y2="7.954cm" draw:start-shape="id311" draw:start-glue-point="5" draw:end-shape="id308" draw:end-glue-point="9" svg:d="m10271 26683h-1397v-18729h2112">
          <text:p/>
        </draw:connector>
        <draw:frame draw:style-name="gr42" draw:text-style-name="P23" draw:layer="layout" svg:width="2.513cm" svg:height="3.884cm" svg:x="8.874cm" svg:y="25.31cm">
          <draw:text-box>
            <text:p><text:span text:style-name="T13">NO</text:span></text:p>
          </draw:text-box>
        </draw:frame>
        <draw:custom-shape draw:style-name="gr3" draw:text-style-name="P22" xml:id="id312" draw:id="id312" draw:layer="layout" svg:width="5.027cm" svg:height="3.33cm" svg:x="20.465cm" svg:y="25.053cm">
          <text:p text:style-name="P1"><text:span text:style-name="T13">10.1.2</text:span></text:p>
          <text:p text:style-name="P1"><text:span text:style-name="T13">Set i=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8.78cm" svg:y1="26.683cm" svg:x2="20.465cm" svg:y2="26.718cm" draw:start-shape="id311" draw:start-glue-point="7" draw:end-shape="id312" draw:end-glue-point="3" svg:d="m18780 26683 1685 35">
          <text:p/>
        </draw:connector>
        <draw:frame draw:style-name="gr43" draw:text-style-name="P23" draw:layer="layout" svg:width="3.052cm" svg:height="1.484cm" svg:x="17.875cm" svg:y="25.291cm">
          <draw:text-box>
            <text:p><text:span text:style-name="T13">Yes</text:span></text:p>
          </draw:text-box>
        </draw:frame>
        <draw:custom-shape draw:style-name="gr3" draw:text-style-name="P22" xml:id="id313" draw:id="id313" draw:layer="layout" svg:width="5.134cm" svg:height="3.526cm" svg:x="20.45cm" svg:y="30.118cm">
          <text:p text:style-name="P1"><text:span text:style-name="T14">10.1.2.1.1</text:span></text:p>
          <text:p text:style-name="P1"><text:span text:style-name="T13">Capture</text:span></text:p>
          <text:p text:style-name="P1"><text:span text:style-name="T13">Diagnosis</text:span></text:p>
          <draw:enhanced-geometry svg:viewBox="0 0 21600 21600" draw:type="rectangle" draw:enhanced-path="M 0 0 L 21600 0 21600 21600 0 21600 0 0 Z N"/>
        </draw:custom-shape>
        <draw:custom-shape draw:style-name="gr3" draw:text-style-name="P24" xml:id="id314" draw:id="id314" draw:layer="layout" svg:width="7.883cm" svg:height="3.526cm" svg:x="19.098cm" svg:y="36.714cm">
          <text:p text:style-name="P1"><text:span text:style-name="T14">10.1.2.1.2</text:span></text:p>
          <text:p text:style-name="P1"><text:span text:style-name="T15">Capture</text:span></text:p>
          <text:p text:style-name="P1"><text:span text:style-name="T15">Diagnosis D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978cm" svg:y1="28.383cm" svg:x2="23.017cm" svg:y2="30.118cm" draw:start-shape="id312" draw:start-glue-point="2" draw:end-shape="id313" draw:end-glue-point="0" svg:d="m22978 28383 39 1735">
          <text:p/>
        </draw:connector>
        <draw:connector draw:style-name="gr4" draw:text-style-name="P1" draw:layer="layout" draw:type="line" svg:x1="23.017cm" svg:y1="33.644cm" svg:x2="23.039cm" svg:y2="36.714cm" draw:start-shape="id313" draw:start-glue-point="2" draw:end-shape="id314" draw:end-glue-point="0" svg:d="m23017 33644 22 3070">
          <text:p/>
        </draw:connector>
        <draw:custom-shape draw:style-name="gr3" draw:text-style-name="P22" xml:id="id315" draw:id="id315" draw:layer="layout" svg:width="5.027cm" svg:height="3.33cm" svg:x="10.652cm" svg:y="36.814cm">
          <text:p text:style-name="P1"><text:span text:style-name="T13">Set i= I + 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098cm" svg:y1="38.477cm" svg:x2="15.679cm" svg:y2="38.479cm" draw:start-shape="id314" draw:start-glue-point="3" draw:end-shape="id315" draw:end-glue-point="1" svg:d="m19098 38477-3419 2">
          <text:p/>
        </draw:connector>
        <draw:custom-shape draw:style-name="gr3" draw:text-style-name="P22" draw:layer="layout" svg:width="5.027cm" svg:height="3.33cm" svg:x="20.463cm" svg:y="25.051cm">
          <text:p text:style-name="P1"><text:span text:style-name="T13">10.1.2</text:span></text:p>
          <text:p text:style-name="P1"><text:span text:style-name="T13">Set i=1</text:span></text:p>
          <draw:enhanced-geometry svg:viewBox="0 0 21600 21600" draw:type="rectangle" draw:enhanced-path="M 0 0 L 21600 0 21600 21600 0 21600 0 0 Z N"/>
        </draw:custom-shape>
        <draw:custom-shape draw:style-name="gr3" draw:text-style-name="P24" xml:id="id316" draw:id="id316" draw:layer="layout" svg:width="7.464cm" svg:height="5.08cm" svg:x="9.446cm" svg:y="29.348cm">
          <text:p text:style-name="P1"><text:span text:style-name="T15">Another </text:span></text:p>
          <text:p text:style-name="P1"><text:span text:style-name="T15">Procedure</text:span></text:p>
          <text:p text:style-name="P1"><text:span text:style-name="T15">And I &lt; 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6.91cm" svg:y1="31.888cm" svg:x2="20.45cm" svg:y2="31.881cm" draw:start-shape="id316" draw:start-glue-point="7" draw:end-shape="id313" svg:d="m16910 31888 3540-7">
          <text:p/>
        </draw:connector>
        <draw:connector draw:style-name="gr4" draw:text-style-name="P1" draw:layer="layout" draw:type="line" svg:x1="13.165cm" svg:y1="36.814cm" svg:x2="13.178cm" svg:y2="34.428cm" draw:start-shape="id315" draw:start-glue-point="0" draw:end-shape="id316" draw:end-glue-point="6" svg:d="m13165 36814 13-2386">
          <text:p/>
        </draw:connector>
        <draw:connector draw:style-name="gr4" draw:text-style-name="P1" draw:layer="layout" draw:line-skew="-0.071cm" svg:x1="9.446cm" svg:y1="31.888cm" svg:x2="10.986cm" svg:y2="7.954cm" draw:start-shape="id316" draw:start-glue-point="5" draw:end-shape="id308" draw:end-glue-point="9" svg:d="m9446 31888h-572v-23934h2112">
          <text:p/>
        </draw:connector>
        <draw:frame draw:style-name="gr44" draw:text-style-name="P23" draw:layer="layout" svg:width="2.872cm" svg:height="1.757cm" svg:x="6.891cm" svg:y="30.739cm">
          <draw:text-box>
            <text:p><text:span text:style-name="T13">NO</text:span></text:p>
          </draw:text-box>
        </draw:frame>
        <draw:frame draw:style-name="gr45" draw:text-style-name="P23" draw:layer="layout" svg:width="2.872cm" svg:height="1.561cm" svg:x="17.696cm" svg:y="30.58cm">
          <draw:text-box>
            <text:p><text:span text:style-name="T13">Yes</text:span></text:p>
          </draw:text-box>
        </draw:frame>
        <draw:frame draw:style-name="gr43" draw:text-style-name="P23" draw:layer="layout" svg:width="3.052cm" svg:height="1.484cm" svg:x="14.644cm" svg:y="18.434cm">
          <draw:text-box>
            <text:p><text:span text:style-name="T13">Yes</text:span></text:p>
          </draw:text-box>
        </draw:frame>
      </draw:page>
      <draw:page draw:name="page11" draw:style-name="dp1" draw:master-page-name="Default">
        <draw:frame draw:style-name="gr46" draw:text-style-name="P25" draw:layer="layout" svg:width="15.367cm" svg:height="1.352cm" svg:x="7.732cm" svg:y="1cm">
          <draw:text-box>
            <text:p text:style-name="P1"><text:span text:style-name="T10">Under 5 Visit Flow Diagram</text:span></text:p>
          </draw:text-box>
        </draw:frame>
        <draw:custom-shape draw:style-name="gr3" draw:text-style-name="P4" xml:id="id317" draw:id="id317" draw:layer="layout" svg:width="5.842cm" svg:height="1.27cm" svg:x="1.762cm" svg:y="4.302cm">
          <text:p text:style-name="P1"><text:span text:style-name="T3">Patient</text:span></text:p>
          <text:p text:style-name="P1"><text:span text:style-name="T3">Dashboa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4.63cm" svg:y1="2.844cm" svg:x2="4.683cm" svg:y2="4.302cm" draw:end-shape="id317" draw:end-glue-point="5" svg:d="m4630 2844 53 1458">
          <text:p/>
        </draw:connector>
        <draw:custom-shape draw:style-name="gr3" draw:text-style-name="P4" xml:id="id318" draw:id="id318" draw:layer="layout" svg:width="4.064cm" svg:height="1.813cm" svg:x="8.825cm" svg:y="5.664cm">
          <text:p text:style-name="P1"><text:span text:style-name="T7">11</text:span></text:p>
          <text:p text:style-name="P1"><text:span text:style-name="T3">Under Five</text:span></text:p>
          <text:p text:style-name="P1"><text:span text:style-name="T3">Vis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83cm" svg:y1="5.572cm" svg:x2="8.825cm" svg:y2="6.571cm" draw:start-shape="id317" draw:start-glue-point="8" draw:end-shape="id318" draw:end-glue-point="5" svg:d="m4683 5572v999h4142">
          <text:p/>
        </draw:connector>
        <draw:connector draw:style-name="gr4" draw:text-style-name="P1" draw:layer="layout" svg:x1="10.857cm" svg:y1="5.664cm" svg:x2="7.009cm" svg:y2="4.937cm" draw:start-shape="id318" draw:start-glue-point="4" draw:end-shape="id317" draw:end-glue-point="9" svg:d="m10857 5664v-727h-3848">
          <text:p/>
        </draw:connector>
        <draw:frame draw:style-name="gr5" draw:text-style-name="P6" draw:layer="layout" svg:width="1.137cm" svg:height="0.725cm" svg:x="8.372cm" svg:y="4.339cm">
          <draw:text-box>
            <text:p><text:span text:style-name="T3">NO</text:span></text:p>
          </draw:text-box>
        </draw:frame>
        <draw:custom-shape draw:style-name="gr3" draw:text-style-name="P4" xml:id="id319" draw:id="id319" draw:layer="layout" svg:width="5.334cm" svg:height="2.413cm" svg:x="2.651cm" svg:y="10.017cm">
          <text:p text:style-name="P1"><text:span text:style-name="T7">11.1.1</text:span></text:p>
          <text:p text:style-name="P1"><text:span text:style-name="T3">Diagnosis to</text:span></text:p>
          <text:p text:style-name="P1"><text:span text:style-name="T3">Be captur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.857cm" svg:y1="7.477cm" svg:x2="5.318cm" svg:y2="10.017cm" draw:start-shape="id318" draw:start-glue-point="6" draw:end-shape="id319" draw:end-glue-point="4" svg:d="m10857 7477v1270h-5539v1270">
          <text:p/>
        </draw:connector>
        <draw:frame draw:style-name="gr19" draw:text-style-name="P6" draw:layer="layout" svg:width="2.032cm" svg:height="0.725cm" svg:x="6.969cm" svg:y="8.149cm">
          <draw:text-box>
            <text:p><text:span text:style-name="T3">Yes</text:span></text:p>
          </draw:text-box>
        </draw:frame>
        <draw:custom-shape draw:style-name="gr3" draw:text-style-name="P4" xml:id="id321" draw:id="id321" draw:layer="layout" svg:width="5.207cm" svg:height="2.667cm" svg:x="2.678cm" svg:y="15.832cm">
          <text:p text:style-name="P1"><text:span text:style-name="T7">11.1.2</text:span></text:p>
          <text:p text:style-name="P1"><text:span text:style-name="T3">LAB records to</text:span></text:p>
          <text:p text:style-name="P1"><text:span text:style-name="T3">Be captured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5.318cm" svg:y1="12.43cm" svg:x2="5.291cm" svg:y2="13.027cm" draw:start-shape="id319" draw:start-glue-point="6" draw:end-shape="id320" draw:end-glue-point="0" svg:d="m5318 12430-27 597">
          <text:p/>
        </draw:connector>
        <draw:custom-shape draw:style-name="gr3" draw:text-style-name="P4" xml:id="id320" draw:id="id320" draw:layer="layout" svg:width="2.54cm" svg:height="1.27cm" svg:x="4.021cm" svg:y="13.027cm">
          <text:p text:style-name="P1"><text:span text:style-name="T7">11.1.1.1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3" draw:id="id333" draw:layer="layout" svg:width="2.54cm" svg:height="1.27cm" svg:x="11.922cm" svg:y="9.001cm">
          <text:p text:style-name="P1"><text:span text:style-name="T7">11.1.1.2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334" draw:id="id334" draw:layer="layout" draw:type="line" svg:x1="5.291cm" svg:y1="14.297cm" svg:x2="5.282cm" svg:y2="15.832cm" draw:start-shape="id320" draw:start-glue-point="2" draw:end-shape="id321" draw:end-glue-point="4" svg:d="m5291 14297-9 1535">
          <text:p/>
        </draw:connector>
        <draw:custom-shape draw:style-name="gr3" draw:text-style-name="P4" xml:id="id322" draw:id="id322" draw:layer="layout" svg:width="2.54cm" svg:height="1.27cm" svg:x="4.048cm" svg:y="19.442cm">
          <text:p text:style-name="P1"><text:span text:style-name="T8">11.1.2.1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282cm" svg:y1="18.499cm" svg:x2="5.318cm" svg:y2="19.442cm" draw:start-shape="id321" draw:start-glue-point="6" draw:end-shape="id322" draw:end-glue-point="0" svg:d="m5282 18499 36 943">
          <text:p/>
        </draw:connector>
        <draw:custom-shape draw:style-name="gr3" draw:text-style-name="P12" xml:id="id323" draw:id="id323" draw:layer="layout" svg:width="2.54cm" svg:height="1.27cm" svg:x="10.882cm" svg:y="16.567cm">
          <text:p text:style-name="P1"><text:span text:style-name="T7">11.1.2.2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885cm" svg:y1="17.166cm" svg:x2="10.882cm" svg:y2="17.202cm" draw:start-shape="id321" draw:start-glue-point="7" draw:end-shape="id323" draw:end-glue-point="3" svg:d="m7885 17166 2997 36">
          <text:p/>
        </draw:connector>
        <draw:custom-shape draw:style-name="gr3" draw:text-style-name="P4" xml:id="id324" draw:id="id324" draw:layer="layout" svg:width="2.54cm" svg:height="1.27cm" svg:x="10.882cm" svg:y="13.419cm">
          <text:p text:style-name="P1"><text:span text:style-name="T3">Set I = 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6" draw:id="id326" draw:layer="layout" svg:width="3.629cm" svg:height="2.159cm" svg:x="15.857cm" svg:y="16.132cm">
          <text:p text:style-name="P1"><text:span text:style-name="T3">I &lt; 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325" draw:id="id325" draw:layer="layout" svg:width="3.048cm" svg:height="1.905cm" svg:x="16.184cm" svg:y="13.092cm">
          <text:p text:style-name="P1"><text:span text:style-name="T8">11.1.2.2.1.1</text:span></text:p>
          <text:p text:style-name="P1"><text:span text:style-name="T3">Capture Lab</text:span></text:p>
          <text:p text:style-name="P1"><text:span text:style-name="T3"><text:s/></text:span><text:span text:style-name="T3">Test Don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422cm" svg:y1="14.054cm" svg:x2="16.184cm" svg:y2="14.044cm" draw:start-shape="id324" draw:start-glue-point="1" draw:end-shape="id325" draw:end-glue-point="3" svg:d="m13422 14054 2762-10">
          <text:p/>
        </draw:connector>
        <draw:connector draw:style-name="gr4" draw:text-style-name="P1" draw:layer="layout" draw:type="line" svg:x1="17.672cm" svg:y1="16.132cm" svg:x2="17.708cm" svg:y2="14.997cm" draw:start-shape="id326" draw:start-glue-point="4" draw:end-shape="id325" svg:d="m17672 16132 36-1135">
          <text:p/>
        </draw:connector>
        <draw:connector draw:style-name="gr4" draw:text-style-name="P1" draw:layer="layout" draw:type="line" svg:x1="12.152cm" svg:y1="16.567cm" svg:x2="12.152cm" svg:y2="14.689cm" draw:start-shape="id323" draw:end-shape="id324" draw:end-glue-point="2" svg:d="m12152 16567v-1878">
          <text:p/>
        </draw:connector>
        <draw:custom-shape draw:style-name="gr3" draw:text-style-name="P4" xml:id="id328" draw:id="id328" draw:layer="layout" svg:width="2.54cm" svg:height="1.551cm" svg:x="22.153cm" svg:y="16.486cm">
          <text:p text:style-name="P1"><text:span text:style-name="T3">Set I = I+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7" draw:id="id327" draw:layer="layout" svg:width="4.191cm" svg:height="1.905cm" svg:x="21.326cm" svg:y="13.065cm">
          <text:p text:style-name="P1"><text:span text:style-name="T7">11.1.2.2.1.2</text:span></text:p>
          <text:p text:style-name="P1"><text:span text:style-name="T3">Capture</text:span></text:p>
          <text:p text:style-name="P1"><text:span text:style-name="T3">Test Resul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232cm" svg:y1="14.044cm" svg:x2="21.326cm" svg:y2="14.017cm" draw:start-shape="id325" draw:start-glue-point="1" draw:end-shape="id327" svg:d="m19232 14044 2094-27">
          <text:p/>
        </draw:connector>
        <draw:connector draw:style-name="gr4" draw:text-style-name="P1" draw:layer="layout" draw:type="line" svg:x1="23.421cm" svg:y1="14.97cm" svg:x2="23.423cm" svg:y2="16.486cm" draw:start-shape="id327" draw:start-glue-point="2" draw:end-shape="id328" svg:d="m23421 14970 2 1516">
          <text:p/>
        </draw:connector>
        <draw:connector draw:style-name="gr4" draw:text-style-name="P1" draw:layer="layout" draw:type="line" svg:x1="22.153cm" svg:y1="17.261cm" svg:x2="19.486cm" svg:y2="17.212cm" draw:start-shape="id328" draw:start-glue-point="3" draw:end-shape="id326" draw:end-glue-point="7" svg:d="m22153 17261-2667-49">
          <text:p/>
        </draw:connector>
        <draw:custom-shape draw:style-name="gr3" draw:text-style-name="P4" xml:id="id329" draw:id="id329" draw:layer="layout" svg:width="2.54cm" svg:height="1.27cm" svg:x="14.462cm" svg:y="6.08cm">
          <text:p text:style-name="P1"><text:span text:style-name="T3">Set I = 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32" draw:id="id332" draw:layer="layout" svg:width="4.191cm" svg:height="1.651cm" svg:x="18.575cm" svg:y="10.498cm">
          <text:p text:style-name="P1"><text:span text:style-name="T4">I &gt; 9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330" draw:id="id330" draw:layer="layout" svg:width="3.048cm" svg:height="1.905cm" svg:x="19.161cm" svg:y="5.753cm">
          <text:p text:style-name="P1"><text:span text:style-name="T7">11.1.1.2.1.1</text:span></text:p>
          <text:p text:style-name="P1"><text:span text:style-name="T3">Capture </text:span></text:p>
          <text:p text:style-name="P1"><text:span text:style-name="T3">Diagnos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002cm" svg:y1="6.715cm" svg:x2="19.161cm" svg:y2="6.705cm" draw:start-shape="id329" draw:start-glue-point="1" draw:end-shape="id330" draw:end-glue-point="3" svg:d="m17002 6715 2159-10">
          <text:p/>
        </draw:connector>
        <draw:custom-shape draw:style-name="gr3" draw:text-style-name="P4" xml:id="id331" draw:id="id331" draw:layer="layout" svg:width="2.54cm" svg:height="1.905cm" svg:x="25.63cm" svg:y="10.347cm">
          <text:p text:style-name="P1"><text:span text:style-name="T3">Set I = I+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2.209cm" svg:y1="6.705cm" svg:x2="26.9cm" svg:y2="10.347cm" draw:start-shape="id330" draw:start-glue-point="1" draw:end-shape="id331" draw:end-glue-point="0" svg:d="m22209 6705h4691v3642">
          <text:p/>
        </draw:connector>
        <draw:connector draw:style-name="gr4" draw:text-style-name="P1" draw:layer="layout" draw:type="line" svg:x1="25.63cm" svg:y1="11.299cm" svg:x2="22.766cm" svg:y2="11.324cm" draw:start-shape="id331" draw:start-glue-point="3" draw:end-shape="id332" draw:end-glue-point="7" svg:d="m25630 11299-2864 25">
          <text:p/>
        </draw:connector>
        <draw:connector draw:style-name="gr4" draw:text-style-name="P1" draw:layer="layout" draw:line-skew="-0.953cm" svg:x1="7.985cm" svg:y1="11.224cm" svg:x2="11.922cm" svg:y2="9.636cm" draw:start-shape="id319" draw:start-glue-point="7" draw:end-shape="id333" draw:end-glue-point="3" svg:d="m7985 11224h1016v-1588h2921">
          <text:p/>
        </draw:connector>
        <draw:connector draw:style-name="gr4" draw:text-style-name="P1" draw:layer="layout" svg:x1="14.462cm" svg:y1="9.636cm" svg:x2="15.732cm" svg:y2="7.35cm" draw:start-shape="id333" draw:start-glue-point="1" draw:end-shape="id329" draw:end-glue-point="2" svg:d="m14462 9636h1270v-2286">
          <text:p/>
        </draw:connector>
        <draw:connector draw:style-name="gr27" draw:text-style-name="P1" draw:layer="layout" draw:line-skew="-2.217cm" svg:x1="18.575cm" svg:y1="11.324cm" svg:x2="5.286cm" svg:y2="15.064cm" draw:start-shape="id332" draw:start-glue-point="5" draw:end-shape="id334" draw:end-glue-point="0" svg:d="m18575 11324h-8788v3740h-4501">
          <text:p/>
        </draw:connector>
        <draw:connector draw:style-name="gr4" draw:text-style-name="P1" draw:layer="layout" draw:type="line" svg:x1="20.671cm" svg:y1="10.498cm" svg:x2="20.685cm" svg:y2="7.658cm" draw:start-shape="id332" draw:start-glue-point="4" draw:end-shape="id330" draw:end-glue-point="2" svg:d="m20671 10498 14-2840">
          <text:p/>
        </draw:connector>
        <draw:frame draw:style-name="gr5" draw:text-style-name="P6" draw:layer="layout" svg:width="1.196cm" svg:height="0.725cm" svg:x="14.578cm" svg:y="10.706cm">
          <draw:text-box>
            <text:p><text:span text:style-name="T3">Yes</text:span></text:p>
          </draw:text-box>
        </draw:frame>
        <draw:frame draw:style-name="gr5" draw:text-style-name="P6" draw:layer="layout" svg:width="1.044cm" svg:height="0.725cm" svg:x="19.548cm" svg:y="8.62cm">
          <draw:text-box>
            <text:p><text:span text:style-name="T3">No</text:span></text:p>
          </draw:text-box>
        </draw:frame>
        <draw:frame draw:style-name="gr5" draw:text-style-name="P6" draw:layer="layout" svg:width="1.196cm" svg:height="0.725cm" svg:x="16.494cm" svg:y="15.097cm">
          <draw:text-box>
            <text:p><text:span text:style-name="T3">Yes</text:span></text:p>
          </draw:text-box>
        </draw:frame>
        <draw:frame draw:style-name="gr5" draw:text-style-name="P6" draw:layer="layout" svg:width="1.137cm" svg:height="0.725cm" svg:x="16.621cm" svg:y="19.071cm">
          <draw:text-box>
            <text:p><text:span text:style-name="T3">NO</text:span></text:p>
          </draw:text-box>
        </draw:frame>
        <draw:custom-shape draw:style-name="gr3" draw:text-style-name="P4" xml:id="id335" draw:id="id335" draw:layer="layout" svg:width="5.969cm" svg:height="1.959cm" svg:x="2.343cm" svg:y="21.874cm">
          <text:p text:style-name="P1"><text:span text:style-name="T7">11.1.3</text:span></text:p>
          <text:p text:style-name="P1"><text:span text:style-name="T3">Treatments to</text:span></text:p>
          <text:p text:style-name="P1"><text:span text:style-name="T3">Be captur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5.318cm" svg:y1="20.712cm" svg:x2="5.328cm" svg:y2="21.874cm" draw:start-shape="id322" draw:start-glue-point="2" draw:end-shape="id335" draw:end-glue-point="4" svg:d="m5318 20712 10 1162">
          <text:p/>
        </draw:connector>
        <draw:custom-shape draw:style-name="gr3" draw:text-style-name="P4" xml:id="id336" draw:id="id336" draw:layer="layout" svg:width="2.54cm" svg:height="1.27cm" svg:x="4.094cm" svg:y="25.13cm">
          <text:p text:style-name="P1"><text:span text:style-name="T8">11.1.3.1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7" draw:id="id337" draw:layer="layout" svg:width="2.54cm" svg:height="1.27cm" svg:x="9.509cm" svg:y="22.263cm">
          <text:p text:style-name="P1"><text:span text:style-name="T7">11.1.3.2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328cm" svg:y1="23.833cm" svg:x2="5.364cm" svg:y2="25.13cm" draw:start-shape="id335" draw:start-glue-point="6" draw:end-shape="id336" draw:end-glue-point="0" svg:d="m5328 23833 36 1297">
          <text:p/>
        </draw:connector>
        <draw:connector draw:style-name="gr4" draw:text-style-name="P1" draw:layer="layout" draw:type="line" svg:x1="8.312cm" svg:y1="22.854cm" svg:x2="9.509cm" svg:y2="22.898cm" draw:start-shape="id335" draw:start-glue-point="7" draw:end-shape="id337" draw:end-glue-point="3" svg:d="m8312 22854 1197 44">
          <text:p/>
        </draw:connector>
        <draw:custom-shape draw:style-name="gr3" draw:text-style-name="P4" xml:id="id338" draw:id="id338" draw:layer="layout" svg:width="2.921cm" svg:height="1.778cm" svg:x="9.309cm" svg:y="24.749cm">
          <text:p text:style-name="P1"><text:span text:style-name="T7">11.1.3.2.1</text:span></text:p>
          <text:p text:style-name="P1"><text:span text:style-name="T3">Capture Any</text:span></text:p>
          <text:p text:style-name="P1"><text:span text:style-name="T3">Treatment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79cm" svg:y1="23.533cm" svg:x2="10.769cm" svg:y2="24.749cm" draw:start-shape="id337" draw:start-glue-point="2" draw:end-shape="id338" draw:end-glue-point="0" svg:d="m10779 23533-10 1216">
          <text:p/>
        </draw:connector>
        <draw:custom-shape draw:style-name="gr3" draw:text-style-name="P4" xml:id="id339" draw:id="id339" draw:layer="layout" svg:width="5.969cm" svg:height="1.878cm" svg:x="2.343cm" svg:y="28.559cm">
          <text:p text:style-name="P1"><text:span text:style-name="T7">11.1.4</text:span></text:p>
          <text:p text:style-name="P1"><text:span text:style-name="T3">Notes to</text:span></text:p>
          <text:p text:style-name="P1"><text:span text:style-name="T3">Be captured</text:span></text:p>
          <text:p text:style-name="P1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5.364cm" svg:y1="26.4cm" svg:x2="5.328cm" svg:y2="28.559cm" draw:start-shape="id336" draw:start-glue-point="2" draw:end-shape="id339" draw:end-glue-point="4" svg:d="m5364 26400-36 2159">
          <text:p/>
        </draw:connector>
        <draw:custom-shape draw:style-name="gr3" draw:text-style-name="P4" xml:id="id340" draw:id="id340" draw:layer="layout" svg:width="2.54cm" svg:height="1.27cm" svg:x="4.021cm" svg:y="31.399cm">
          <text:p text:style-name="P1"><text:span text:style-name="T7">11.1.4.1</text:span></text:p>
          <text:p text:style-name="P1"><text:span text:style-name="T3">N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328cm" svg:y1="30.437cm" svg:x2="5.291cm" svg:y2="31.399cm" draw:start-shape="id339" draw:start-glue-point="6" draw:end-shape="id340" draw:end-glue-point="0" svg:d="m5328 30437-37 962">
          <text:p/>
        </draw:connector>
        <draw:custom-shape draw:style-name="gr3" draw:text-style-name="P4" xml:id="id341" draw:id="id341" draw:layer="layout" svg:width="2.54cm" svg:height="1.27cm" svg:x="9.382cm" svg:y="28.859cm">
          <text:p text:style-name="P1"><text:span text:style-name="T8">11.1.4.2</text:span></text:p>
          <text:p text:style-name="P1"><text:span text:style-name="T3">Y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.312cm" svg:y1="29.498cm" svg:x2="9.382cm" svg:y2="29.494cm" draw:start-shape="id339" draw:start-glue-point="7" draw:end-shape="id341" draw:end-glue-point="3" svg:d="m8312 29498 1070-4">
          <text:p/>
        </draw:connector>
        <draw:custom-shape draw:style-name="gr3" draw:text-style-name="P4" xml:id="id342" draw:id="id342" draw:layer="layout" svg:width="4.191cm" svg:height="1.524cm" svg:x="8.601cm" svg:y="31.353cm">
          <text:p text:style-name="P1"><text:span text:style-name="T7">11.1.4.2.1</text:span></text:p>
          <text:p text:style-name="P1"><text:span text:style-name="T3">Capture</text:span></text:p>
          <text:p text:style-name="P1"><text:span text:style-name="T3">Any Not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652cm" svg:y1="30.129cm" svg:x2="10.696cm" svg:y2="31.353cm" draw:start-shape="id341" draw:start-glue-point="2" draw:end-shape="id342" svg:d="m10652 30129 44 1224">
          <text:p/>
        </draw:connector>
        <draw:custom-shape draw:style-name="gr3" draw:text-style-name="P5" xml:id="id344" draw:id="id344" draw:layer="layout" svg:width="4.191cm" svg:height="1.905cm" svg:x="16.34cm" svg:y="34.355cm">
          <text:p text:style-name="P1"><text:span text:style-name="T7">11.1.6</text:span></text:p>
          <text:p text:style-name="P1"><text:span text:style-name="T3">Capture</text:span></text:p>
          <text:p text:style-name="P1"><text:span text:style-name="T3">Child Weigh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3" draw:id="id343" draw:layer="layout" svg:width="4.191cm" svg:height="1.651cm" svg:x="8.593cm" svg:y="34.528cm">
          <text:p text:style-name="P1"><text:span text:style-name="T7">11.1.5</text:span></text:p>
          <text:p text:style-name="P1"><text:span text:style-name="T3">Capture</text:span></text:p>
          <text:p text:style-name="P1"><text:span text:style-name="T3">Child Height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346" draw:id="id346" draw:layer="layout" draw:type="line" svg:x1="10.696cm" svg:y1="32.877cm" svg:x2="10.688cm" svg:y2="34.528cm" draw:start-shape="id342" draw:start-glue-point="2" draw:end-shape="id343" draw:end-glue-point="0" svg:d="m10696 32877-8 1651">
          <text:p/>
        </draw:connector>
        <draw:connector draw:style-name="gr4" draw:text-style-name="P1" draw:layer="layout" draw:type="line" svg:x1="12.784cm" svg:y1="35.353cm" svg:x2="16.34cm" svg:y2="35.307cm" draw:start-shape="id343" draw:start-glue-point="1" draw:end-shape="id344" draw:end-glue-point="3" svg:d="m12784 35353 3556-46">
          <text:p/>
        </draw:connector>
        <draw:custom-shape draw:style-name="gr3" draw:text-style-name="P4" xml:id="id345" draw:id="id345" draw:layer="layout" svg:width="4.826cm" svg:height="1.27cm" svg:x="15.986cm" svg:y="38.211cm">
          <text:p text:style-name="P1"><text:span text:style-name="T3">Fini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" svg:x1="18.435cm" svg:y1="36.26cm" svg:x2="18.399cm" svg:y2="38.211cm" draw:start-shape="id344" draw:start-glue-point="2" draw:end-shape="id345" draw:end-glue-point="4" svg:d="m18435 36260-36 1951">
          <text:p/>
        </draw:connector>
        <draw:connector draw:style-name="gr27" draw:text-style-name="P1" draw:layer="layout" svg:x1="5.291cm" svg:y1="32.669cm" svg:x2="10.692cm" svg:y2="33.702cm" draw:start-shape="id340" draw:start-glue-point="2" draw:end-shape="id346" draw:end-glue-point="0" svg:d="m5291 32669v1033h5401">
          <text:p/>
        </draw:connector>
        <draw:connector draw:style-name="gr4" draw:text-style-name="P1" draw:layer="layout" draw:line-skew="0.906cm" svg:x1="17.672cm" svg:y1="18.291cm" svg:x2="5.327cm" svg:y2="21.874cm" draw:start-shape="id326" draw:start-glue-point="6" draw:end-shape="id335" svg:d="m17672 18291v2697h-12345v886">
          <text:p/>
        </draw:connector>
        <draw:connector draw:style-name="gr4" draw:text-style-name="P1" draw:layer="layout" svg:x1="10.769cm" svg:y1="26.527cm" svg:x2="5.328cm" svg:y2="28.559cm" draw:start-shape="id338" draw:start-glue-point="2" draw:end-shape="id339" draw:end-glue-point="4" svg:d="m10769 26527v1016h-5441v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obab </meta:initial-creator>
    <meta:creation-date>2012-12-06T12:45:26</meta:creation-date>
    <dc:date>2012-12-06T15:12:13</dc:date>
    <dc:creator>Baobab </dc:creator>
    <meta:editing-duration>PT59M9S</meta:editing-duration>
    <meta:editing-cycles>8</meta:editing-cycles>
    <meta:generator>LibreOffice/3.5$Linux_X86_64 LibreOffice_project/350m1$Build-2</meta:generator>
    <meta:document-statistic meta:object-count="886"/>
  </office:meta>
</office:document-meta>
</file>